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143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5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end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22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008in solid #000000" fo:border-top="0.0346in solid #000000"/>
    </style:style>
    <style:style style:name="ce23" style:family="table-cell" style:parent-style-name="Default">
      <style:table-cell-properties fo:background-color="#cccccc" fo:border="0.0008in solid #000000" fo:padding-bottom="0.0193in" fo:padding-left="0.0138in" fo:padding-right="0.0138in" fo:padding-top="0.0193in"/>
    </style:style>
    <style:style style:name="ce24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26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27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346in solid #000000"/>
    </style:style>
    <style:style style:name="ce28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29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EXT4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number-columns-repeated="2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5"/>
        <table:table-column table:style-name="co9" table:default-cell-style-name="Default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number-columns-repeated="2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5"/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7747">
            <text:p>367747</text:p>
          </table:table-cell>
          <table:table-cell office:value-type="float" office:value="524351">
            <text:p>524351</text:p>
          </table:table-cell>
          <table:table-cell office:value-type="float" office:value="1047367">
            <text:p>1047367</text:p>
          </table:table-cell>
          <table:table-cell table:number-columns-repeated="2" office:value-type="float" office:value="1186265">
            <text:p>1186265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4617">
            <text:p>304617</text:p>
          </table:table-cell>
          <table:table-cell office:value-type="float" office:value="633659">
            <text:p>633659</text:p>
          </table:table-cell>
          <table:table-cell office:value-type="float" office:value="1451534">
            <text:p>1451534</text:p>
          </table:table-cell>
          <table:table-cell table:number-columns-repeated="2" office:value-type="float" office:value="1824097">
            <text:p>1824097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1811">
            <text:p>361811</text:p>
          </table:table-cell>
          <table:table-cell office:value-type="float" office:value="470229">
            <text:p>470229</text:p>
          </table:table-cell>
          <table:table-cell office:value-type="float" office:value="1085345">
            <text:p>1085345</text:p>
          </table:table-cell>
          <table:table-cell table:number-columns-repeated="2" office:value-type="float" office:value="1232105">
            <text:p>1232105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49071">
            <text:p>249071</text:p>
          </table:table-cell>
          <table:table-cell office:value-type="float" office:value="609403">
            <text:p>609403</text:p>
          </table:table-cell>
          <table:table-cell office:value-type="float" office:value="1451504">
            <text:p>1451504</text:p>
          </table:table-cell>
          <table:table-cell table:number-columns-repeated="2" office:value-type="float" office:value="1881545">
            <text:p>1881545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7888">
            <text:p>347888</text:p>
          </table:table-cell>
          <table:table-cell office:value-type="float" office:value="520818">
            <text:p>520818</text:p>
          </table:table-cell>
          <table:table-cell office:value-type="float" office:value="1231068">
            <text:p>1231068</text:p>
          </table:table-cell>
          <table:table-cell table:number-columns-repeated="2" office:value-type="float" office:value="1390185">
            <text:p>1390185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9760">
            <text:p>329760</text:p>
          </table:table-cell>
          <table:table-cell office:value-type="float" office:value="633028">
            <text:p>633028</text:p>
          </table:table-cell>
          <table:table-cell office:value-type="float" office:value="1452347">
            <text:p>1452347</text:p>
          </table:table-cell>
          <table:table-cell table:number-columns-repeated="2" office:value-type="float" office:value="1782640">
            <text:p>1782640</text:p>
          </table:table-cell>
          <table:table-cell office:value-type="float" office:value="1523806">
            <text:p>1523806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7736">
            <text:p>407736</text:p>
          </table:table-cell>
          <table:table-cell office:value-type="float" office:value="620992">
            <text:p>620992</text:p>
          </table:table-cell>
          <table:table-cell office:value-type="float" office:value="1488832">
            <text:p>1488832</text:p>
          </table:table-cell>
          <table:table-cell table:number-columns-repeated="2" office:value-type="float" office:value="1733638">
            <text:p>173363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758">
            <text:p>310758</text:p>
          </table:table-cell>
          <table:table-cell office:value-type="float" office:value="582196">
            <text:p>582196</text:p>
          </table:table-cell>
          <table:table-cell office:value-type="float" office:value="1388321">
            <text:p>1388321</text:p>
          </table:table-cell>
          <table:table-cell table:number-columns-repeated="2" office:value-type="float" office:value="1826819">
            <text:p>1826819</text:p>
          </table:table-cell>
          <table:table-cell office:value-type="float" office:value="1488372">
            <text:p>1488372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5363">
            <text:p>385363</text:p>
          </table:table-cell>
          <table:table-cell office:value-type="float" office:value="587512">
            <text:p>587512</text:p>
          </table:table-cell>
          <table:table-cell office:value-type="float" office:value="1360757">
            <text:p>1360757</text:p>
          </table:table-cell>
          <table:table-cell table:number-columns-repeated="2" office:value-type="float" office:value="1731165">
            <text:p>1731165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4961">
            <text:p>334961</text:p>
          </table:table-cell>
          <table:table-cell office:value-type="float" office:value="520797">
            <text:p>520797</text:p>
          </table:table-cell>
          <table:table-cell office:value-type="float" office:value="1360552">
            <text:p>1360552</text:p>
          </table:table-cell>
          <table:table-cell table:number-columns-repeated="2" office:value-type="float" office:value="1883021">
            <text:p>1883021</text:p>
          </table:table-cell>
          <table:table-cell office:value-type="float" office:value="1454545">
            <text:p>1454545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0152">
            <text:p>410152</text:p>
          </table:table-cell>
          <table:table-cell office:value-type="float" office:value="604135">
            <text:p>604135</text:p>
          </table:table-cell>
          <table:table-cell office:value-type="float" office:value="1454257">
            <text:p>1454257</text:p>
          </table:table-cell>
          <table:table-cell table:number-columns-repeated="2" office:value-type="float" office:value="1686988">
            <text:p>1686988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1714">
            <text:p>321714</text:p>
          </table:table-cell>
          <table:table-cell office:value-type="float" office:value="616007">
            <text:p>616007</text:p>
          </table:table-cell>
          <table:table-cell office:value-type="float" office:value="1524583">
            <text:p>1524583</text:p>
          </table:table-cell>
          <table:table-cell table:number-columns-repeated="2" office:value-type="float" office:value="1336090">
            <text:p>1336090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5042">
            <text:p>405042</text:p>
          </table:table-cell>
          <table:table-cell office:value-type="float" office:value="659035">
            <text:p>659035</text:p>
          </table:table-cell>
          <table:table-cell office:value-type="float" office:value="1491918">
            <text:p>1491918</text:p>
          </table:table-cell>
          <table:table-cell table:number-columns-repeated="2" office:value-type="float" office:value="1685741">
            <text:p>1685741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0552">
            <text:p>340552</text:p>
          </table:table-cell>
          <table:table-cell office:value-type="float" office:value="640109">
            <text:p>640109</text:p>
          </table:table-cell>
          <table:table-cell office:value-type="float" office:value="1454745">
            <text:p>1454745</text:p>
          </table:table-cell>
          <table:table-cell table:number-columns-repeated="2" office:value-type="float" office:value="1773439">
            <text:p>1773439</text:p>
          </table:table-cell>
          <table:table-cell office:value-type="float" office:value="1454545">
            <text:p>1454545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3643">
            <text:p>423643</text:p>
          </table:table-cell>
          <table:table-cell office:value-type="float" office:value="702723">
            <text:p>702723</text:p>
          </table:table-cell>
          <table:table-cell office:value-type="float" office:value="1638474">
            <text:p>1638474</text:p>
          </table:table-cell>
          <table:table-cell table:number-columns-repeated="2" office:value-type="float" office:value="1943148">
            <text:p>194314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53">
            <text:p>312253</text:p>
          </table:table-cell>
          <table:table-cell office:value-type="float" office:value="610016">
            <text:p>610016</text:p>
          </table:table-cell>
          <table:table-cell office:value-type="float" office:value="1487044">
            <text:p>1487044</text:p>
          </table:table-cell>
          <table:table-cell table:number-columns-repeated="2" office:value-type="float" office:value="1880831">
            <text:p>1880831</text:p>
          </table:table-cell>
          <table:table-cell office:value-type="float" office:value="1488372">
            <text:p>1488372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8571">
            <text:p>418571</text:p>
          </table:table-cell>
          <table:table-cell office:value-type="float" office:value="696422">
            <text:p>696422</text:p>
          </table:table-cell>
          <table:table-cell office:value-type="float" office:value="1565425">
            <text:p>1565425</text:p>
          </table:table-cell>
          <table:table-cell table:number-columns-repeated="2" office:value-type="float" office:value="1877324">
            <text:p>187732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3945">
            <text:p>343945</text:p>
          </table:table-cell>
          <table:table-cell office:value-type="float" office:value="660175">
            <text:p>660175</text:p>
          </table:table-cell>
          <table:table-cell office:value-type="float" office:value="1522556">
            <text:p>1522556</text:p>
          </table:table-cell>
          <table:table-cell table:number-columns-repeated="2" office:value-type="float" office:value="1826339">
            <text:p>1826339</text:p>
          </table:table-cell>
          <table:table-cell office:value-type="float" office:value="1560976">
            <text:p>1560976</text:p>
          </table:table-cell>
        </table:table-row>
        <table:table-row table:style-name="ro2">
          <table:table-cell table:style-name="ce3" office:value-type="string">
            <text:p>ext4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1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83372">
            <text:p>383372</text:p>
          </table:table-cell>
          <table:table-cell table:style-name="ce21" office:value-type="float" office:value="633140">
            <text:p>633140</text:p>
          </table:table-cell>
          <table:table-cell table:style-name="ce21" office:value-type="float" office:value="1523493">
            <text:p>1523493</text:p>
          </table:table-cell>
          <table:table-cell table:style-name="ce21" office:value-type="float" office:value="1941083">
            <text:p>1941083</text:p>
          </table:table-cell>
          <table:table-cell table:style-name="ce21" office:value-type="float" office:value="1941083">
            <text:p>1941083</text:p>
          </table:table-cell>
          <table:table-cell table:style-name="ce26" office:value-type="float" office:value="1684212">
            <text:p>1684212</text:p>
          </table:table-cell>
          <table:table-cell/>
          <table:table-cell table:style-name="ce3" office:value-type="string">
            <text:p>ext4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1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26526">
            <text:p>326526</text:p>
          </table:table-cell>
          <table:table-cell table:style-name="ce21" office:value-type="float" office:value="608933">
            <text:p>608933</text:p>
          </table:table-cell>
          <table:table-cell table:style-name="ce21" office:value-type="float" office:value="1422836">
            <text:p>1422836</text:p>
          </table:table-cell>
          <table:table-cell table:style-name="ce21" office:value-type="float" office:value="1734923">
            <text:p>1734923</text:p>
          </table:table-cell>
          <table:table-cell table:style-name="ce21" office:value-type="float" office:value="1734923">
            <text:p>1734923</text:p>
          </table:table-cell>
          <table:table-cell table:style-name="ce26" office:value-type="float" office:value="1488368">
            <text:p>1488368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2:.E11])" office:value-type="float" office:value="3911325">
            <text:p>3911325</text:p>
          </table:table-cell>
          <table:table-cell table:style-name="ce22" table:formula="of:=SUM([.F2:.F11])" office:value-type="float" office:value="6019357">
            <text:p>6019357</text:p>
          </table:table-cell>
          <table:table-cell table:style-name="ce22" table:formula="of:=SUM([.G2:.G11])" office:value-type="float" office:value="13886936">
            <text:p>13886936</text:p>
          </table:table-cell>
          <table:table-cell table:style-name="ce22" table:formula="of:=SUM([.H2:.H11])" office:value-type="float" office:value="16407642">
            <text:p>16407642</text:p>
          </table:table-cell>
          <table:table-cell table:style-name="ce22" table:formula="of:=SUM([.I2:.I11])" office:value-type="float" office:value="16407642">
            <text:p>16407642</text:p>
          </table:table-cell>
          <table:table-cell table:style-name="ce27" table:formula="of:=SUM([.J2:.J11])" office:value-type="float" office:value="14633934">
            <text:p>14633934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2:.P11])" office:value-type="float" office:value="3174157">
            <text:p>3174157</text:p>
          </table:table-cell>
          <table:table-cell table:style-name="ce22" table:formula="of:=SUM([.Q2:.Q11])" office:value-type="float" office:value="6114323">
            <text:p>6114323</text:p>
          </table:table-cell>
          <table:table-cell table:style-name="ce22" table:formula="of:=SUM([.R2:.R11])" office:value-type="float" office:value="14516022">
            <text:p>14516022</text:p>
          </table:table-cell>
          <table:table-cell table:style-name="ce22" table:formula="of:=SUM([.S2:.S11])" office:value-type="float" office:value="17749744">
            <text:p>17749744</text:p>
          </table:table-cell>
          <table:table-cell table:style-name="ce22" table:formula="of:=SUM([.T2:.T11])" office:value-type="float" office:value="17749744">
            <text:p>17749744</text:p>
          </table:table-cell>
          <table:table-cell table:style-name="ce27" table:formula="of:=SUM([.U2:.U11])" office:value-type="float" office:value="15030414">
            <text:p>15030414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12]/10" office:value-type="float" office:value="391132.5">
            <text:p>391132.5</text:p>
          </table:table-cell>
          <table:table-cell table:style-name="ce23" table:formula="of:=[.F12]/10" office:value-type="float" office:value="601935.7">
            <text:p>601935.7</text:p>
          </table:table-cell>
          <table:table-cell table:style-name="ce23" table:formula="of:=[.G12]/10" office:value-type="float" office:value="1388693.6">
            <text:p>1388693.6</text:p>
          </table:table-cell>
          <table:table-cell table:style-name="ce23" table:formula="of:=[.H12]/10" office:value-type="float" office:value="1640764.2">
            <text:p>1640764.2</text:p>
          </table:table-cell>
          <table:table-cell table:style-name="ce23" table:formula="of:=[.I12]/10" office:value-type="float" office:value="1640764.2">
            <text:p>1640764.2</text:p>
          </table:table-cell>
          <table:table-cell table:style-name="ce28" table:formula="of:=[.J12]/10" office:value-type="float" office:value="1463393.4">
            <text:p>1463393.4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12]/10" office:value-type="float" office:value="317415.7">
            <text:p>317415.7</text:p>
          </table:table-cell>
          <table:table-cell table:style-name="ce23" table:formula="of:=[.Q12]/10" office:value-type="float" office:value="611432.3">
            <text:p>611432.3</text:p>
          </table:table-cell>
          <table:table-cell table:style-name="ce23" table:formula="of:=[.R12]/10" office:value-type="float" office:value="1451602.2">
            <text:p>1451602.2</text:p>
          </table:table-cell>
          <table:table-cell table:style-name="ce23" table:formula="of:=[.S12]/10" office:value-type="float" office:value="1774974.4">
            <text:p>1774974.4</text:p>
          </table:table-cell>
          <table:table-cell table:style-name="ce23" table:formula="of:=[.T12]/10" office:value-type="float" office:value="1774974.4">
            <text:p>1774974.4</text:p>
          </table:table-cell>
          <table:table-cell table:style-name="ce28" table:formula="of:=[.U12]/10" office:value-type="float" office:value="1503041.4">
            <text:p>1503041.4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2:.E11])" office:value-type="float" office:value="25843.3892653851">
            <text:p>25843.39</text:p>
          </table:table-cell>
          <table:table-cell table:style-name="ce23" table:formula="of:=STDEV([.F2:.F11])" office:value-type="float" office:value="77346.2083334837">
            <text:p>77346.21</text:p>
          </table:table-cell>
          <table:table-cell table:style-name="ce23" table:formula="of:=STDEV([.G2:.G11])" office:value-type="float" office:value="203012.630675587">
            <text:p>203012.63</text:p>
          </table:table-cell>
          <table:table-cell table:style-name="ce23" table:formula="of:=STDEV([.H2:.H11])" office:value-type="float" office:value="277870.290027879">
            <text:p>277870.29</text:p>
          </table:table-cell>
          <table:table-cell table:style-name="ce23" table:formula="of:=STDEV([.I2:.I11])" office:value-type="float" office:value="277870.290027879">
            <text:p>277870.29</text:p>
          </table:table-cell>
          <table:table-cell table:style-name="ce28" table:formula="of:=STDEV([.J2:.J11])" office:value-type="float" office:value="148917.309962572">
            <text:p>148917.31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2:.P11])" office:value-type="float" office:value="27297.8785502545">
            <text:p>27297.88</text:p>
          </table:table-cell>
          <table:table-cell table:style-name="ce23" table:formula="of:=STDEV([.Q2:.Q11])" office:value-type="float" office:value="38386.0819193913">
            <text:p>38386.08</text:p>
          </table:table-cell>
          <table:table-cell table:style-name="ce23" table:formula="of:=STDEV([.R2:.R11])" office:value-type="float" office:value="52439.7535374325">
            <text:p>52439.75</text:p>
          </table:table-cell>
          <table:table-cell table:style-name="ce23" table:formula="of:=STDEV([.S2:.S11])" office:value-type="float" office:value="162022.270387746">
            <text:p>162022.27</text:p>
          </table:table-cell>
          <table:table-cell table:style-name="ce23" table:formula="of:=STDEV([.T2:.T11])" office:value-type="float" office:value="162022.270387746">
            <text:p>162022.27</text:p>
          </table:table-cell>
          <table:table-cell table:style-name="ce28" table:formula="of:=STDEV([.U2:.U11])" office:value-type="float" office:value="34044.2255087245">
            <text:p>34044.23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14];10)" office:value-type="float" office:value="16017.6042845987">
            <text:p>16017.6</text:p>
          </table:table-cell>
          <table:table-cell table:style-name="ce24" table:formula="of:=CONFIDENCE(0.05;[.F14];10)" office:value-type="float" office:value="47938.7956926869">
            <text:p>47938.8</text:p>
          </table:table-cell>
          <table:table-cell table:style-name="ce24" table:formula="of:=CONFIDENCE(0.05;[.G14];10)" office:value-type="float" office:value="125826.219987809">
            <text:p>125826.22</text:p>
          </table:table-cell>
          <table:table-cell table:style-name="ce24" table:formula="of:=CONFIDENCE(0.05;[.H14];10)" office:value-type="float" office:value="172222.625384307">
            <text:p>172222.63</text:p>
          </table:table-cell>
          <table:table-cell table:style-name="ce24" table:formula="of:=CONFIDENCE(0.05;[.I14];10)" office:value-type="float" office:value="172222.625384307">
            <text:p>172222.63</text:p>
          </table:table-cell>
          <table:table-cell table:style-name="ce29" table:formula="of:=CONFIDENCE(0.05;[.J14];10)" office:value-type="float" office:value="92298.208938961">
            <text:p>92298.21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14];10)" office:value-type="float" office:value="16919.089517901">
            <text:p>16919.09</text:p>
          </table:table-cell>
          <table:table-cell table:style-name="ce24" table:formula="of:=CONFIDENCE(0.05;[.Q14];10)" office:value-type="float" office:value="23791.5028832747">
            <text:p>23791.5</text:p>
          </table:table-cell>
          <table:table-cell table:style-name="ce24" table:formula="of:=CONFIDENCE(0.05;[.R14];10)" office:value-type="float" office:value="32501.8987377762">
            <text:p>32501.9</text:p>
          </table:table-cell>
          <table:table-cell table:style-name="ce24" table:formula="of:=CONFIDENCE(0.05;[.S14];10)" office:value-type="float" office:value="100420.598309032">
            <text:p>100420.6</text:p>
          </table:table-cell>
          <table:table-cell table:style-name="ce24" table:formula="of:=CONFIDENCE(0.05;[.T14];10)" office:value-type="float" office:value="100420.598309032">
            <text:p>100420.6</text:p>
          </table:table-cell>
          <table:table-cell table:style-name="ce29" table:formula="of:=CONFIDENCE(0.05;[.U14];10)" office:value-type="float" office:value="21100.4418489637">
            <text:p>21100.44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8250">
            <text:p>478250</text:p>
          </table:table-cell>
          <table:table-cell office:value-type="float" office:value="720762">
            <text:p>720762</text:p>
          </table:table-cell>
          <table:table-cell office:value-type="float" office:value="1370473">
            <text:p>1370473</text:p>
          </table:table-cell>
          <table:table-cell table:number-columns-repeated="2" office:value-type="float" office:value="1370761">
            <text:p>1370761</text:p>
          </table:table-cell>
          <table:table-cell office:value-type="float" office:value="1147459">
            <text:p>114745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29375">
            <text:p>229375</text:p>
          </table:table-cell>
          <table:table-cell office:value-type="float" office:value="625940">
            <text:p>625940</text:p>
          </table:table-cell>
          <table:table-cell office:value-type="float" office:value="1313345">
            <text:p>1313345</text:p>
          </table:table-cell>
          <table:table-cell table:number-columns-repeated="2" office:value-type="float" office:value="1316989">
            <text:p>1316989</text:p>
          </table:table-cell>
          <table:table-cell office:value-type="float" office:value="1129424">
            <text:p>1129424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1861">
            <text:p>481861</text:p>
          </table:table-cell>
          <table:table-cell office:value-type="float" office:value="686125">
            <text:p>686125</text:p>
          </table:table-cell>
          <table:table-cell office:value-type="float" office:value="1346980">
            <text:p>1346980</text:p>
          </table:table-cell>
          <table:table-cell table:number-columns-repeated="2" office:value-type="float" office:value="1336544">
            <text:p>1336544</text:p>
          </table:table-cell>
          <table:table-cell office:value-type="float" office:value="1150238">
            <text:p>115023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2959">
            <text:p>362959</text:p>
          </table:table-cell>
          <table:table-cell office:value-type="float" office:value="617216">
            <text:p>617216</text:p>
          </table:table-cell>
          <table:table-cell office:value-type="float" office:value="1297381">
            <text:p>1297381</text:p>
          </table:table-cell>
          <table:table-cell table:number-columns-repeated="2" office:value-type="float" office:value="1298591">
            <text:p>1298591</text:p>
          </table:table-cell>
          <table:table-cell office:value-type="float" office:value="1095974">
            <text:p>1095974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2015">
            <text:p>472015</text:p>
          </table:table-cell>
          <table:table-cell office:value-type="float" office:value="666700">
            <text:p>666700</text:p>
          </table:table-cell>
          <table:table-cell office:value-type="float" office:value="1312345">
            <text:p>1312345</text:p>
          </table:table-cell>
          <table:table-cell table:number-columns-repeated="2" office:value-type="float" office:value="1307974">
            <text:p>1307974</text:p>
          </table:table-cell>
          <table:table-cell office:value-type="float" office:value="1096268">
            <text:p>109626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9977">
            <text:p>369977</text:p>
          </table:table-cell>
          <table:table-cell office:value-type="float" office:value="616716">
            <text:p>616716</text:p>
          </table:table-cell>
          <table:table-cell office:value-type="float" office:value="1289874">
            <text:p>1289874</text:p>
          </table:table-cell>
          <table:table-cell table:number-columns-repeated="2" office:value-type="float" office:value="1291220">
            <text:p>1291220</text:p>
          </table:table-cell>
          <table:table-cell office:value-type="float" office:value="1096781">
            <text:p>1096781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9699">
            <text:p>479699</text:p>
          </table:table-cell>
          <table:table-cell office:value-type="float" office:value="681331">
            <text:p>681331</text:p>
          </table:table-cell>
          <table:table-cell office:value-type="float" office:value="1343003">
            <text:p>1343003</text:p>
          </table:table-cell>
          <table:table-cell table:number-columns-repeated="2" office:value-type="float" office:value="1340585">
            <text:p>1340585</text:p>
          </table:table-cell>
          <table:table-cell office:value-type="float" office:value="1114103">
            <text:p>111410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7743">
            <text:p>367743</text:p>
          </table:table-cell>
          <table:table-cell office:value-type="float" office:value="606618">
            <text:p>606618</text:p>
          </table:table-cell>
          <table:table-cell office:value-type="float" office:value="1285271">
            <text:p>1285271</text:p>
          </table:table-cell>
          <table:table-cell table:number-columns-repeated="2" office:value-type="float" office:value="1287344">
            <text:p>1287344</text:p>
          </table:table-cell>
          <table:table-cell office:value-type="float" office:value="1098252">
            <text:p>1098252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4458">
            <text:p>474458</text:p>
          </table:table-cell>
          <table:table-cell office:value-type="float" office:value="726458">
            <text:p>726458</text:p>
          </table:table-cell>
          <table:table-cell office:value-type="float" office:value="1339275">
            <text:p>1339275</text:p>
          </table:table-cell>
          <table:table-cell table:number-columns-repeated="2" office:value-type="float" office:value="1339193">
            <text:p>1339193</text:p>
          </table:table-cell>
          <table:table-cell office:value-type="float" office:value="1145614">
            <text:p>114561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0396">
            <text:p>350396</text:p>
          </table:table-cell>
          <table:table-cell office:value-type="float" office:value="589485">
            <text:p>589485</text:p>
          </table:table-cell>
          <table:table-cell office:value-type="float" office:value="1296357">
            <text:p>1296357</text:p>
          </table:table-cell>
          <table:table-cell table:number-columns-repeated="2" office:value-type="float" office:value="1300551">
            <text:p>1300551</text:p>
          </table:table-cell>
          <table:table-cell office:value-type="float" office:value="1080293">
            <text:p>108029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95370">
            <text:p>495370</text:p>
          </table:table-cell>
          <table:table-cell office:value-type="float" office:value="720555">
            <text:p>720555</text:p>
          </table:table-cell>
          <table:table-cell office:value-type="float" office:value="1371248">
            <text:p>1371248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66473">
            <text:p>116647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70804">
            <text:p>370804</text:p>
          </table:table-cell>
          <table:table-cell office:value-type="float" office:value="644024">
            <text:p>644024</text:p>
          </table:table-cell>
          <table:table-cell office:value-type="float" office:value="1321422">
            <text:p>1321422</text:p>
          </table:table-cell>
          <table:table-cell table:number-columns-repeated="2" office:value-type="float" office:value="1324388">
            <text:p>1324388</text:p>
          </table:table-cell>
          <table:table-cell office:value-type="float" office:value="1116875">
            <text:p>1116875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5577">
            <text:p>475577</text:p>
          </table:table-cell>
          <table:table-cell office:value-type="float" office:value="678146">
            <text:p>678146</text:p>
          </table:table-cell>
          <table:table-cell office:value-type="float" office:value="1310272">
            <text:p>1310272</text:p>
          </table:table-cell>
          <table:table-cell table:number-columns-repeated="2" office:value-type="float" office:value="1308993">
            <text:p>1308993</text:p>
          </table:table-cell>
          <table:table-cell office:value-type="float" office:value="1136002">
            <text:p>113600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679">
            <text:p>352679</text:p>
          </table:table-cell>
          <table:table-cell office:value-type="float" office:value="586451">
            <text:p>586451</text:p>
          </table:table-cell>
          <table:table-cell office:value-type="float" office:value="1271110">
            <text:p>1271110</text:p>
          </table:table-cell>
          <table:table-cell table:number-columns-repeated="2" office:value-type="float" office:value="1283963">
            <text:p>1283963</text:p>
          </table:table-cell>
          <table:table-cell office:value-type="float" office:value="1077345">
            <text:p>1077345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6227">
            <text:p>476227</text:p>
          </table:table-cell>
          <table:table-cell office:value-type="float" office:value="669615">
            <text:p>669615</text:p>
          </table:table-cell>
          <table:table-cell office:value-type="float" office:value="1315957">
            <text:p>1315957</text:p>
          </table:table-cell>
          <table:table-cell table:number-columns-repeated="2" office:value-type="float" office:value="1315457">
            <text:p>1315457</text:p>
          </table:table-cell>
          <table:table-cell office:value-type="float" office:value="1114804">
            <text:p>111480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1942">
            <text:p>351942</text:p>
          </table:table-cell>
          <table:table-cell office:value-type="float" office:value="592699">
            <text:p>592699</text:p>
          </table:table-cell>
          <table:table-cell office:value-type="float" office:value="1264267">
            <text:p>1264267</text:p>
          </table:table-cell>
          <table:table-cell table:number-columns-repeated="2" office:value-type="float" office:value="1260211">
            <text:p>1260211</text:p>
          </table:table-cell>
          <table:table-cell office:value-type="float" office:value="1108393">
            <text:p>110839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7900">
            <text:p>477900</text:p>
          </table:table-cell>
          <table:table-cell office:value-type="float" office:value="715543">
            <text:p>715543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1162">
            <text:p>1361162</text:p>
          </table:table-cell>
          <table:table-cell office:value-type="float" office:value="1130184">
            <text:p>11301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408">
            <text:p>352408</text:p>
          </table:table-cell>
          <table:table-cell office:value-type="float" office:value="593806">
            <text:p>593806</text:p>
          </table:table-cell>
          <table:table-cell office:value-type="float" office:value="1276287">
            <text:p>1276287</text:p>
          </table:table-cell>
          <table:table-cell table:number-columns-repeated="2" office:value-type="float" office:value="1272419">
            <text:p>1272419</text:p>
          </table:table-cell>
          <table:table-cell office:value-type="float" office:value="1089162">
            <text:p>1089162</text:p>
          </table:table-cell>
        </table:table-row>
        <table:table-row table:style-name="ro2">
          <table:table-cell table:style-name="ce3" office:value-type="string">
            <text:p>ext4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1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496203">
            <text:p>496203</text:p>
          </table:table-cell>
          <table:table-cell table:style-name="ce21" office:value-type="float" office:value="723635">
            <text:p>723635</text:p>
          </table:table-cell>
          <table:table-cell table:style-name="ce21" office:value-type="float" office:value="1377967">
            <text:p>1377967</text:p>
          </table:table-cell>
          <table:table-cell table:style-name="ce21" office:value-type="float" office:value="1374413">
            <text:p>1374413</text:p>
          </table:table-cell>
          <table:table-cell table:style-name="ce21" office:value-type="float" office:value="1374413">
            <text:p>1374413</text:p>
          </table:table-cell>
          <table:table-cell table:style-name="ce26" office:value-type="float" office:value="1129016">
            <text:p>1129016</text:p>
          </table:table-cell>
          <table:table-cell office:value-type="string">
            <text:p>'</text:p>
          </table:table-cell>
          <table:table-cell table:style-name="ce3" office:value-type="string">
            <text:p>ext4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1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377159">
            <text:p>377159</text:p>
          </table:table-cell>
          <table:table-cell table:style-name="ce21" office:value-type="float" office:value="635340">
            <text:p>635340</text:p>
          </table:table-cell>
          <table:table-cell table:style-name="ce21" office:value-type="float" office:value="1309305">
            <text:p>1309305</text:p>
          </table:table-cell>
          <table:table-cell table:style-name="ce21" office:value-type="float" office:value="1316166">
            <text:p>1316166</text:p>
          </table:table-cell>
          <table:table-cell table:style-name="ce21" office:value-type="float" office:value="1316166">
            <text:p>1316166</text:p>
          </table:table-cell>
          <table:table-cell table:style-name="ce26" office:value-type="float" office:value="1108562">
            <text:p>1108562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18:.E27])" office:value-type="float" office:value="4807560">
            <text:p>4807560</text:p>
          </table:table-cell>
          <table:table-cell table:style-name="ce22" table:formula="of:=SUM([.F18:.F27])" office:value-type="float" office:value="6988870">
            <text:p>6988870</text:p>
          </table:table-cell>
          <table:table-cell table:style-name="ce22" table:formula="of:=SUM([.G18:.G27])" office:value-type="float" office:value="13443697">
            <text:p>13443697</text:p>
          </table:table-cell>
          <table:table-cell table:style-name="ce22" table:formula="of:=SUM([.H18:.H27])" office:value-type="float" office:value="13429495">
            <text:p>13429495</text:p>
          </table:table-cell>
          <table:table-cell table:style-name="ce22" table:formula="of:=SUM([.I18:.I27])" office:value-type="float" office:value="13429495">
            <text:p>13429495</text:p>
          </table:table-cell>
          <table:table-cell table:style-name="ce27" table:formula="of:=SUM([.J18:.J27])" office:value-type="float" office:value="11330161">
            <text:p>11330161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18:.P27])" office:value-type="float" office:value="3485442">
            <text:p>3485442</text:p>
          </table:table-cell>
          <table:table-cell table:style-name="ce22" table:formula="of:=SUM([.Q18:.Q27])" office:value-type="float" office:value="6108295">
            <text:p>6108295</text:p>
          </table:table-cell>
          <table:table-cell table:style-name="ce22" table:formula="of:=SUM([.R18:.R27])" office:value-type="float" office:value="12924619">
            <text:p>12924619</text:p>
          </table:table-cell>
          <table:table-cell table:style-name="ce22" table:formula="of:=SUM([.S18:.S27])" office:value-type="float" office:value="12951842">
            <text:p>12951842</text:p>
          </table:table-cell>
          <table:table-cell table:style-name="ce22" table:formula="of:=SUM([.T18:.T27])" office:value-type="float" office:value="12951842">
            <text:p>12951842</text:p>
          </table:table-cell>
          <table:table-cell table:style-name="ce27" table:formula="of:=SUM([.U18:.U27])" office:value-type="float" office:value="11001061">
            <text:p>11001061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28]/10" office:value-type="float" office:value="480756">
            <text:p>480756</text:p>
          </table:table-cell>
          <table:table-cell table:style-name="ce23" table:formula="of:=[.F28]/10" office:value-type="float" office:value="698887">
            <text:p>698887</text:p>
          </table:table-cell>
          <table:table-cell table:style-name="ce23" table:formula="of:=[.G28]/10" office:value-type="float" office:value="1344369.7">
            <text:p>1344369.7</text:p>
          </table:table-cell>
          <table:table-cell table:style-name="ce23" table:formula="of:=[.H28]/10" office:value-type="float" office:value="1342949.5">
            <text:p>1342949.5</text:p>
          </table:table-cell>
          <table:table-cell table:style-name="ce23" table:formula="of:=[.I28]/10" office:value-type="float" office:value="1342949.5">
            <text:p>1342949.5</text:p>
          </table:table-cell>
          <table:table-cell table:style-name="ce28" table:formula="of:=[.J28]/10" office:value-type="float" office:value="1133016.1">
            <text:p>1133016.1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28]/10" office:value-type="float" office:value="348544.2">
            <text:p>348544.2</text:p>
          </table:table-cell>
          <table:table-cell table:style-name="ce23" table:formula="of:=[.Q28]/10" office:value-type="float" office:value="610829.5">
            <text:p>610829.5</text:p>
          </table:table-cell>
          <table:table-cell table:style-name="ce23" table:formula="of:=[.R28]/10" office:value-type="float" office:value="1292461.9">
            <text:p>1292461.9</text:p>
          </table:table-cell>
          <table:table-cell table:style-name="ce23" table:formula="of:=[.S28]/10" office:value-type="float" office:value="1295184.2">
            <text:p>1295184.2</text:p>
          </table:table-cell>
          <table:table-cell table:style-name="ce23" table:formula="of:=[.T28]/10" office:value-type="float" office:value="1295184.2">
            <text:p>1295184.2</text:p>
          </table:table-cell>
          <table:table-cell table:style-name="ce28" table:formula="of:=[.U28]/10" office:value-type="float" office:value="1100106.1">
            <text:p>1100106.1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18:.E27])" office:value-type="float" office:value="8382.24060472828">
            <text:p>8382.24</text:p>
          </table:table-cell>
          <table:table-cell table:style-name="ce23" table:formula="of:=STDEV([.F18:.F27])" office:value-type="float" office:value="24477.1720044072">
            <text:p>24477.17</text:p>
          </table:table-cell>
          <table:table-cell table:style-name="ce23" table:formula="of:=STDEV([.G18:.G27])" office:value-type="float" office:value="25170.9041953425">
            <text:p>25170.9</text:p>
          </table:table-cell>
          <table:table-cell table:style-name="ce23" table:formula="of:=STDEV([.H18:.H27])" office:value-type="float" office:value="26411.2307435471">
            <text:p>26411.23</text:p>
          </table:table-cell>
          <table:table-cell table:style-name="ce23" table:formula="of:=STDEV([.I18:.I27])" office:value-type="float" office:value="26411.2307435471">
            <text:p>26411.23</text:p>
          </table:table-cell>
          <table:table-cell table:style-name="ce28" table:formula="of:=STDEV([.J18:.J27])" office:value-type="float" office:value="20698.9222019462">
            <text:p>20698.92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18:.P27])" office:value-type="float" office:value="42944.8596453121">
            <text:p>42944.86</text:p>
          </table:table-cell>
          <table:table-cell table:style-name="ce23" table:formula="of:=STDEV([.Q18:.Q27])" office:value-type="float" office:value="20255.4661278272">
            <text:p>20255.47</text:p>
          </table:table-cell>
          <table:table-cell table:style-name="ce23" table:formula="of:=STDEV([.R18:.R27])" office:value-type="float" office:value="18763.8550377522">
            <text:p>18763.86</text:p>
          </table:table-cell>
          <table:table-cell table:style-name="ce23" table:formula="of:=STDEV([.S18:.S27])" office:value-type="float" office:value="20421.7585313095">
            <text:p>20421.76</text:p>
          </table:table-cell>
          <table:table-cell table:style-name="ce23" table:formula="of:=STDEV([.T18:.T27])" office:value-type="float" office:value="20421.7585313095">
            <text:p>20421.76</text:p>
          </table:table-cell>
          <table:table-cell table:style-name="ce28" table:formula="of:=STDEV([.U18:.U27])" office:value-type="float" office:value="16134.4296490455">
            <text:p>16134.43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30];10)" office:value-type="float" office:value="5195.27108639217">
            <text:p>5195.27</text:p>
          </table:table-cell>
          <table:table-cell table:style-name="ce24" table:formula="of:=CONFIDENCE(0.05;[.F30];10)" office:value-type="float" office:value="15170.8296131958">
            <text:p>15170.83</text:p>
          </table:table-cell>
          <table:table-cell table:style-name="ce24" table:formula="of:=CONFIDENCE(0.05;[.G30];10)" office:value-type="float" office:value="15600.8013788873">
            <text:p>15600.8</text:p>
          </table:table-cell>
          <table:table-cell table:style-name="ce24" table:formula="of:=CONFIDENCE(0.05;[.H30];10)" office:value-type="float" office:value="16369.5496119">
            <text:p>16369.55</text:p>
          </table:table-cell>
          <table:table-cell table:style-name="ce24" table:formula="of:=CONFIDENCE(0.05;[.I30];10)" office:value-type="float" office:value="16369.5496119">
            <text:p>16369.55</text:p>
          </table:table-cell>
          <table:table-cell table:style-name="ce29" table:formula="of:=CONFIDENCE(0.05;[.J30];10)" office:value-type="float" office:value="12829.0891548249">
            <text:p>12829.09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30];10)" office:value-type="float" office:value="26617.0106711811">
            <text:p>26617.01</text:p>
          </table:table-cell>
          <table:table-cell table:style-name="ce24" table:formula="of:=CONFIDENCE(0.05;[.Q30];10)" office:value-type="float" office:value="12554.2372830406">
            <text:p>12554.24</text:p>
          </table:table-cell>
          <table:table-cell table:style-name="ce24" table:formula="of:=CONFIDENCE(0.05;[.R30];10)" office:value-type="float" office:value="11629.7441392817">
            <text:p>11629.74</text:p>
          </table:table-cell>
          <table:table-cell table:style-name="ce24" table:formula="of:=CONFIDENCE(0.05;[.S30];10)" office:value-type="float" office:value="12657.3044886289">
            <text:p>12657.3</text:p>
          </table:table-cell>
          <table:table-cell table:style-name="ce24" table:formula="of:=CONFIDENCE(0.05;[.T30];10)" office:value-type="float" office:value="12657.3044886289">
            <text:p>12657.3</text:p>
          </table:table-cell>
          <table:table-cell table:style-name="ce29" table:formula="of:=CONFIDENCE(0.05;[.U30];10)" office:value-type="float" office:value="10000.0393455459">
            <text:p>10000.04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92409">
            <text:p>392409</text:p>
          </table:table-cell>
          <table:table-cell office:value-type="float" office:value="570972">
            <text:p>570972</text:p>
          </table:table-cell>
          <table:table-cell office:value-type="float" office:value="1491676">
            <text:p>1491676</text:p>
          </table:table-cell>
          <table:table-cell office:value-type="float" office:value="1831017">
            <text:p>1831017</text:p>
          </table:table-cell>
          <table:table-cell office:value-type="float" office:value="1488372">
            <text:p>1488372</text:p>
          </table:table-cell>
          <table:table-cell office:value-type="float" office:value="864864">
            <text:p>86486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671">
            <text:p>321671</text:p>
          </table:table-cell>
          <table:table-cell office:value-type="float" office:value="673437">
            <text:p>673437</text:p>
          </table:table-cell>
          <table:table-cell office:value-type="float" office:value="1523358">
            <text:p>1523358</text:p>
          </table:table-cell>
          <table:table-cell office:value-type="float" office:value="1878652">
            <text:p>1878652</text:p>
          </table:table-cell>
          <table:table-cell office:value-type="float" office:value="1523810">
            <text:p>1523810</text:p>
          </table:table-cell>
          <table:table-cell office:value-type="float" office:value="735632">
            <text:p>735632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612">
            <text:p>378612</text:p>
          </table:table-cell>
          <table:table-cell office:value-type="float" office:value="688642">
            <text:p>688642</text:p>
          </table:table-cell>
          <table:table-cell office:value-type="float" office:value="1598075">
            <text:p>1598075</text:p>
          </table:table-cell>
          <table:table-cell office:value-type="float" office:value="1933403">
            <text:p>1933403</text:p>
          </table:table-cell>
          <table:table-cell office:value-type="float" office:value="1523810">
            <text:p>1523810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65507">
            <text:p>265507</text:p>
          </table:table-cell>
          <table:table-cell office:value-type="float" office:value="666104">
            <text:p>666104</text:p>
          </table:table-cell>
          <table:table-cell office:value-type="float" office:value="1602398">
            <text:p>1602398</text:p>
          </table:table-cell>
          <table:table-cell office:value-type="float" office:value="2006144">
            <text:p>2006144</text:p>
          </table:table-cell>
          <table:table-cell office:value-type="float" office:value="1599996">
            <text:p>1599996</text:p>
          </table:table-cell>
          <table:table-cell office:value-type="float" office:value="853333">
            <text:p>85333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504">
            <text:p>470504</text:p>
          </table:table-cell>
          <table:table-cell office:value-type="float" office:value="890335">
            <text:p>890335</text:p>
          </table:table-cell>
          <table:table-cell office:value-type="float" office:value="1526921">
            <text:p>1526921</text:p>
          </table:table-cell>
          <table:table-cell office:value-type="float" office:value="1945039">
            <text:p>1945039</text:p>
          </table:table-cell>
          <table:table-cell office:value-type="float" office:value="1523806">
            <text:p>1523806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7018">
            <text:p>337018</text:p>
          </table:table-cell>
          <table:table-cell office:value-type="float" office:value="673298">
            <text:p>673298</text:p>
          </table:table-cell>
          <table:table-cell office:value-type="float" office:value="1602674">
            <text:p>1602674</text:p>
          </table:table-cell>
          <table:table-cell office:value-type="float" office:value="1941309">
            <text:p>1941309</text:p>
          </table:table-cell>
          <table:table-cell office:value-type="float" office:value="1600001">
            <text:p>1600001</text:p>
          </table:table-cell>
          <table:table-cell office:value-type="float" office:value="914284">
            <text:p>914284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5655">
            <text:p>355655</text:p>
          </table:table-cell>
          <table:table-cell office:value-type="float" office:value="673268">
            <text:p>673268</text:p>
          </table:table-cell>
          <table:table-cell office:value-type="float" office:value="1520817">
            <text:p>1520817</text:p>
          </table:table-cell>
          <table:table-cell office:value-type="float" office:value="1887929">
            <text:p>1887929</text:p>
          </table:table-cell>
          <table:table-cell office:value-type="float" office:value="1523810">
            <text:p>1523810</text:p>
          </table:table-cell>
          <table:table-cell office:value-type="float" office:value="888889">
            <text:p>88888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302">
            <text:p>300302</text:p>
          </table:table-cell>
          <table:table-cell office:value-type="float" office:value="634038">
            <text:p>634038</text:p>
          </table:table-cell>
          <table:table-cell office:value-type="float" office:value="1487072">
            <text:p>1487072</text:p>
          </table:table-cell>
          <table:table-cell office:value-type="float" office:value="1780487">
            <text:p>1780487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127">
            <text:p>410127</text:p>
          </table:table-cell>
          <table:table-cell office:value-type="float" office:value="702477">
            <text:p>702477</text:p>
          </table:table-cell>
          <table:table-cell office:value-type="float" office:value="1562538">
            <text:p>1562538</text:p>
          </table:table-cell>
          <table:table-cell office:value-type="float" office:value="1730908">
            <text:p>1730908</text:p>
          </table:table-cell>
          <table:table-cell office:value-type="float" office:value="1523810">
            <text:p>1523810</text:p>
          </table:table-cell>
          <table:table-cell office:value-type="float" office:value="876712">
            <text:p>87671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3249">
            <text:p>333249</text:p>
          </table:table-cell>
          <table:table-cell office:value-type="float" office:value="687664">
            <text:p>687664</text:p>
          </table:table-cell>
          <table:table-cell office:value-type="float" office:value="1643475">
            <text:p>1643475</text:p>
          </table:table-cell>
          <table:table-cell office:value-type="float" office:value="1937683">
            <text:p>1937683</text:p>
          </table:table-cell>
          <table:table-cell office:value-type="float" office:value="1600001">
            <text:p>1600001</text:p>
          </table:table-cell>
          <table:table-cell office:value-type="float" office:value="901408">
            <text:p>901408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4141">
            <text:p>424141</text:p>
          </table:table-cell>
          <table:table-cell office:value-type="float" office:value="659234">
            <text:p>659234</text:p>
          </table:table-cell>
          <table:table-cell office:value-type="float" office:value="1101787">
            <text:p>1101787</text:p>
          </table:table-cell>
          <table:table-cell office:value-type="float" office:value="1888046">
            <text:p>1888046</text:p>
          </table:table-cell>
          <table:table-cell office:value-type="float" office:value="1560976">
            <text:p>1560976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4794">
            <text:p>324794</text:p>
          </table:table-cell>
          <table:table-cell office:value-type="float" office:value="615333">
            <text:p>615333</text:p>
          </table:table-cell>
          <table:table-cell office:value-type="float" office:value="1522384">
            <text:p>1522384</text:p>
          </table:table-cell>
          <table:table-cell office:value-type="float" office:value="1886297">
            <text:p>1886297</text:p>
          </table:table-cell>
          <table:table-cell office:value-type="float" office:value="1488372">
            <text:p>1488372</text:p>
          </table:table-cell>
          <table:table-cell office:value-type="float" office:value="888889">
            <text:p>888889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313">
            <text:p>410313</text:p>
          </table:table-cell>
          <table:table-cell office:value-type="float" office:value="614939">
            <text:p>614939</text:p>
          </table:table-cell>
          <table:table-cell office:value-type="float" office:value="1392445">
            <text:p>1392445</text:p>
          </table:table-cell>
          <table:table-cell office:value-type="float" office:value="1886206">
            <text:p>1886206</text:p>
          </table:table-cell>
          <table:table-cell office:value-type="float" office:value="1488372">
            <text:p>1488372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6594">
            <text:p>326594</text:p>
          </table:table-cell>
          <table:table-cell office:value-type="float" office:value="639309">
            <text:p>639309</text:p>
          </table:table-cell>
          <table:table-cell office:value-type="float" office:value="1564779">
            <text:p>1564779</text:p>
          </table:table-cell>
          <table:table-cell office:value-type="float" office:value="2072453">
            <text:p>2072453</text:p>
          </table:table-cell>
          <table:table-cell office:value-type="float" office:value="1684207">
            <text:p>1684207</text:p>
          </table:table-cell>
          <table:table-cell office:value-type="float" office:value="901408">
            <text:p>901408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259">
            <text:p>429259</text:p>
          </table:table-cell>
          <table:table-cell office:value-type="float" office:value="694913">
            <text:p>694913</text:p>
          </table:table-cell>
          <table:table-cell office:value-type="float" office:value="1102373">
            <text:p>1102373</text:p>
          </table:table-cell>
          <table:table-cell office:value-type="float" office:value="1881223">
            <text:p>1881223</text:p>
          </table:table-cell>
          <table:table-cell office:value-type="float" office:value="1560972">
            <text:p>1560972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7852">
            <text:p>347852</text:p>
          </table:table-cell>
          <table:table-cell office:value-type="float" office:value="666484">
            <text:p>666484</text:p>
          </table:table-cell>
          <table:table-cell office:value-type="float" office:value="1487148">
            <text:p>1487148</text:p>
          </table:table-cell>
          <table:table-cell office:value-type="float" office:value="1933982">
            <text:p>1933982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2982">
            <text:p>412982</text:p>
          </table:table-cell>
          <table:table-cell office:value-type="float" office:value="703400">
            <text:p>703400</text:p>
          </table:table-cell>
          <table:table-cell office:value-type="float" office:value="1104466">
            <text:p>1104466</text:p>
          </table:table-cell>
          <table:table-cell office:value-type="float" office:value="1886653">
            <text:p>1886653</text:p>
          </table:table-cell>
          <table:table-cell office:value-type="float" office:value="1523810">
            <text:p>1523810</text:p>
          </table:table-cell>
          <table:table-cell office:value-type="float" office:value="771084">
            <text:p>7710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3481">
            <text:p>303481</text:p>
          </table:table-cell>
          <table:table-cell office:value-type="float" office:value="688814">
            <text:p>688814</text:p>
          </table:table-cell>
          <table:table-cell office:value-type="float" office:value="1598243">
            <text:p>1598243</text:p>
          </table:table-cell>
          <table:table-cell office:value-type="float" office:value="1773594">
            <text:p>1773594</text:p>
          </table:table-cell>
          <table:table-cell office:value-type="float" office:value="1560972">
            <text:p>1560972</text:p>
          </table:table-cell>
          <table:table-cell office:value-type="float" office:value="853333">
            <text:p>853333</text:p>
          </table:table-cell>
        </table:table-row>
        <table:table-row table:style-name="ro2">
          <table:table-cell table:style-name="ce3" office:value-type="string">
            <text:p>ext4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2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415799">
            <text:p>415799</text:p>
          </table:table-cell>
          <table:table-cell table:style-name="ce21" office:value-type="float" office:value="680871">
            <text:p>680871</text:p>
          </table:table-cell>
          <table:table-cell table:style-name="ce21" office:value-type="float" office:value="1556865">
            <text:p>1556865</text:p>
          </table:table-cell>
          <table:table-cell table:style-name="ce21" office:value-type="float" office:value="1832848">
            <text:p>1832848</text:p>
          </table:table-cell>
          <table:table-cell table:style-name="ce21" office:value-type="float" office:value="1560976">
            <text:p>1560976</text:p>
          </table:table-cell>
          <table:table-cell table:style-name="ce26" office:value-type="float" office:value="901408">
            <text:p>901408</text:p>
          </table:table-cell>
          <table:table-cell/>
          <table:table-cell table:style-name="ce3" office:value-type="string">
            <text:p>ext4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2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33204">
            <text:p>333204</text:p>
          </table:table-cell>
          <table:table-cell table:style-name="ce21" office:value-type="float" office:value="680505">
            <text:p>680505</text:p>
          </table:table-cell>
          <table:table-cell table:style-name="ce21" office:value-type="float" office:value="1595275">
            <text:p>1595275</text:p>
          </table:table-cell>
          <table:table-cell table:style-name="ce21" office:value-type="float" office:value="1935078">
            <text:p>1935078</text:p>
          </table:table-cell>
          <table:table-cell table:style-name="ce21" office:value-type="float" office:value="1560976">
            <text:p>1560976</text:p>
          </table:table-cell>
          <table:table-cell table:style-name="ce26" office:value-type="float" office:value="864864">
            <text:p>864864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34:.E43])" office:value-type="float" office:value="4099801">
            <text:p>4099801</text:p>
          </table:table-cell>
          <table:table-cell table:style-name="ce22" table:formula="of:=SUM([.F34:.F43])" office:value-type="float" office:value="6879051">
            <text:p>6879051</text:p>
          </table:table-cell>
          <table:table-cell table:style-name="ce22" table:formula="of:=SUM([.G34:.G43])" office:value-type="float" office:value="13957963">
            <text:p>13957963</text:p>
          </table:table-cell>
          <table:table-cell table:style-name="ce22" table:formula="of:=SUM([.H34:.H43])" office:value-type="float" office:value="18703272">
            <text:p>18703272</text:p>
          </table:table-cell>
          <table:table-cell table:style-name="ce22" table:formula="of:=SUM([.I34:.I43])" office:value-type="float" office:value="15278714">
            <text:p>15278714</text:p>
          </table:table-cell>
          <table:table-cell table:style-name="ce27" table:formula="of:=SUM([.J34:.J43])" office:value-type="float" office:value="8569625">
            <text:p>8569625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34:.P43])" office:value-type="float" office:value="3193672">
            <text:p>3193672</text:p>
          </table:table-cell>
          <table:table-cell table:style-name="ce22" table:formula="of:=SUM([.Q34:.Q43])" office:value-type="float" office:value="6624986">
            <text:p>6624986</text:p>
          </table:table-cell>
          <table:table-cell table:style-name="ce22" table:formula="of:=SUM([.R34:.R43])" office:value-type="float" office:value="15626806">
            <text:p>15626806</text:p>
          </table:table-cell>
          <table:table-cell table:style-name="ce22" table:formula="of:=SUM([.S34:.S43])" office:value-type="float" office:value="19145679">
            <text:p>19145679</text:p>
          </table:table-cell>
          <table:table-cell table:style-name="ce22" table:formula="of:=SUM([.T34:.T43])" office:value-type="float" office:value="15740287">
            <text:p>15740287</text:p>
          </table:table-cell>
          <table:table-cell table:style-name="ce27" table:formula="of:=SUM([.U34:.U43])" office:value-type="float" office:value="8619817">
            <text:p>8619817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44]/10" office:value-type="float" office:value="409980.1">
            <text:p>409980.1</text:p>
          </table:table-cell>
          <table:table-cell table:style-name="ce23" table:formula="of:=[.F44]/10" office:value-type="float" office:value="687905.1">
            <text:p>687905.1</text:p>
          </table:table-cell>
          <table:table-cell table:style-name="ce23" table:formula="of:=[.G44]/10" office:value-type="float" office:value="1395796.3">
            <text:p>1395796.3</text:p>
          </table:table-cell>
          <table:table-cell table:style-name="ce23" table:formula="of:=[.H44]/10" office:value-type="float" office:value="1870327.2">
            <text:p>1870327.2</text:p>
          </table:table-cell>
          <table:table-cell table:style-name="ce23" table:formula="of:=[.I44]/10" office:value-type="float" office:value="1527871.4">
            <text:p>1527871.4</text:p>
          </table:table-cell>
          <table:table-cell table:style-name="ce28" table:formula="of:=[.J44]/10" office:value-type="float" office:value="856962.5">
            <text:p>856962.5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44]/10" office:value-type="float" office:value="319367.2">
            <text:p>319367.2</text:p>
          </table:table-cell>
          <table:table-cell table:style-name="ce23" table:formula="of:=[.Q44]/10" office:value-type="float" office:value="662498.6">
            <text:p>662498.6</text:p>
          </table:table-cell>
          <table:table-cell table:style-name="ce23" table:formula="of:=[.R44]/10" office:value-type="float" office:value="1562680.6">
            <text:p>1562680.6</text:p>
          </table:table-cell>
          <table:table-cell table:style-name="ce23" table:formula="of:=[.S44]/10" office:value-type="float" office:value="1914567.9">
            <text:p>1914567.9</text:p>
          </table:table-cell>
          <table:table-cell table:style-name="ce23" table:formula="of:=[.T44]/10" office:value-type="float" office:value="1574028.7">
            <text:p>1574028.7</text:p>
          </table:table-cell>
          <table:table-cell table:style-name="ce28" table:formula="of:=[.U44]/10" office:value-type="float" office:value="861981.7">
            <text:p>861981.7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34:.E43])" office:value-type="float" office:value="30772.0484475044">
            <text:p>30772.05</text:p>
          </table:table-cell>
          <table:table-cell table:style-name="ce23" table:formula="of:=STDEV([.F34:.F43])" office:value-type="float" office:value="82706.3796766073">
            <text:p>82706.38</text:p>
          </table:table-cell>
          <table:table-cell table:style-name="ce23" table:formula="of:=STDEV([.G34:.G43])" office:value-type="float" office:value="209258.651418685">
            <text:p>209258.65</text:p>
          </table:table-cell>
          <table:table-cell table:style-name="ce23" table:formula="of:=STDEV([.H34:.H43])" office:value-type="float" office:value="60744.7033992814">
            <text:p>60744.7</text:p>
          </table:table-cell>
          <table:table-cell table:style-name="ce23" table:formula="of:=STDEV([.I34:.I43])" office:value-type="float" office:value="26854.3217304031">
            <text:p>26854.32</text:p>
          </table:table-cell>
          <table:table-cell table:style-name="ce28" table:formula="of:=STDEV([.J34:.J43])" office:value-type="float" office:value="65618.5142035217">
            <text:p>65618.51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34:.P43])" office:value-type="float" office:value="23830.0804623997">
            <text:p>23830.08</text:p>
          </table:table-cell>
          <table:table-cell table:style-name="ce23" table:formula="of:=STDEV([.Q34:.Q43])" office:value-type="float" office:value="24692.6510803878">
            <text:p>24692.65</text:p>
          </table:table-cell>
          <table:table-cell table:style-name="ce23" table:formula="of:=STDEV([.R34:.R43])" office:value-type="float" office:value="54393.7071160095">
            <text:p>54393.71</text:p>
          </table:table-cell>
          <table:table-cell table:style-name="ce23" table:formula="of:=STDEV([.S34:.S43])" office:value-type="float" office:value="91470.3209528157">
            <text:p>91470.32</text:p>
          </table:table-cell>
          <table:table-cell table:style-name="ce23" table:formula="of:=STDEV([.T34:.T43])" office:value-type="float" office:value="52390.9063632866">
            <text:p>52390.91</text:p>
          </table:table-cell>
          <table:table-cell table:style-name="ce28" table:formula="of:=STDEV([.U34:.U43])" office:value-type="float" office:value="50376.5311673557">
            <text:p>50376.53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46];10)" office:value-type="float" office:value="19072.3627615985">
            <text:p>19072.36</text:p>
          </table:table-cell>
          <table:table-cell table:style-name="ce24" table:formula="of:=CONFIDENCE(0.05;[.F46];10)" office:value-type="float" office:value="51261.0032634561">
            <text:p>51261</text:p>
          </table:table-cell>
          <table:table-cell table:style-name="ce24" table:formula="of:=CONFIDENCE(0.05;[.G46];10)" office:value-type="float" office:value="129697.472616053">
            <text:p>129697.47</text:p>
          </table:table-cell>
          <table:table-cell table:style-name="ce24" table:formula="of:=CONFIDENCE(0.05;[.H46];10)" office:value-type="float" office:value="37649.2654056886">
            <text:p>37649.27</text:p>
          </table:table-cell>
          <table:table-cell table:style-name="ce24" table:formula="of:=CONFIDENCE(0.05;[.I46];10)" office:value-type="float" office:value="16644.1752044123">
            <text:p>16644.18</text:p>
          </table:table-cell>
          <table:table-cell table:style-name="ce29" table:formula="of:=CONFIDENCE(0.05;[.J46];10)" office:value-type="float" office:value="40670.0291305491">
            <text:p>40670.03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46];10)" office:value-type="float" office:value="14769.7654900133">
            <text:p>14769.77</text:p>
          </table:table-cell>
          <table:table-cell table:style-name="ce24" table:formula="of:=CONFIDENCE(0.05;[.Q46];10)" office:value-type="float" office:value="15304.3824740542">
            <text:p>15304.38</text:p>
          </table:table-cell>
          <table:table-cell table:style-name="ce24" table:formula="of:=CONFIDENCE(0.05;[.R46];10)" office:value-type="float" office:value="33712.949459132">
            <text:p>33712.95</text:p>
          </table:table-cell>
          <table:table-cell table:style-name="ce24" table:formula="of:=CONFIDENCE(0.05;[.S46];10)" office:value-type="float" office:value="56692.850529859">
            <text:p>56692.85</text:p>
          </table:table-cell>
          <table:table-cell table:style-name="ce24" table:formula="of:=CONFIDENCE(0.05;[.T46];10)" office:value-type="float" office:value="32471.6235018985">
            <text:p>32471.62</text:p>
          </table:table-cell>
          <table:table-cell table:style-name="ce29" table:formula="of:=CONFIDENCE(0.05;[.U46];10)" office:value-type="float" office:value="31223.1237622629">
            <text:p>31223.12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737">
            <text:p>497737</text:p>
          </table:table-cell>
          <table:table-cell office:value-type="float" office:value="733860">
            <text:p>733860</text:p>
          </table:table-cell>
          <table:table-cell office:value-type="float" office:value="1322064">
            <text:p>1322064</text:p>
          </table:table-cell>
          <table:table-cell office:value-type="float" office:value="1325993">
            <text:p>1325993</text:p>
          </table:table-cell>
          <table:table-cell office:value-type="float" office:value="1164277">
            <text:p>1164277</text:p>
          </table:table-cell>
          <table:table-cell office:value-type="float" office:value="675399">
            <text:p>67539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29029">
            <text:p>229029</text:p>
          </table:table-cell>
          <table:table-cell office:value-type="float" office:value="663877">
            <text:p>663877</text:p>
          </table:table-cell>
          <table:table-cell office:value-type="float" office:value="1305134">
            <text:p>1305134</text:p>
          </table:table-cell>
          <table:table-cell office:value-type="float" office:value="1315613">
            <text:p>1315613</text:p>
          </table:table-cell>
          <table:table-cell office:value-type="float" office:value="1190092">
            <text:p>1190092</text:p>
          </table:table-cell>
          <table:table-cell office:value-type="float" office:value="608166">
            <text:p>608166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5963">
            <text:p>485963</text:p>
          </table:table-cell>
          <table:table-cell office:value-type="float" office:value="727094">
            <text:p>727094</text:p>
          </table:table-cell>
          <table:table-cell office:value-type="float" office:value="1312344">
            <text:p>1312344</text:p>
          </table:table-cell>
          <table:table-cell office:value-type="float" office:value="1314873">
            <text:p>1314873</text:p>
          </table:table-cell>
          <table:table-cell office:value-type="float" office:value="1172190">
            <text:p>1172190</text:p>
          </table:table-cell>
          <table:table-cell office:value-type="float" office:value="680193">
            <text:p>68019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7065">
            <text:p>387065</text:p>
          </table:table-cell>
          <table:table-cell office:value-type="float" office:value="672204">
            <text:p>672204</text:p>
          </table:table-cell>
          <table:table-cell office:value-type="float" office:value="1371792">
            <text:p>1371792</text:p>
          </table:table-cell>
          <table:table-cell office:value-type="float" office:value="1375041">
            <text:p>1375041</text:p>
          </table:table-cell>
          <table:table-cell office:value-type="float" office:value="1179617">
            <text:p>1179617</text:p>
          </table:table-cell>
          <table:table-cell office:value-type="float" office:value="596823">
            <text:p>59682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6024">
            <text:p>486024</text:p>
          </table:table-cell>
          <table:table-cell office:value-type="float" office:value="723587">
            <text:p>723587</text:p>
          </table:table-cell>
          <table:table-cell office:value-type="float" office:value="1311294">
            <text:p>1311294</text:p>
          </table:table-cell>
          <table:table-cell office:value-type="float" office:value="1317915">
            <text:p>1317915</text:p>
          </table:table-cell>
          <table:table-cell office:value-type="float" office:value="1178302">
            <text:p>1178302</text:p>
          </table:table-cell>
          <table:table-cell office:value-type="float" office:value="682581">
            <text:p>68258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4130">
            <text:p>384130</text:p>
          </table:table-cell>
          <table:table-cell office:value-type="float" office:value="680631">
            <text:p>680631</text:p>
          </table:table-cell>
          <table:table-cell office:value-type="float" office:value="1369641">
            <text:p>1369641</text:p>
          </table:table-cell>
          <table:table-cell office:value-type="float" office:value="1371531">
            <text:p>1371531</text:p>
          </table:table-cell>
          <table:table-cell office:value-type="float" office:value="1159744">
            <text:p>1159744</text:p>
          </table:table-cell>
          <table:table-cell office:value-type="float" office:value="593112">
            <text:p>593112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4652">
            <text:p>494652</text:p>
          </table:table-cell>
          <table:table-cell office:value-type="float" office:value="734444">
            <text:p>734444</text:p>
          </table:table-cell>
          <table:table-cell office:value-type="float" office:value="1321024">
            <text:p>1321024</text:p>
          </table:table-cell>
          <table:table-cell office:value-type="float" office:value="1321265">
            <text:p>1321265</text:p>
          </table:table-cell>
          <table:table-cell office:value-type="float" office:value="1157573">
            <text:p>1157573</text:p>
          </table:table-cell>
          <table:table-cell office:value-type="float" office:value="677682">
            <text:p>67768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093">
            <text:p>339093</text:p>
          </table:table-cell>
          <table:table-cell office:value-type="float" office:value="663386">
            <text:p>663386</text:p>
          </table:table-cell>
          <table:table-cell office:value-type="float" office:value="1340618">
            <text:p>1340618</text:p>
          </table:table-cell>
          <table:table-cell office:value-type="float" office:value="1329414">
            <text:p>1329414</text:p>
          </table:table-cell>
          <table:table-cell office:value-type="float" office:value="1134370">
            <text:p>1134370</text:p>
          </table:table-cell>
          <table:table-cell office:value-type="float" office:value="626233">
            <text:p>62623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0890">
            <text:p>500890</text:p>
          </table:table-cell>
          <table:table-cell office:value-type="float" office:value="733499">
            <text:p>733499</text:p>
          </table:table-cell>
          <table:table-cell office:value-type="float" office:value="1347756">
            <text:p>1347756</text:p>
          </table:table-cell>
          <table:table-cell office:value-type="float" office:value="1348311">
            <text:p>1348311</text:p>
          </table:table-cell>
          <table:table-cell office:value-type="float" office:value="1174775">
            <text:p>1174775</text:p>
          </table:table-cell>
          <table:table-cell office:value-type="float" office:value="672005">
            <text:p>6720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750">
            <text:p>342750</text:p>
          </table:table-cell>
          <table:table-cell office:value-type="float" office:value="661752">
            <text:p>661752</text:p>
          </table:table-cell>
          <table:table-cell office:value-type="float" office:value="1381360">
            <text:p>1381360</text:p>
          </table:table-cell>
          <table:table-cell office:value-type="float" office:value="1373488">
            <text:p>1373488</text:p>
          </table:table-cell>
          <table:table-cell office:value-type="float" office:value="1184349">
            <text:p>1184349</text:p>
          </table:table-cell>
          <table:table-cell office:value-type="float" office:value="612423">
            <text:p>61242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51294">
            <text:p>451294</text:p>
          </table:table-cell>
          <table:table-cell office:value-type="float" office:value="715764">
            <text:p>715764</text:p>
          </table:table-cell>
          <table:table-cell office:value-type="float" office:value="1354247">
            <text:p>1354247</text:p>
          </table:table-cell>
          <table:table-cell office:value-type="float" office:value="1356404">
            <text:p>1356404</text:p>
          </table:table-cell>
          <table:table-cell office:value-type="float" office:value="1151491">
            <text:p>1151491</text:p>
          </table:table-cell>
          <table:table-cell office:value-type="float" office:value="638391">
            <text:p>63839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8150">
            <text:p>338150</text:p>
          </table:table-cell>
          <table:table-cell office:value-type="float" office:value="655432">
            <text:p>655432</text:p>
          </table:table-cell>
          <table:table-cell office:value-type="float" office:value="1368812">
            <text:p>1368812</text:p>
          </table:table-cell>
          <table:table-cell office:value-type="float" office:value="1373951">
            <text:p>1373951</text:p>
          </table:table-cell>
          <table:table-cell office:value-type="float" office:value="1190914">
            <text:p>1190914</text:p>
          </table:table-cell>
          <table:table-cell office:value-type="float" office:value="593736">
            <text:p>593736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6756">
            <text:p>496756</text:p>
          </table:table-cell>
          <table:table-cell office:value-type="float" office:value="738025">
            <text:p>738025</text:p>
          </table:table-cell>
          <table:table-cell office:value-type="float" office:value="1342182">
            <text:p>1342182</text:p>
          </table:table-cell>
          <table:table-cell office:value-type="float" office:value="1345127">
            <text:p>1345127</text:p>
          </table:table-cell>
          <table:table-cell office:value-type="float" office:value="1179893">
            <text:p>1179893</text:p>
          </table:table-cell>
          <table:table-cell office:value-type="float" office:value="668727">
            <text:p>6687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4284">
            <text:p>344284</text:p>
          </table:table-cell>
          <table:table-cell office:value-type="float" office:value="661318">
            <text:p>661318</text:p>
          </table:table-cell>
          <table:table-cell office:value-type="float" office:value="1343996">
            <text:p>1343996</text:p>
          </table:table-cell>
          <table:table-cell office:value-type="float" office:value="1344384">
            <text:p>1344384</text:p>
          </table:table-cell>
          <table:table-cell office:value-type="float" office:value="1175048">
            <text:p>1175048</text:p>
          </table:table-cell>
          <table:table-cell office:value-type="float" office:value="610580">
            <text:p>610580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945">
            <text:p>497945</text:p>
          </table:table-cell>
          <table:table-cell office:value-type="float" office:value="726209">
            <text:p>726209</text:p>
          </table:table-cell>
          <table:table-cell office:value-type="float" office:value="1349201">
            <text:p>1349201</text:p>
          </table:table-cell>
          <table:table-cell office:value-type="float" office:value="1351591">
            <text:p>1351591</text:p>
          </table:table-cell>
          <table:table-cell office:value-type="float" office:value="1156347">
            <text:p>1156347</text:p>
          </table:table-cell>
          <table:table-cell office:value-type="float" office:value="669636">
            <text:p>66963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91980">
            <text:p>391980</text:p>
          </table:table-cell>
          <table:table-cell office:value-type="float" office:value="690369">
            <text:p>690369</text:p>
          </table:table-cell>
          <table:table-cell office:value-type="float" office:value="1378343">
            <text:p>1378343</text:p>
          </table:table-cell>
          <table:table-cell office:value-type="float" office:value="1379966">
            <text:p>1379966</text:p>
          </table:table-cell>
          <table:table-cell office:value-type="float" office:value="1194560">
            <text:p>1194560</text:p>
          </table:table-cell>
          <table:table-cell office:value-type="float" office:value="614213">
            <text:p>614213</text:p>
          </table:table-cell>
        </table:table-row>
        <table:table-row table:style-name="ro2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8353">
            <text:p>498353</text:p>
          </table:table-cell>
          <table:table-cell office:value-type="float" office:value="743029">
            <text:p>743029</text:p>
          </table:table-cell>
          <table:table-cell office:value-type="float" office:value="1340834">
            <text:p>1340834</text:p>
          </table:table-cell>
          <table:table-cell office:value-type="float" office:value="1355088">
            <text:p>1355088</text:p>
          </table:table-cell>
          <table:table-cell office:value-type="float" office:value="1124078">
            <text:p>1124078</text:p>
          </table:table-cell>
          <table:table-cell office:value-type="float" office:value="671805">
            <text:p>6718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6931">
            <text:p>346931</text:p>
          </table:table-cell>
          <table:table-cell office:value-type="float" office:value="668468">
            <text:p>668468</text:p>
          </table:table-cell>
          <table:table-cell office:value-type="float" office:value="1352623">
            <text:p>1352623</text:p>
          </table:table-cell>
          <table:table-cell office:value-type="float" office:value="1366413">
            <text:p>1366413</text:p>
          </table:table-cell>
          <table:table-cell office:value-type="float" office:value="1171415">
            <text:p>1171415</text:p>
          </table:table-cell>
          <table:table-cell office:value-type="float" office:value="610972">
            <text:p>610972</text:p>
          </table:table-cell>
        </table:table-row>
        <table:table-row table:style-name="ro2">
          <table:table-cell table:style-name="ce3" office:value-type="string">
            <text:p>ext4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2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493821">
            <text:p>493821</text:p>
          </table:table-cell>
          <table:table-cell table:style-name="ce21" office:value-type="float" office:value="727562">
            <text:p>727562</text:p>
          </table:table-cell>
          <table:table-cell table:style-name="ce21" office:value-type="float" office:value="1313533">
            <text:p>1313533</text:p>
          </table:table-cell>
          <table:table-cell table:style-name="ce21" office:value-type="float" office:value="1320676">
            <text:p>1320676</text:p>
          </table:table-cell>
          <table:table-cell table:style-name="ce21" office:value-type="float" office:value="1171352">
            <text:p>1171352</text:p>
          </table:table-cell>
          <table:table-cell table:style-name="ce26" office:value-type="float" office:value="676221">
            <text:p>676221</text:p>
          </table:table-cell>
          <table:table-cell/>
          <table:table-cell table:style-name="ce3" office:value-type="string">
            <text:p>ext4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2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343956">
            <text:p>343956</text:p>
          </table:table-cell>
          <table:table-cell table:style-name="ce21" office:value-type="float" office:value="672199">
            <text:p>672199</text:p>
          </table:table-cell>
          <table:table-cell table:style-name="ce21" office:value-type="float" office:value="1341986">
            <text:p>1341986</text:p>
          </table:table-cell>
          <table:table-cell table:style-name="ce21" office:value-type="float" office:value="1334718">
            <text:p>1334718</text:p>
          </table:table-cell>
          <table:table-cell table:style-name="ce21" office:value-type="float" office:value="1141046">
            <text:p>1141046</text:p>
          </table:table-cell>
          <table:table-cell table:style-name="ce26" office:value-type="float" office:value="605022">
            <text:p>605022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50:.E59])" office:value-type="float" office:value="4903435">
            <text:p>4903435</text:p>
          </table:table-cell>
          <table:table-cell table:style-name="ce22" table:formula="of:=SUM([.F50:.F59])" office:value-type="float" office:value="7303073">
            <text:p>7303073</text:p>
          </table:table-cell>
          <table:table-cell table:style-name="ce22" table:formula="of:=SUM([.G50:.G59])" office:value-type="float" office:value="13314479">
            <text:p>13314479</text:p>
          </table:table-cell>
          <table:table-cell table:style-name="ce22" table:formula="of:=SUM([.H50:.H59])" office:value-type="float" office:value="13357243">
            <text:p>13357243</text:p>
          </table:table-cell>
          <table:table-cell table:style-name="ce22" table:formula="of:=SUM([.I50:.I59])" office:value-type="float" office:value="11630278">
            <text:p>11630278</text:p>
          </table:table-cell>
          <table:table-cell table:style-name="ce27" table:formula="of:=SUM([.J50:.J59])" office:value-type="float" office:value="6712640">
            <text:p>6712640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50:.P59])" office:value-type="float" office:value="3447368">
            <text:p>3447368</text:p>
          </table:table-cell>
          <table:table-cell table:style-name="ce22" table:formula="of:=SUM([.Q50:.Q59])" office:value-type="float" office:value="6689636">
            <text:p>6689636</text:p>
          </table:table-cell>
          <table:table-cell table:style-name="ce22" table:formula="of:=SUM([.R50:.R59])" office:value-type="float" office:value="13554305">
            <text:p>13554305</text:p>
          </table:table-cell>
          <table:table-cell table:style-name="ce22" table:formula="of:=SUM([.S50:.S59])" office:value-type="float" office:value="13564519">
            <text:p>13564519</text:p>
          </table:table-cell>
          <table:table-cell table:style-name="ce22" table:formula="of:=SUM([.T50:.T59])" office:value-type="float" office:value="11721155">
            <text:p>11721155</text:p>
          </table:table-cell>
          <table:table-cell table:style-name="ce27" table:formula="of:=SUM([.U50:.U59])" office:value-type="float" office:value="6071280">
            <text:p>6071280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60]/10" office:value-type="float" office:value="490343.5">
            <text:p>490343.5</text:p>
          </table:table-cell>
          <table:table-cell table:style-name="ce23" table:formula="of:=[.F60]/10" office:value-type="float" office:value="730307.3">
            <text:p>730307.3</text:p>
          </table:table-cell>
          <table:table-cell table:style-name="ce23" table:formula="of:=[.G60]/10" office:value-type="float" office:value="1331447.9">
            <text:p>1331447.9</text:p>
          </table:table-cell>
          <table:table-cell table:style-name="ce23" table:formula="of:=[.H60]/10" office:value-type="float" office:value="1335724.3">
            <text:p>1335724.3</text:p>
          </table:table-cell>
          <table:table-cell table:style-name="ce23" table:formula="of:=[.I60]/10" office:value-type="float" office:value="1163027.8">
            <text:p>1163027.8</text:p>
          </table:table-cell>
          <table:table-cell table:style-name="ce28" table:formula="of:=[.J60]/10" office:value-type="float" office:value="671264">
            <text:p>671264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60]/10" office:value-type="float" office:value="344736.8">
            <text:p>344736.8</text:p>
          </table:table-cell>
          <table:table-cell table:style-name="ce23" table:formula="of:=[.Q60]/10" office:value-type="float" office:value="668963.6">
            <text:p>668963.6</text:p>
          </table:table-cell>
          <table:table-cell table:style-name="ce23" table:formula="of:=[.R60]/10" office:value-type="float" office:value="1355430.5">
            <text:p>1355430.5</text:p>
          </table:table-cell>
          <table:table-cell table:style-name="ce23" table:formula="of:=[.S60]/10" office:value-type="float" office:value="1356451.9">
            <text:p>1356451.9</text:p>
          </table:table-cell>
          <table:table-cell table:style-name="ce23" table:formula="of:=[.T60]/10" office:value-type="float" office:value="1172115.5">
            <text:p>1172115.5</text:p>
          </table:table-cell>
          <table:table-cell table:style-name="ce28" table:formula="of:=[.U60]/10" office:value-type="float" office:value="607128">
            <text:p>607128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50:.E59])" office:value-type="float" office:value="14614.7339752274">
            <text:p>14614.73</text:p>
          </table:table-cell>
          <table:table-cell table:style-name="ce23" table:formula="of:=STDEV([.F50:.F59])" office:value-type="float" office:value="7836.19448527862">
            <text:p>7836.19</text:p>
          </table:table-cell>
          <table:table-cell table:style-name="ce23" table:formula="of:=STDEV([.G50:.G59])" office:value-type="float" office:value="16973.9768629642">
            <text:p>16973.98</text:p>
          </table:table-cell>
          <table:table-cell table:style-name="ce23" table:formula="of:=STDEV([.H50:.H59])" office:value-type="float" office:value="16942.2535235297">
            <text:p>16942.25</text:p>
          </table:table-cell>
          <table:table-cell table:style-name="ce23" table:formula="of:=STDEV([.I50:.I59])" office:value-type="float" office:value="16783.2727095893">
            <text:p>16783.27</text:p>
          </table:table-cell>
          <table:table-cell table:style-name="ce28" table:formula="of:=STDEV([.J50:.J59])" office:value-type="float" office:value="12388.2783845591">
            <text:p>12388.28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50:.P59])" office:value-type="float" office:value="46005.4714446493">
            <text:p>46005.47</text:p>
          </table:table-cell>
          <table:table-cell table:style-name="ce23" table:formula="of:=STDEV([.Q50:.Q59])" office:value-type="float" office:value="10360.6235891261">
            <text:p>10360.62</text:p>
          </table:table-cell>
          <table:table-cell table:style-name="ce23" table:formula="of:=STDEV([.R50:.R59])" office:value-type="float" office:value="23367.9639594705">
            <text:p>23367.96</text:p>
          </table:table-cell>
          <table:table-cell table:style-name="ce23" table:formula="of:=STDEV([.S50:.S59])" office:value-type="float" office:value="23186.149890973">
            <text:p>23186.15</text:p>
          </table:table-cell>
          <table:table-cell table:style-name="ce23" table:formula="of:=STDEV([.T50:.T59])" office:value-type="float" office:value="20918.9059319289">
            <text:p>20918.91</text:p>
          </table:table-cell>
          <table:table-cell table:style-name="ce28" table:formula="of:=STDEV([.U50:.U59])" office:value-type="float" office:value="10314.1086758759">
            <text:p>10314.11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62];10)" office:value-type="float" office:value="9058.13951629865">
            <text:p>9058.14</text:p>
          </table:table-cell>
          <table:table-cell table:style-name="ce24" table:formula="of:=CONFIDENCE(0.05;[.F62];10)" office:value-type="float" office:value="4856.83441414809">
            <text:p>4856.83</text:p>
          </table:table-cell>
          <table:table-cell table:style-name="ce24" table:formula="of:=CONFIDENCE(0.05;[.G62];10)" office:value-type="float" office:value="10520.3865381178">
            <text:p>10520.39</text:p>
          </table:table-cell>
          <table:table-cell table:style-name="ce24" table:formula="of:=CONFIDENCE(0.05;[.H62];10)" office:value-type="float" office:value="10500.7245699282">
            <text:p>10500.72</text:p>
          </table:table-cell>
          <table:table-cell table:style-name="ce24" table:formula="of:=CONFIDENCE(0.05;[.I62];10)" office:value-type="float" office:value="10402.1890512162">
            <text:p>10402.19</text:p>
          </table:table-cell>
          <table:table-cell table:style-name="ce29" table:formula="of:=CONFIDENCE(0.05;[.J62];10)" office:value-type="float" office:value="7678.19340155569">
            <text:p>7678.19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62];10)" office:value-type="float" office:value="28513.962660223">
            <text:p>28513.96</text:p>
          </table:table-cell>
          <table:table-cell table:style-name="ce24" table:formula="of:=CONFIDENCE(0.05;[.Q62];10)" office:value-type="float" office:value="6421.46303211779">
            <text:p>6421.46</text:p>
          </table:table-cell>
          <table:table-cell table:style-name="ce24" table:formula="of:=CONFIDENCE(0.05;[.R62];10)" office:value-type="float" office:value="14483.3479771518">
            <text:p>14483.35</text:p>
          </table:table-cell>
          <table:table-cell table:style-name="ce24" table:formula="of:=CONFIDENCE(0.05;[.S62];10)" office:value-type="float" office:value="14370.660520694">
            <text:p>14370.66</text:p>
          </table:table-cell>
          <table:table-cell table:style-name="ce24" table:formula="of:=CONFIDENCE(0.05;[.T62];10)" office:value-type="float" office:value="12965.4339778559">
            <text:p>12965.43</text:p>
          </table:table-cell>
          <table:table-cell table:style-name="ce29" table:formula="of:=CONFIDENCE(0.05;[.U62];10)" office:value-type="float" office:value="6392.63331995724">
            <text:p>6392.63</text:p>
          </table:table-cell>
        </table:table-row>
        <table:table-row table:style-name="ro2" table:number-rows-repeated="3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13]" office:value-type="float" office:value="391132.5">
            <text:p>391132.5</text:p>
          </table:table-cell>
          <table:table-cell table:style-name="Default"/>
          <table:table-cell table:style-name="Default" table:formula="of:=[.G13]" office:value-type="float" office:value="1388693.6">
            <text:p>1388693.6</text:p>
          </table:table-cell>
          <table:table-cell table:style-name="Default"/>
          <table:table-cell table:style-name="Default" table:formula="of:=[.I13]" office:value-type="float" office:value="1640764.2">
            <text:p>1640764.2</text:p>
          </table:table-cell>
          <table:table-cell table:style-name="Default" table:formula="of:=[.J13]" office:value-type="float" office:value="1463393.4">
            <text:p>1463393.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29]" office:value-type="float" office:value="480756">
            <text:p>480756</text:p>
          </table:table-cell>
          <table:table-cell table:style-name="Default"/>
          <table:table-cell table:style-name="Default" table:formula="of:=[.G29]" office:value-type="float" office:value="1344369.7">
            <text:p>1344369.7</text:p>
          </table:table-cell>
          <table:table-cell table:style-name="Default"/>
          <table:table-cell table:style-name="Default" table:formula="of:=[.I29]" office:value-type="float" office:value="1342949.5">
            <text:p>1342949.5</text:p>
          </table:table-cell>
          <table:table-cell table:style-name="Default" table:formula="of:=[.J29]" office:value-type="float" office:value="1133016.1">
            <text:p>1133016.1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45]" office:value-type="float" office:value="409980.1">
            <text:p>409980.1</text:p>
          </table:table-cell>
          <table:table-cell table:style-name="Default"/>
          <table:table-cell table:style-name="Default" table:formula="of:=[.G45]" office:value-type="float" office:value="1395796.3">
            <text:p>1395796.3</text:p>
          </table:table-cell>
          <table:table-cell table:style-name="Default"/>
          <table:table-cell table:style-name="Default" table:formula="of:=[.I45]" office:value-type="float" office:value="1527871.4">
            <text:p>1527871.4</text:p>
          </table:table-cell>
          <table:table-cell table:style-name="Default" table:formula="of:=[.J45]" office:value-type="float" office:value="856962.5">
            <text:p>856962.5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61]" office:value-type="float" office:value="490343.5">
            <text:p>490343.5</text:p>
          </table:table-cell>
          <table:table-cell table:style-name="Default"/>
          <table:table-cell table:style-name="Default" table:formula="of:=[.G61]" office:value-type="float" office:value="1331447.9">
            <text:p>1331447.9</text:p>
          </table:table-cell>
          <table:table-cell table:style-name="Default"/>
          <table:table-cell table:style-name="Default" table:formula="of:=[.I61]" office:value-type="float" office:value="1163027.8">
            <text:p>1163027.8</text:p>
          </table:table-cell>
          <table:table-cell table:style-name="Default" table:formula="of:=[.J61]" office:value-type="float" office:value="671264">
            <text:p>67126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13]" office:value-type="float" office:value="317415.7">
            <text:p>317415.7</text:p>
          </table:table-cell>
          <table:table-cell table:style-name="Default"/>
          <table:table-cell table:style-name="Default" table:formula="of:=[.R13]" office:value-type="float" office:value="1451602.2">
            <text:p>1451602.2</text:p>
          </table:table-cell>
          <table:table-cell table:style-name="Default"/>
          <table:table-cell table:style-name="Default" table:formula="of:=[.T13]" office:value-type="float" office:value="1774974.4">
            <text:p>1774974.4</text:p>
          </table:table-cell>
          <table:table-cell table:style-name="Default" table:formula="of:=[.U13]" office:value-type="float" office:value="1503041.4">
            <text:p>1503041.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29]" office:value-type="float" office:value="348544.2">
            <text:p>348544.2</text:p>
          </table:table-cell>
          <table:table-cell table:style-name="Default"/>
          <table:table-cell table:style-name="Default" table:formula="of:=[.R29]" office:value-type="float" office:value="1292461.9">
            <text:p>1292461.9</text:p>
          </table:table-cell>
          <table:table-cell table:style-name="Default"/>
          <table:table-cell table:style-name="Default" table:formula="of:=[.T29]" office:value-type="float" office:value="1295184.2">
            <text:p>1295184.2</text:p>
          </table:table-cell>
          <table:table-cell table:style-name="Default" table:formula="of:=[.U29]" office:value-type="float" office:value="1100106.1">
            <text:p>1100106.1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45]" office:value-type="float" office:value="319367.2">
            <text:p>319367.2</text:p>
          </table:table-cell>
          <table:table-cell table:style-name="Default"/>
          <table:table-cell table:style-name="Default" table:formula="of:=[.R45]" office:value-type="float" office:value="1562680.6">
            <text:p>1562680.6</text:p>
          </table:table-cell>
          <table:table-cell table:style-name="Default"/>
          <table:table-cell table:style-name="Default" table:formula="of:=[.T45]" office:value-type="float" office:value="1574028.7">
            <text:p>1574028.7</text:p>
          </table:table-cell>
          <table:table-cell table:style-name="Default" table:formula="of:=[.U45]" office:value-type="float" office:value="861981.7">
            <text:p>861981.7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61]" office:value-type="float" office:value="344736.8">
            <text:p>344736.8</text:p>
          </table:table-cell>
          <table:table-cell table:style-name="Default"/>
          <table:table-cell table:style-name="Default" table:formula="of:=[.R61]" office:value-type="float" office:value="1355430.5">
            <text:p>1355430.5</text:p>
          </table:table-cell>
          <table:table-cell table:style-name="Default"/>
          <table:table-cell table:style-name="Default" table:formula="of:=[.T61]" office:value-type="float" office:value="1172115.5">
            <text:p>1172115.5</text:p>
          </table:table-cell>
          <table:table-cell table:style-name="Default" table:formula="of:=[.U61]" office:value-type="float" office:value="607128">
            <text:p>607128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15]" office:value-type="float" office:value="16017.6042845987">
            <text:p>16017.6</text:p>
          </table:table-cell>
          <table:table-cell table:style-name="Default"/>
          <table:table-cell table:style-name="Default" table:formula="of:=[.G15]" office:value-type="float" office:value="125826.219987809">
            <text:p>125826.22</text:p>
          </table:table-cell>
          <table:table-cell table:style-name="Default"/>
          <table:table-cell table:style-name="Default" table:formula="of:=[.I15]" office:value-type="float" office:value="172222.625384307">
            <text:p>172222.63</text:p>
          </table:table-cell>
          <table:table-cell table:style-name="Default" table:formula="of:=[.J15]" office:value-type="float" office:value="92298.208938961">
            <text:p>92298.21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31]" office:value-type="float" office:value="5195.27108639217">
            <text:p>5195.27</text:p>
          </table:table-cell>
          <table:table-cell table:style-name="Default"/>
          <table:table-cell table:style-name="Default" table:formula="of:=[.G31]" office:value-type="float" office:value="15600.8013788873">
            <text:p>15600.8</text:p>
          </table:table-cell>
          <table:table-cell table:style-name="Default"/>
          <table:table-cell table:style-name="Default" table:formula="of:=[.I31]" office:value-type="float" office:value="16369.5496119">
            <text:p>16369.55</text:p>
          </table:table-cell>
          <table:table-cell table:style-name="Default" table:formula="of:=[.J31]" office:value-type="float" office:value="12829.0891548249">
            <text:p>12829.09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47]" office:value-type="float" office:value="19072.3627615985">
            <text:p>19072.36</text:p>
          </table:table-cell>
          <table:table-cell table:style-name="Default"/>
          <table:table-cell table:style-name="Default" table:formula="of:=[.G47]" office:value-type="float" office:value="129697.472616053">
            <text:p>129697.47</text:p>
          </table:table-cell>
          <table:table-cell table:style-name="Default"/>
          <table:table-cell table:style-name="Default" table:formula="of:=[.I47]" office:value-type="float" office:value="16644.1752044123">
            <text:p>16644.18</text:p>
          </table:table-cell>
          <table:table-cell table:style-name="Default" table:formula="of:=[.J47]" office:value-type="float" office:value="40670.0291305491">
            <text:p>40670.03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63]" office:value-type="float" office:value="9058.13951629865">
            <text:p>9058.14</text:p>
          </table:table-cell>
          <table:table-cell table:style-name="Default"/>
          <table:table-cell table:style-name="Default" table:formula="of:=[.G63]" office:value-type="float" office:value="10520.3865381178">
            <text:p>10520.39</text:p>
          </table:table-cell>
          <table:table-cell table:style-name="Default"/>
          <table:table-cell table:style-name="Default" table:formula="of:=[.I63]" office:value-type="float" office:value="10402.1890512162">
            <text:p>10402.19</text:p>
          </table:table-cell>
          <table:table-cell table:style-name="Default" table:formula="of:=[.J63]" office:value-type="float" office:value="7678.19340155569">
            <text:p>7678.19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15]" office:value-type="float" office:value="16919.089517901">
            <text:p>16919.09</text:p>
          </table:table-cell>
          <table:table-cell table:style-name="Default"/>
          <table:table-cell table:style-name="Default" table:formula="of:=[.R15]" office:value-type="float" office:value="32501.8987377762">
            <text:p>32501.9</text:p>
          </table:table-cell>
          <table:table-cell table:style-name="Default"/>
          <table:table-cell table:style-name="Default" table:formula="of:=[.T15]" office:value-type="float" office:value="100420.598309032">
            <text:p>100420.6</text:p>
          </table:table-cell>
          <table:table-cell table:style-name="Default" table:formula="of:=[.U15]" office:value-type="float" office:value="21100.4418489637">
            <text:p>21100.4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31]" office:value-type="float" office:value="26617.0106711811">
            <text:p>26617.01</text:p>
          </table:table-cell>
          <table:table-cell table:style-name="Default"/>
          <table:table-cell table:style-name="Default" table:formula="of:=[.R31]" office:value-type="float" office:value="11629.7441392817">
            <text:p>11629.74</text:p>
          </table:table-cell>
          <table:table-cell table:style-name="Default"/>
          <table:table-cell table:style-name="Default" table:formula="of:=[.T31]" office:value-type="float" office:value="12657.3044886289">
            <text:p>12657.3</text:p>
          </table:table-cell>
          <table:table-cell table:style-name="Default" table:formula="of:=[.U31]" office:value-type="float" office:value="10000.0393455459">
            <text:p>10000.0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47]" office:value-type="float" office:value="14769.7654900133">
            <text:p>14769.77</text:p>
          </table:table-cell>
          <table:table-cell table:style-name="Default"/>
          <table:table-cell table:style-name="Default" table:formula="of:=[.R47]" office:value-type="float" office:value="33712.949459132">
            <text:p>33712.95</text:p>
          </table:table-cell>
          <table:table-cell table:style-name="Default"/>
          <table:table-cell table:style-name="Default" table:formula="of:=[.T47]" office:value-type="float" office:value="32471.6235018985">
            <text:p>32471.62</text:p>
          </table:table-cell>
          <table:table-cell table:style-name="Default" table:formula="of:=[.U47]" office:value-type="float" office:value="31223.1237622629">
            <text:p>31223.12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63]" office:value-type="float" office:value="28513.962660223">
            <text:p>28513.96</text:p>
          </table:table-cell>
          <table:table-cell table:style-name="Default"/>
          <table:table-cell table:style-name="Default" table:formula="of:=[.R63]" office:value-type="float" office:value="14483.3479771518">
            <text:p>14483.35</text:p>
          </table:table-cell>
          <table:table-cell table:style-name="Default"/>
          <table:table-cell table:style-name="Default" table:formula="of:=[.T63]" office:value-type="float" office:value="12965.4339778559">
            <text:p>12965.43</text:p>
          </table:table-cell>
          <table:table-cell table:style-name="Default" table:formula="of:=[.U63]" office:value-type="float" office:value="6392.63331995724">
            <text:p>6392.63</text:p>
          </table:table-cell>
          <table:table-cell/>
          <table:table-cell table:style-name="Default" table:number-columns-repeated="10"/>
        </table:table-row>
      </table:table>
      <table:table table:name="EXT4-dat" table:style-name="ta1" table:print="false">
        <table:table-column table:style-name="co10" table:number-columns-repeated="12" table:default-cell-style-name="Default"/>
        <table:table-row table:style-name="ro2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EXT4.E67]" office:value-type="string" office:string-value="write">
            <text:p>write</text:p>
          </table:table-cell>
          <table:table-cell table:formula="of:=[EXT4.E77]" office:value-type="string" office:string-value="err">
            <text:p>err</text:p>
          </table:table-cell>
          <table:table-cell table:formula="of:=[EXT4.G67]" office:value-type="string" office:string-value="read">
            <text:p>read</text:p>
          </table:table-cell>
          <table:table-cell table:formula="of:=[EXT4.G77]" office:value-type="string" office:string-value="err">
            <text:p>err</text:p>
          </table:table-cell>
          <table:table-cell table:formula="of:=[EXT4.I67]" office:value-type="string" office:string-value="rand read">
            <text:p>rand read</text:p>
          </table:table-cell>
          <table:table-cell table:formula="of:=[EXT4.I77]" office:value-type="string" office:string-value="err">
            <text:p>err</text:p>
          </table:table-cell>
          <table:table-cell table:formula="of:=[EXT4.J67]" office:value-type="string" office:string-value="rand write">
            <text:p>rand write</text:p>
          </table:table-cell>
          <table:table-cell table:formula="of:=[EXT4.J77]" office:value-type="string" office:string-value="err">
            <text:p>er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E68]" office:value-type="float" office:value="391132.5">
            <text:p>391132.5</text:p>
          </table:table-cell>
          <table:table-cell table:formula="of:=[EXT4.E78]" office:value-type="float" office:value="16017.6042845987">
            <text:p>16017.6</text:p>
          </table:table-cell>
          <table:table-cell table:formula="of:=[EXT4.G68]" office:value-type="float" office:value="1388693.6">
            <text:p>1388693.6</text:p>
          </table:table-cell>
          <table:table-cell table:formula="of:=[EXT4.G78]" office:value-type="float" office:value="125826.219987809">
            <text:p>125826.22</text:p>
          </table:table-cell>
          <table:table-cell table:formula="of:=[EXT4.I68]" office:value-type="float" office:value="1640764.2">
            <text:p>1640764.2</text:p>
          </table:table-cell>
          <table:table-cell table:formula="of:=[EXT4.I78]" office:value-type="float" office:value="172222.625384307">
            <text:p>172222.63</text:p>
          </table:table-cell>
          <table:table-cell table:formula="of:=[EXT4.J68]" office:value-type="float" office:value="1463393.4">
            <text:p>1463393.4</text:p>
          </table:table-cell>
          <table:table-cell table:formula="of:=[EXT4.J78]" office:value-type="float" office:value="92298.208938961">
            <text:p>92298.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E69]" office:value-type="float" office:value="480756">
            <text:p>480756</text:p>
          </table:table-cell>
          <table:table-cell table:formula="of:=[EXT4.E79]" office:value-type="float" office:value="5195.27108639217">
            <text:p>5195.27</text:p>
          </table:table-cell>
          <table:table-cell table:formula="of:=[EXT4.G69]" office:value-type="float" office:value="1344369.7">
            <text:p>1344369.7</text:p>
          </table:table-cell>
          <table:table-cell table:formula="of:=[EXT4.G79]" office:value-type="float" office:value="15600.8013788873">
            <text:p>15600.8</text:p>
          </table:table-cell>
          <table:table-cell table:formula="of:=[EXT4.I69]" office:value-type="float" office:value="1342949.5">
            <text:p>1342949.5</text:p>
          </table:table-cell>
          <table:table-cell table:formula="of:=[EXT4.I79]" office:value-type="float" office:value="16369.5496119">
            <text:p>16369.55</text:p>
          </table:table-cell>
          <table:table-cell table:formula="of:=[EXT4.J69]" office:value-type="float" office:value="1133016.1">
            <text:p>1133016.1</text:p>
          </table:table-cell>
          <table:table-cell table:formula="of:=[EXT4.J79]" office:value-type="float" office:value="12829.0891548249">
            <text:p>12829.0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E70]" office:value-type="float" office:value="409980.1">
            <text:p>409980.1</text:p>
          </table:table-cell>
          <table:table-cell table:formula="of:=[EXT4.E80]" office:value-type="float" office:value="19072.3627615985">
            <text:p>19072.36</text:p>
          </table:table-cell>
          <table:table-cell table:formula="of:=[EXT4.G70]" office:value-type="float" office:value="1395796.3">
            <text:p>1395796.3</text:p>
          </table:table-cell>
          <table:table-cell table:formula="of:=[EXT4.G80]" office:value-type="float" office:value="129697.472616053">
            <text:p>129697.47</text:p>
          </table:table-cell>
          <table:table-cell table:formula="of:=[EXT4.I70]" office:value-type="float" office:value="1527871.4">
            <text:p>1527871.4</text:p>
          </table:table-cell>
          <table:table-cell table:formula="of:=[EXT4.I80]" office:value-type="float" office:value="16644.1752044123">
            <text:p>16644.18</text:p>
          </table:table-cell>
          <table:table-cell table:formula="of:=[EXT4.J70]" office:value-type="float" office:value="856962.5">
            <text:p>856962.5</text:p>
          </table:table-cell>
          <table:table-cell table:formula="of:=[EXT4.J80]" office:value-type="float" office:value="40670.0291305491">
            <text:p>40670.0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E71]" office:value-type="float" office:value="490343.5">
            <text:p>490343.5</text:p>
          </table:table-cell>
          <table:table-cell table:formula="of:=[EXT4.E81]" office:value-type="float" office:value="9058.13951629865">
            <text:p>9058.14</text:p>
          </table:table-cell>
          <table:table-cell table:formula="of:=[EXT4.G71]" office:value-type="float" office:value="1331447.9">
            <text:p>1331447.9</text:p>
          </table:table-cell>
          <table:table-cell table:formula="of:=[EXT4.G81]" office:value-type="float" office:value="10520.3865381178">
            <text:p>10520.39</text:p>
          </table:table-cell>
          <table:table-cell table:formula="of:=[EXT4.I71]" office:value-type="float" office:value="1163027.8">
            <text:p>1163027.8</text:p>
          </table:table-cell>
          <table:table-cell table:formula="of:=[EXT4.I81]" office:value-type="float" office:value="10402.1890512162">
            <text:p>10402.19</text:p>
          </table:table-cell>
          <table:table-cell table:formula="of:=[EXT4.J71]" office:value-type="float" office:value="671264">
            <text:p>671264</text:p>
          </table:table-cell>
          <table:table-cell table:formula="of:=[EXT4.J81]" office:value-type="float" office:value="7678.19340155569">
            <text:p>7678.1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E72]" office:value-type="float" office:value="317415.7">
            <text:p>317415.7</text:p>
          </table:table-cell>
          <table:table-cell table:formula="of:=[EXT4.E82]" office:value-type="float" office:value="16919.089517901">
            <text:p>16919.09</text:p>
          </table:table-cell>
          <table:table-cell table:formula="of:=[EXT4.G72]" office:value-type="float" office:value="1451602.2">
            <text:p>1451602.2</text:p>
          </table:table-cell>
          <table:table-cell table:formula="of:=[EXT4.G82]" office:value-type="float" office:value="32501.8987377762">
            <text:p>32501.9</text:p>
          </table:table-cell>
          <table:table-cell table:formula="of:=[EXT4.I72]" office:value-type="float" office:value="1774974.4">
            <text:p>1774974.4</text:p>
          </table:table-cell>
          <table:table-cell table:formula="of:=[EXT4.I82]" office:value-type="float" office:value="100420.598309032">
            <text:p>100420.6</text:p>
          </table:table-cell>
          <table:table-cell table:formula="of:=[EXT4.J72]" office:value-type="float" office:value="1503041.4">
            <text:p>1503041.4</text:p>
          </table:table-cell>
          <table:table-cell table:formula="of:=[EXT4.J82]" office:value-type="float" office:value="21100.4418489637">
            <text:p>21100.4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E73]" office:value-type="float" office:value="348544.2">
            <text:p>348544.2</text:p>
          </table:table-cell>
          <table:table-cell table:formula="of:=[EXT4.E83]" office:value-type="float" office:value="26617.0106711811">
            <text:p>26617.01</text:p>
          </table:table-cell>
          <table:table-cell table:formula="of:=[EXT4.G73]" office:value-type="float" office:value="1292461.9">
            <text:p>1292461.9</text:p>
          </table:table-cell>
          <table:table-cell table:formula="of:=[EXT4.G83]" office:value-type="float" office:value="11629.7441392817">
            <text:p>11629.74</text:p>
          </table:table-cell>
          <table:table-cell table:formula="of:=[EXT4.I73]" office:value-type="float" office:value="1295184.2">
            <text:p>1295184.2</text:p>
          </table:table-cell>
          <table:table-cell table:formula="of:=[EXT4.I83]" office:value-type="float" office:value="12657.3044886289">
            <text:p>12657.3</text:p>
          </table:table-cell>
          <table:table-cell table:formula="of:=[EXT4.J73]" office:value-type="float" office:value="1100106.1">
            <text:p>1100106.1</text:p>
          </table:table-cell>
          <table:table-cell table:formula="of:=[EXT4.J83]" office:value-type="float" office:value="10000.0393455459">
            <text:p>10000.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E74]" office:value-type="float" office:value="319367.2">
            <text:p>319367.2</text:p>
          </table:table-cell>
          <table:table-cell table:formula="of:=[EXT4.E84]" office:value-type="float" office:value="14769.7654900133">
            <text:p>14769.77</text:p>
          </table:table-cell>
          <table:table-cell table:formula="of:=[EXT4.G74]" office:value-type="float" office:value="1562680.6">
            <text:p>1562680.6</text:p>
          </table:table-cell>
          <table:table-cell table:formula="of:=[EXT4.G84]" office:value-type="float" office:value="33712.949459132">
            <text:p>33712.95</text:p>
          </table:table-cell>
          <table:table-cell table:formula="of:=[EXT4.I74]" office:value-type="float" office:value="1574028.7">
            <text:p>1574028.7</text:p>
          </table:table-cell>
          <table:table-cell table:formula="of:=[EXT4.I84]" office:value-type="float" office:value="32471.6235018985">
            <text:p>32471.62</text:p>
          </table:table-cell>
          <table:table-cell table:formula="of:=[EXT4.J74]" office:value-type="float" office:value="861981.7">
            <text:p>861981.7</text:p>
          </table:table-cell>
          <table:table-cell table:formula="of:=[EXT4.J84]" office:value-type="float" office:value="31223.1237622629">
            <text:p>31223.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E75]" office:value-type="float" office:value="344736.8">
            <text:p>344736.8</text:p>
          </table:table-cell>
          <table:table-cell table:formula="of:=[EXT4.E85]" office:value-type="float" office:value="28513.962660223">
            <text:p>28513.96</text:p>
          </table:table-cell>
          <table:table-cell table:formula="of:=[EXT4.G75]" office:value-type="float" office:value="1355430.5">
            <text:p>1355430.5</text:p>
          </table:table-cell>
          <table:table-cell table:formula="of:=[EXT4.G85]" office:value-type="float" office:value="14483.3479771518">
            <text:p>14483.35</text:p>
          </table:table-cell>
          <table:table-cell table:formula="of:=[EXT4.I75]" office:value-type="float" office:value="1172115.5">
            <text:p>1172115.5</text:p>
          </table:table-cell>
          <table:table-cell table:formula="of:=[EXT4.I85]" office:value-type="float" office:value="12965.4339778559">
            <text:p>12965.43</text:p>
          </table:table-cell>
          <table:table-cell table:formula="of:=[EXT4.J75]" office:value-type="float" office:value="607128">
            <text:p>607128</text:p>
          </table:table-cell>
          <table:table-cell table:formula="of:=[EXT4.J85]" office:value-type="float" office:value="6392.63331995724">
            <text:p>6392.63</text:p>
          </table:table-cell>
        </table:table-row>
      </table:table>
      <table:table table:name="XFS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number-columns-repeated="2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5"/>
        <table:table-column table:style-name="co10" table:default-cell-style-name="Default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number-columns-repeated="2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5"/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331">
            <text:p>467331</text:p>
          </table:table-cell>
          <table:table-cell office:value-type="float" office:value="736215">
            <text:p>736215</text:p>
          </table:table-cell>
          <table:table-cell office:value-type="float" office:value="1487136">
            <text:p>1487136</text:p>
          </table:table-cell>
          <table:table-cell table:number-columns-repeated="2" office:value-type="float" office:value="1939508">
            <text:p>1939508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532">
            <text:p>333532</text:p>
          </table:table-cell>
          <table:table-cell office:value-type="float" office:value="743493">
            <text:p>743493</text:p>
          </table:table-cell>
          <table:table-cell office:value-type="float" office:value="1643386">
            <text:p>1643386</text:p>
          </table:table-cell>
          <table:table-cell table:number-columns-repeated="2" office:value-type="float" office:value="1888175">
            <text:p>1888175</text:p>
          </table:table-cell>
          <table:table-cell office:value-type="float" office:value="1560976">
            <text:p>156097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189">
            <text:p>467189</text:p>
          </table:table-cell>
          <table:table-cell office:value-type="float" office:value="673322">
            <text:p>673322</text:p>
          </table:table-cell>
          <table:table-cell office:value-type="float" office:value="1487792">
            <text:p>1487792</text:p>
          </table:table-cell>
          <table:table-cell table:number-columns-repeated="2" office:value-type="float" office:value="1944151">
            <text:p>1944151</text:p>
          </table:table-cell>
          <table:table-cell office:value-type="float" office:value="1560972">
            <text:p>15609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947">
            <text:p>345947</text:p>
          </table:table-cell>
          <table:table-cell office:value-type="float" office:value="688358">
            <text:p>688358</text:p>
          </table:table-cell>
          <table:table-cell office:value-type="float" office:value="1491809">
            <text:p>1491809</text:p>
          </table:table-cell>
          <table:table-cell table:number-columns-repeated="2" office:value-type="float" office:value="1834371">
            <text:p>1834371</text:p>
          </table:table-cell>
          <table:table-cell office:value-type="float" office:value="1560976">
            <text:p>156097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423">
            <text:p>477423</text:p>
          </table:table-cell>
          <table:table-cell office:value-type="float" office:value="726431">
            <text:p>726431</text:p>
          </table:table-cell>
          <table:table-cell office:value-type="float" office:value="1491785">
            <text:p>1491785</text:p>
          </table:table-cell>
          <table:table-cell table:number-columns-repeated="2" office:value-type="float" office:value="1935704">
            <text:p>193570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733">
            <text:p>338733</text:p>
          </table:table-cell>
          <table:table-cell office:value-type="float" office:value="660550">
            <text:p>660550</text:p>
          </table:table-cell>
          <table:table-cell office:value-type="float" office:value="1363626">
            <text:p>1363626</text:p>
          </table:table-cell>
          <table:table-cell table:number-columns-repeated="2" office:value-type="float" office:value="1830870">
            <text:p>1830870</text:p>
          </table:table-cell>
          <table:table-cell office:value-type="float" office:value="1600001">
            <text:p>1600001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5285">
            <text:p>485285</text:p>
          </table:table-cell>
          <table:table-cell office:value-type="float" office:value="702560">
            <text:p>702560</text:p>
          </table:table-cell>
          <table:table-cell office:value-type="float" office:value="1563685">
            <text:p>1563685</text:p>
          </table:table-cell>
          <table:table-cell table:number-columns-repeated="2" office:value-type="float" office:value="1996490">
            <text:p>1996490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979">
            <text:p>336979</text:p>
          </table:table-cell>
          <table:table-cell office:value-type="float" office:value="673419">
            <text:p>673419</text:p>
          </table:table-cell>
          <table:table-cell office:value-type="float" office:value="1452950">
            <text:p>1452950</text:p>
          </table:table-cell>
          <table:table-cell table:number-columns-repeated="2" office:value-type="float" office:value="1935187">
            <text:p>1935187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95677">
            <text:p>495677</text:p>
          </table:table-cell>
          <table:table-cell office:value-type="float" office:value="710644">
            <text:p>710644</text:p>
          </table:table-cell>
          <table:table-cell office:value-type="float" office:value="1563347">
            <text:p>1563347</text:p>
          </table:table-cell>
          <table:table-cell table:number-columns-repeated="2" office:value-type="float" office:value="1995867">
            <text:p>1995867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7000">
            <text:p>337000</text:p>
          </table:table-cell>
          <table:table-cell office:value-type="float" office:value="688862">
            <text:p>688862</text:p>
          </table:table-cell>
          <table:table-cell office:value-type="float" office:value="1490285">
            <text:p>1490285</text:p>
          </table:table-cell>
          <table:table-cell table:number-columns-repeated="2" office:value-type="float" office:value="1935888">
            <text:p>1935888</text:p>
          </table:table-cell>
          <table:table-cell office:value-type="float" office:value="1560972">
            <text:p>1560972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6676">
            <text:p>426676</text:p>
          </table:table-cell>
          <table:table-cell office:value-type="float" office:value="726906">
            <text:p>726906</text:p>
          </table:table-cell>
          <table:table-cell office:value-type="float" office:value="1528007">
            <text:p>1528007</text:p>
          </table:table-cell>
          <table:table-cell table:number-columns-repeated="2" office:value-type="float" office:value="1824775">
            <text:p>1824775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261">
            <text:p>333261</text:p>
          </table:table-cell>
          <table:table-cell office:value-type="float" office:value="673194">
            <text:p>673194</text:p>
          </table:table-cell>
          <table:table-cell office:value-type="float" office:value="1450749">
            <text:p>1450749</text:p>
          </table:table-cell>
          <table:table-cell table:number-columns-repeated="2" office:value-type="float" office:value="1886899">
            <text:p>1886899</text:p>
          </table:table-cell>
          <table:table-cell office:value-type="float" office:value="1560972">
            <text:p>1560972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4882">
            <text:p>484882</text:p>
          </table:table-cell>
          <table:table-cell office:value-type="float" office:value="711635">
            <text:p>711635</text:p>
          </table:table-cell>
          <table:table-cell office:value-type="float" office:value="1487748">
            <text:p>1487748</text:p>
          </table:table-cell>
          <table:table-cell table:number-columns-repeated="2" office:value-type="float" office:value="1942476">
            <text:p>1942476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9783">
            <text:p>359783</text:p>
          </table:table-cell>
          <table:table-cell office:value-type="float" office:value="560912">
            <text:p>560912</text:p>
          </table:table-cell>
          <table:table-cell office:value-type="float" office:value="1418947">
            <text:p>1418947</text:p>
          </table:table-cell>
          <table:table-cell table:number-columns-repeated="2" office:value-type="float" office:value="1877202">
            <text:p>1877202</text:p>
          </table:table-cell>
          <table:table-cell office:value-type="float" office:value="1488368">
            <text:p>1488368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1527">
            <text:p>481527</text:p>
          </table:table-cell>
          <table:table-cell office:value-type="float" office:value="726514">
            <text:p>726514</text:p>
          </table:table-cell>
          <table:table-cell office:value-type="float" office:value="1524587">
            <text:p>1524587</text:p>
          </table:table-cell>
          <table:table-cell table:number-columns-repeated="2" office:value-type="float" office:value="1938619">
            <text:p>1938619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567">
            <text:p>338567</text:p>
          </table:table-cell>
          <table:table-cell office:value-type="float" office:value="681331">
            <text:p>681331</text:p>
          </table:table-cell>
          <table:table-cell office:value-type="float" office:value="1485208">
            <text:p>1485208</text:p>
          </table:table-cell>
          <table:table-cell table:number-columns-repeated="2" office:value-type="float" office:value="1884493">
            <text:p>1884493</text:p>
          </table:table-cell>
          <table:table-cell office:value-type="float" office:value="1560976">
            <text:p>156097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682">
            <text:p>477682</text:p>
          </table:table-cell>
          <table:table-cell office:value-type="float" office:value="680786">
            <text:p>680786</text:p>
          </table:table-cell>
          <table:table-cell office:value-type="float" office:value="1330937">
            <text:p>1330937</text:p>
          </table:table-cell>
          <table:table-cell table:number-columns-repeated="2" office:value-type="float" office:value="1637835">
            <text:p>1637835</text:p>
          </table:table-cell>
          <table:table-cell office:value-type="float" office:value="1454545">
            <text:p>14545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682">
            <text:p>336682</text:p>
          </table:table-cell>
          <table:table-cell office:value-type="float" office:value="681094">
            <text:p>681094</text:p>
          </table:table-cell>
          <table:table-cell office:value-type="float" office:value="1334876">
            <text:p>1334876</text:p>
          </table:table-cell>
          <table:table-cell table:number-columns-repeated="2" office:value-type="float" office:value="1680084">
            <text:p>1680084</text:p>
          </table:table-cell>
          <table:table-cell office:value-type="float" office:value="1454545">
            <text:p>1454545</text:p>
          </table:table-cell>
        </table:table-row>
        <table:table-row table:style-name="ro2">
          <table:table-cell table:style-name="ce3" office:value-type="string">
            <text:p>x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1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488201">
            <text:p>488201</text:p>
          </table:table-cell>
          <table:table-cell table:style-name="ce21" office:value-type="float" office:value="718542">
            <text:p>718542</text:p>
          </table:table-cell>
          <table:table-cell table:style-name="ce21" office:value-type="float" office:value="1336041">
            <text:p>1336041</text:p>
          </table:table-cell>
          <table:table-cell table:style-name="ce21" office:value-type="float" office:value="1779864">
            <text:p>1779864</text:p>
          </table:table-cell>
          <table:table-cell table:style-name="ce21" office:value-type="float" office:value="1779864">
            <text:p>1779864</text:p>
          </table:table-cell>
          <table:table-cell table:style-name="ce26" office:value-type="float" office:value="1488372">
            <text:p>1488372</text:p>
          </table:table-cell>
          <table:table-cell/>
          <table:table-cell table:style-name="ce3" office:value-type="string">
            <text:p>xfs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1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34947">
            <text:p>334947</text:p>
          </table:table-cell>
          <table:table-cell table:style-name="ce21" office:value-type="float" office:value="652288">
            <text:p>652288</text:p>
          </table:table-cell>
          <table:table-cell table:style-name="ce21" office:value-type="float" office:value="1524202">
            <text:p>1524202</text:p>
          </table:table-cell>
          <table:table-cell table:style-name="ce21" office:value-type="float" office:value="1996816">
            <text:p>1996816</text:p>
          </table:table-cell>
          <table:table-cell table:style-name="ce21" office:value-type="float" office:value="1996816">
            <text:p>1996816</text:p>
          </table:table-cell>
          <table:table-cell table:style-name="ce26" office:value-type="float" office:value="1600001">
            <text:p>1600001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2:.E11])" office:value-type="float" office:value="4751873">
            <text:p>4751873</text:p>
          </table:table-cell>
          <table:table-cell table:style-name="ce22" table:formula="of:=SUM([.F2:.F11])" office:value-type="float" office:value="7113555">
            <text:p>7113555</text:p>
          </table:table-cell>
          <table:table-cell table:style-name="ce22" table:formula="of:=SUM([.G2:.G11])" office:value-type="float" office:value="14801065">
            <text:p>14801065</text:p>
          </table:table-cell>
          <table:table-cell table:style-name="ce22" table:formula="of:=SUM([.H2:.H11])" office:value-type="float" office:value="18935289">
            <text:p>18935289</text:p>
          </table:table-cell>
          <table:table-cell table:style-name="ce22" table:formula="of:=SUM([.I2:.I11])" office:value-type="float" office:value="18935289">
            <text:p>18935289</text:p>
          </table:table-cell>
          <table:table-cell table:style-name="ce27" table:formula="of:=SUM([.J2:.J11])" office:value-type="float" office:value="15635549">
            <text:p>15635549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2:.P11])" office:value-type="float" office:value="3395431">
            <text:p>3395431</text:p>
          </table:table-cell>
          <table:table-cell table:style-name="ce22" table:formula="of:=SUM([.Q2:.Q11])" office:value-type="float" office:value="6703501">
            <text:p>6703501</text:p>
          </table:table-cell>
          <table:table-cell table:style-name="ce22" table:formula="of:=SUM([.R2:.R11])" office:value-type="float" office:value="14656038">
            <text:p>14656038</text:p>
          </table:table-cell>
          <table:table-cell table:style-name="ce22" table:formula="of:=SUM([.S2:.S11])" office:value-type="float" office:value="18749985">
            <text:p>18749985</text:p>
          </table:table-cell>
          <table:table-cell table:style-name="ce22" table:formula="of:=SUM([.T2:.T11])" office:value-type="float" office:value="18749985">
            <text:p>18749985</text:p>
          </table:table-cell>
          <table:table-cell table:style-name="ce27" table:formula="of:=SUM([.U2:.U11])" office:value-type="float" office:value="15471597">
            <text:p>15471597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12]/10" office:value-type="float" office:value="475187.3">
            <text:p>475187.3</text:p>
          </table:table-cell>
          <table:table-cell table:style-name="ce23" table:formula="of:=[.F12]/10" office:value-type="float" office:value="711355.5">
            <text:p>711355.5</text:p>
          </table:table-cell>
          <table:table-cell table:style-name="ce23" table:formula="of:=[.G12]/10" office:value-type="float" office:value="1480106.5">
            <text:p>1480106.5</text:p>
          </table:table-cell>
          <table:table-cell table:style-name="ce23" table:formula="of:=[.H12]/10" office:value-type="float" office:value="1893528.9">
            <text:p>1893528.9</text:p>
          </table:table-cell>
          <table:table-cell table:style-name="ce23" table:formula="of:=[.I12]/10" office:value-type="float" office:value="1893528.9">
            <text:p>1893528.9</text:p>
          </table:table-cell>
          <table:table-cell table:style-name="ce28" table:formula="of:=[.J12]/10" office:value-type="float" office:value="1563554.9">
            <text:p>1563554.9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12]/10" office:value-type="float" office:value="339543.1">
            <text:p>339543.1</text:p>
          </table:table-cell>
          <table:table-cell table:style-name="ce23" table:formula="of:=[.Q12]/10" office:value-type="float" office:value="670350.1">
            <text:p>670350.1</text:p>
          </table:table-cell>
          <table:table-cell table:style-name="ce23" table:formula="of:=[.R12]/10" office:value-type="float" office:value="1465603.8">
            <text:p>1465603.8</text:p>
          </table:table-cell>
          <table:table-cell table:style-name="ce23" table:formula="of:=[.S12]/10" office:value-type="float" office:value="1874998.5">
            <text:p>1874998.5</text:p>
          </table:table-cell>
          <table:table-cell table:style-name="ce23" table:formula="of:=[.T12]/10" office:value-type="float" office:value="1874998.5">
            <text:p>1874998.5</text:p>
          </table:table-cell>
          <table:table-cell table:style-name="ce28" table:formula="of:=[.U12]/10" office:value-type="float" office:value="1547159.7">
            <text:p>1547159.7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2:.E11])" office:value-type="float" office:value="19193.7174504229">
            <text:p>19193.72</text:p>
          </table:table-cell>
          <table:table-cell table:style-name="ce23" table:formula="of:=STDEV([.F2:.F11])" office:value-type="float" office:value="20622.2534076931">
            <text:p>20622.25</text:p>
          </table:table-cell>
          <table:table-cell table:style-name="ce23" table:formula="of:=STDEV([.G2:.G11])" office:value-type="float" office:value="82661.9541455842">
            <text:p>82661.95</text:p>
          </table:table-cell>
          <table:table-cell table:style-name="ce23" table:formula="of:=STDEV([.H2:.H11])" office:value-type="float" office:value="113031.265586562">
            <text:p>113031.27</text:p>
          </table:table-cell>
          <table:table-cell table:style-name="ce23" table:formula="of:=STDEV([.I2:.I11])" office:value-type="float" office:value="113031.265586562">
            <text:p>113031.27</text:p>
          </table:table-cell>
          <table:table-cell table:style-name="ce28" table:formula="of:=STDEV([.J2:.J11])" office:value-type="float" office:value="66701.1965567335">
            <text:p>66701.2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2:.P11])" office:value-type="float" office:value="7959.77818577042">
            <text:p>7959.78</text:p>
          </table:table-cell>
          <table:table-cell table:style-name="ce23" table:formula="of:=STDEV([.Q2:.Q11])" office:value-type="float" office:value="45545.2831304553">
            <text:p>45545.28</text:p>
          </table:table-cell>
          <table:table-cell table:style-name="ce23" table:formula="of:=STDEV([.R2:.R11])" office:value-type="float" office:value="86131.2490637915">
            <text:p>86131.25</text:p>
          </table:table-cell>
          <table:table-cell table:style-name="ce23" table:formula="of:=STDEV([.S2:.S11])" office:value-type="float" office:value="84439.007325143">
            <text:p>84439.01</text:p>
          </table:table-cell>
          <table:table-cell table:style-name="ce23" table:formula="of:=STDEV([.T2:.T11])" office:value-type="float" office:value="84439.007325143">
            <text:p>84439.01</text:p>
          </table:table-cell>
          <table:table-cell table:style-name="ce28" table:formula="of:=STDEV([.U2:.U11])" office:value-type="float" office:value="46089.0331690257">
            <text:p>46089.03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14];10)" office:value-type="float" office:value="11896.1707272295">
            <text:p>11896.17</text:p>
          </table:table-cell>
          <table:table-cell table:style-name="ce24" table:formula="of:=CONFIDENCE(0.05;[.F14];10)" office:value-type="float" office:value="12781.570217014">
            <text:p>12781.57</text:p>
          </table:table-cell>
          <table:table-cell table:style-name="ce24" table:formula="of:=CONFIDENCE(0.05;[.G14];10)" office:value-type="float" office:value="51233.4685400205">
            <text:p>51233.47</text:p>
          </table:table-cell>
          <table:table-cell table:style-name="ce24" table:formula="of:=CONFIDENCE(0.05;[.H14];10)" office:value-type="float" office:value="70056.2169056489">
            <text:p>70056.22</text:p>
          </table:table-cell>
          <table:table-cell table:style-name="ce24" table:formula="of:=CONFIDENCE(0.05;[.I14];10)" office:value-type="float" office:value="70056.2169056489">
            <text:p>70056.22</text:p>
          </table:table-cell>
          <table:table-cell table:style-name="ce29" table:formula="of:=CONFIDENCE(0.05;[.J14];10)" office:value-type="float" office:value="41341.0702746336">
            <text:p>41341.07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14];10)" office:value-type="float" office:value="4933.43097778672">
            <text:p>4933.43</text:p>
          </table:table-cell>
          <table:table-cell table:style-name="ce24" table:formula="of:=CONFIDENCE(0.05;[.Q14];10)" office:value-type="float" office:value="28228.7402291609">
            <text:p>28228.74</text:p>
          </table:table-cell>
          <table:table-cell table:style-name="ce24" table:formula="of:=CONFIDENCE(0.05;[.R14];10)" office:value-type="float" office:value="53383.7202959249">
            <text:p>53383.72</text:p>
          </table:table-cell>
          <table:table-cell table:style-name="ce24" table:formula="of:=CONFIDENCE(0.05;[.S14];10)" office:value-type="float" office:value="52334.8772728521">
            <text:p>52334.88</text:p>
          </table:table-cell>
          <table:table-cell table:style-name="ce24" table:formula="of:=CONFIDENCE(0.05;[.T14];10)" office:value-type="float" office:value="52334.8772728521">
            <text:p>52334.88</text:p>
          </table:table-cell>
          <table:table-cell table:style-name="ce29" table:formula="of:=CONFIDENCE(0.05;[.U14];10)" office:value-type="float" office:value="28565.7538018823">
            <text:p>28565.75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7748">
            <text:p>537748</text:p>
          </table:table-cell>
          <table:table-cell office:value-type="float" office:value="751438">
            <text:p>751438</text:p>
          </table:table-cell>
          <table:table-cell office:value-type="float" office:value="1374499">
            <text:p>1374499</text:p>
          </table:table-cell>
          <table:table-cell table:number-columns-repeated="2" office:value-type="float" office:value="1377180">
            <text:p>1377180</text:p>
          </table:table-cell>
          <table:table-cell office:value-type="float" office:value="1159600">
            <text:p>11596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050">
            <text:p>353050</text:p>
          </table:table-cell>
          <table:table-cell office:value-type="float" office:value="697673">
            <text:p>697673</text:p>
          </table:table-cell>
          <table:table-cell office:value-type="float" office:value="1311977">
            <text:p>1311977</text:p>
          </table:table-cell>
          <table:table-cell table:number-columns-repeated="2" office:value-type="float" office:value="1340372">
            <text:p>1340372</text:p>
          </table:table-cell>
          <table:table-cell office:value-type="float" office:value="1084153">
            <text:p>1084153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1798">
            <text:p>551798</text:p>
          </table:table-cell>
          <table:table-cell office:value-type="float" office:value="775289">
            <text:p>775289</text:p>
          </table:table-cell>
          <table:table-cell office:value-type="float" office:value="1378805">
            <text:p>1378805</text:p>
          </table:table-cell>
          <table:table-cell table:number-columns-repeated="2" office:value-type="float" office:value="1380575">
            <text:p>1380575</text:p>
          </table:table-cell>
          <table:table-cell office:value-type="float" office:value="1144134">
            <text:p>114413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621">
            <text:p>353621</text:p>
          </table:table-cell>
          <table:table-cell office:value-type="float" office:value="682894">
            <text:p>682894</text:p>
          </table:table-cell>
          <table:table-cell office:value-type="float" office:value="1350505">
            <text:p>1350505</text:p>
          </table:table-cell>
          <table:table-cell table:number-columns-repeated="2" office:value-type="float" office:value="1353799">
            <text:p>1353799</text:p>
          </table:table-cell>
          <table:table-cell office:value-type="float" office:value="1085914">
            <text:p>1085914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1068">
            <text:p>531068</text:p>
          </table:table-cell>
          <table:table-cell office:value-type="float" office:value="766341">
            <text:p>766341</text:p>
          </table:table-cell>
          <table:table-cell office:value-type="float" office:value="1364537">
            <text:p>1364537</text:p>
          </table:table-cell>
          <table:table-cell table:number-columns-repeated="2" office:value-type="float" office:value="1369015">
            <text:p>1369015</text:p>
          </table:table-cell>
          <table:table-cell office:value-type="float" office:value="1158924">
            <text:p>115892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027">
            <text:p>355027</text:p>
          </table:table-cell>
          <table:table-cell office:value-type="float" office:value="670534">
            <text:p>670534</text:p>
          </table:table-cell>
          <table:table-cell office:value-type="float" office:value="1328034">
            <text:p>1328034</text:p>
          </table:table-cell>
          <table:table-cell table:number-columns-repeated="2" office:value-type="float" office:value="1333845">
            <text:p>1333845</text:p>
          </table:table-cell>
          <table:table-cell office:value-type="float" office:value="1139974">
            <text:p>1139974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6371">
            <text:p>536371</text:p>
          </table:table-cell>
          <table:table-cell office:value-type="float" office:value="767795">
            <text:p>767795</text:p>
          </table:table-cell>
          <table:table-cell office:value-type="float" office:value="1349200">
            <text:p>1349200</text:p>
          </table:table-cell>
          <table:table-cell table:number-columns-repeated="2" office:value-type="float" office:value="1352314">
            <text:p>1352314</text:p>
          </table:table-cell>
          <table:table-cell office:value-type="float" office:value="1175575">
            <text:p>117557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300">
            <text:p>346300</text:p>
          </table:table-cell>
          <table:table-cell office:value-type="float" office:value="687053">
            <text:p>687053</text:p>
          </table:table-cell>
          <table:table-cell office:value-type="float" office:value="1343336">
            <text:p>1343336</text:p>
          </table:table-cell>
          <table:table-cell table:number-columns-repeated="2" office:value-type="float" office:value="1334907">
            <text:p>1334907</text:p>
          </table:table-cell>
          <table:table-cell office:value-type="float" office:value="1128374">
            <text:p>1128374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1094">
            <text:p>521094</text:p>
          </table:table-cell>
          <table:table-cell office:value-type="float" office:value="722764">
            <text:p>722764</text:p>
          </table:table-cell>
          <table:table-cell office:value-type="float" office:value="1314268">
            <text:p>1314268</text:p>
          </table:table-cell>
          <table:table-cell table:number-columns-repeated="2" office:value-type="float" office:value="1258274">
            <text:p>1258274</text:p>
          </table:table-cell>
          <table:table-cell office:value-type="float" office:value="1139538">
            <text:p>113953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396">
            <text:p>356396</text:p>
          </table:table-cell>
          <table:table-cell office:value-type="float" office:value="687831">
            <text:p>687831</text:p>
          </table:table-cell>
          <table:table-cell office:value-type="float" office:value="1229893">
            <text:p>1229893</text:p>
          </table:table-cell>
          <table:table-cell table:number-columns-repeated="2" office:value-type="float" office:value="1229889">
            <text:p>1229889</text:p>
          </table:table-cell>
          <table:table-cell office:value-type="float" office:value="1120273">
            <text:p>1120273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8710">
            <text:p>518710</text:p>
          </table:table-cell>
          <table:table-cell office:value-type="float" office:value="719037">
            <text:p>719037</text:p>
          </table:table-cell>
          <table:table-cell office:value-type="float" office:value="1348505">
            <text:p>1348505</text:p>
          </table:table-cell>
          <table:table-cell table:number-columns-repeated="2" office:value-type="float" office:value="1345624">
            <text:p>1345624</text:p>
          </table:table-cell>
          <table:table-cell office:value-type="float" office:value="1146014">
            <text:p>114601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19">
            <text:p>349919</text:p>
          </table:table-cell>
          <table:table-cell office:value-type="float" office:value="682630">
            <text:p>682630</text:p>
          </table:table-cell>
          <table:table-cell office:value-type="float" office:value="1352680">
            <text:p>1352680</text:p>
          </table:table-cell>
          <table:table-cell table:number-columns-repeated="2" office:value-type="float" office:value="1353689">
            <text:p>1353689</text:p>
          </table:table-cell>
          <table:table-cell office:value-type="float" office:value="1148102">
            <text:p>1148102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3216">
            <text:p>523216</text:p>
          </table:table-cell>
          <table:table-cell office:value-type="float" office:value="718509">
            <text:p>718509</text:p>
          </table:table-cell>
          <table:table-cell office:value-type="float" office:value="1329603">
            <text:p>1329603</text:p>
          </table:table-cell>
          <table:table-cell table:number-columns-repeated="2" office:value-type="float" office:value="1336514">
            <text:p>1336514</text:p>
          </table:table-cell>
          <table:table-cell office:value-type="float" office:value="1139300">
            <text:p>11393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806">
            <text:p>355806</text:p>
          </table:table-cell>
          <table:table-cell office:value-type="float" office:value="703523">
            <text:p>703523</text:p>
          </table:table-cell>
          <table:table-cell office:value-type="float" office:value="1355643">
            <text:p>1355643</text:p>
          </table:table-cell>
          <table:table-cell table:number-columns-repeated="2" office:value-type="float" office:value="1360514">
            <text:p>1360514</text:p>
          </table:table-cell>
          <table:table-cell office:value-type="float" office:value="1067987">
            <text:p>1067987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0986">
            <text:p>550986</text:p>
          </table:table-cell>
          <table:table-cell office:value-type="float" office:value="777182">
            <text:p>777182</text:p>
          </table:table-cell>
          <table:table-cell office:value-type="float" office:value="1355171">
            <text:p>1355171</text:p>
          </table:table-cell>
          <table:table-cell table:number-columns-repeated="2" office:value-type="float" office:value="1359417">
            <text:p>1359417</text:p>
          </table:table-cell>
          <table:table-cell office:value-type="float" office:value="1135884">
            <text:p>113588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97">
            <text:p>349997</text:p>
          </table:table-cell>
          <table:table-cell office:value-type="float" office:value="689751">
            <text:p>689751</text:p>
          </table:table-cell>
          <table:table-cell office:value-type="float" office:value="1348119">
            <text:p>1348119</text:p>
          </table:table-cell>
          <table:table-cell table:number-columns-repeated="2" office:value-type="float" office:value="1351929">
            <text:p>1351929</text:p>
          </table:table-cell>
          <table:table-cell office:value-type="float" office:value="1142379">
            <text:p>1142379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45142">
            <text:p>545142</text:p>
          </table:table-cell>
          <table:table-cell office:value-type="float" office:value="761621">
            <text:p>761621</text:p>
          </table:table-cell>
          <table:table-cell office:value-type="float" office:value="1356378">
            <text:p>1356378</text:p>
          </table:table-cell>
          <table:table-cell table:number-columns-repeated="2" office:value-type="float" office:value="1340342">
            <text:p>1340342</text:p>
          </table:table-cell>
          <table:table-cell office:value-type="float" office:value="1117560">
            <text:p>111756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656">
            <text:p>356656</text:p>
          </table:table-cell>
          <table:table-cell office:value-type="float" office:value="717064">
            <text:p>717064</text:p>
          </table:table-cell>
          <table:table-cell office:value-type="float" office:value="1332032">
            <text:p>1332032</text:p>
          </table:table-cell>
          <table:table-cell table:number-columns-repeated="2" office:value-type="float" office:value="1343805">
            <text:p>1343805</text:p>
          </table:table-cell>
          <table:table-cell office:value-type="float" office:value="1135471">
            <text:p>1135471</text:p>
          </table:table-cell>
        </table:table-row>
        <table:table-row table:style-name="ro2">
          <table:table-cell table:style-name="ce3" office:value-type="string">
            <text:p>x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1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545696">
            <text:p>545696</text:p>
          </table:table-cell>
          <table:table-cell table:style-name="ce21" office:value-type="float" office:value="766636">
            <text:p>766636</text:p>
          </table:table-cell>
          <table:table-cell table:style-name="ce21" office:value-type="float" office:value="1326641">
            <text:p>1326641</text:p>
          </table:table-cell>
          <table:table-cell table:style-name="ce21" office:value-type="float" office:value="1334009">
            <text:p>1334009</text:p>
          </table:table-cell>
          <table:table-cell table:style-name="ce21" office:value-type="float" office:value="1334009">
            <text:p>1334009</text:p>
          </table:table-cell>
          <table:table-cell table:style-name="ce26" office:value-type="float" office:value="1143475">
            <text:p>1143475</text:p>
          </table:table-cell>
          <table:table-cell/>
          <table:table-cell table:style-name="ce3" office:value-type="string">
            <text:p>xfs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1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352247">
            <text:p>352247</text:p>
          </table:table-cell>
          <table:table-cell table:style-name="ce21" office:value-type="float" office:value="692082">
            <text:p>692082</text:p>
          </table:table-cell>
          <table:table-cell table:style-name="ce21" office:value-type="float" office:value="1358402">
            <text:p>1358402</text:p>
          </table:table-cell>
          <table:table-cell table:style-name="ce21" office:value-type="float" office:value="1361307">
            <text:p>1361307</text:p>
          </table:table-cell>
          <table:table-cell table:style-name="ce21" office:value-type="float" office:value="1361307">
            <text:p>1361307</text:p>
          </table:table-cell>
          <table:table-cell table:style-name="ce26" office:value-type="float" office:value="1098049">
            <text:p>1098049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18:.E27])" office:value-type="float" office:value="5361829">
            <text:p>5361829</text:p>
          </table:table-cell>
          <table:table-cell table:style-name="ce22" table:formula="of:=SUM([.F18:.F27])" office:value-type="float" office:value="7526612">
            <text:p>7526612</text:p>
          </table:table-cell>
          <table:table-cell table:style-name="ce22" table:formula="of:=SUM([.G18:.G27])" office:value-type="float" office:value="13497607">
            <text:p>13497607</text:p>
          </table:table-cell>
          <table:table-cell table:style-name="ce22" table:formula="of:=SUM([.H18:.H27])" office:value-type="float" office:value="13453264">
            <text:p>13453264</text:p>
          </table:table-cell>
          <table:table-cell table:style-name="ce22" table:formula="of:=SUM([.I18:.I27])" office:value-type="float" office:value="13453264">
            <text:p>13453264</text:p>
          </table:table-cell>
          <table:table-cell table:style-name="ce27" table:formula="of:=SUM([.J18:.J27])" office:value-type="float" office:value="11460004">
            <text:p>11460004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18:.P27])" office:value-type="float" office:value="3529019">
            <text:p>3529019</text:p>
          </table:table-cell>
          <table:table-cell table:style-name="ce22" table:formula="of:=SUM([.Q18:.Q27])" office:value-type="float" office:value="6911035">
            <text:p>6911035</text:p>
          </table:table-cell>
          <table:table-cell table:style-name="ce22" table:formula="of:=SUM([.R18:.R27])" office:value-type="float" office:value="13310621">
            <text:p>13310621</text:p>
          </table:table-cell>
          <table:table-cell table:style-name="ce22" table:formula="of:=SUM([.S18:.S27])" office:value-type="float" office:value="13364056">
            <text:p>13364056</text:p>
          </table:table-cell>
          <table:table-cell table:style-name="ce22" table:formula="of:=SUM([.T18:.T27])" office:value-type="float" office:value="13364056">
            <text:p>13364056</text:p>
          </table:table-cell>
          <table:table-cell table:style-name="ce27" table:formula="of:=SUM([.U18:.U27])" office:value-type="float" office:value="11150676">
            <text:p>11150676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28]/10" office:value-type="float" office:value="536182.9">
            <text:p>536182.9</text:p>
          </table:table-cell>
          <table:table-cell table:style-name="ce23" table:formula="of:=[.F28]/10" office:value-type="float" office:value="752661.2">
            <text:p>752661.2</text:p>
          </table:table-cell>
          <table:table-cell table:style-name="ce23" table:formula="of:=[.G28]/10" office:value-type="float" office:value="1349760.7">
            <text:p>1349760.7</text:p>
          </table:table-cell>
          <table:table-cell table:style-name="ce23" table:formula="of:=[.H28]/10" office:value-type="float" office:value="1345326.4">
            <text:p>1345326.4</text:p>
          </table:table-cell>
          <table:table-cell table:style-name="ce23" table:formula="of:=[.I28]/10" office:value-type="float" office:value="1345326.4">
            <text:p>1345326.4</text:p>
          </table:table-cell>
          <table:table-cell table:style-name="ce28" table:formula="of:=[.J28]/10" office:value-type="float" office:value="1146000.4">
            <text:p>1146000.4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28]/10" office:value-type="float" office:value="352901.9">
            <text:p>352901.9</text:p>
          </table:table-cell>
          <table:table-cell table:style-name="ce23" table:formula="of:=[.Q28]/10" office:value-type="float" office:value="691103.5">
            <text:p>691103.5</text:p>
          </table:table-cell>
          <table:table-cell table:style-name="ce23" table:formula="of:=[.R28]/10" office:value-type="float" office:value="1331062.1">
            <text:p>1331062.1</text:p>
          </table:table-cell>
          <table:table-cell table:style-name="ce23" table:formula="of:=[.S28]/10" office:value-type="float" office:value="1336405.6">
            <text:p>1336405.6</text:p>
          </table:table-cell>
          <table:table-cell table:style-name="ce23" table:formula="of:=[.T28]/10" office:value-type="float" office:value="1336405.6">
            <text:p>1336405.6</text:p>
          </table:table-cell>
          <table:table-cell table:style-name="ce28" table:formula="of:=[.U28]/10" office:value-type="float" office:value="1115067.6">
            <text:p>1115067.6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18:.E27])" office:value-type="float" office:value="12308.4993981124">
            <text:p>12308.5</text:p>
          </table:table-cell>
          <table:table-cell table:style-name="ce23" table:formula="of:=STDEV([.F18:.F27])" office:value-type="float" office:value="23563.9254030393">
            <text:p>23563.93</text:p>
          </table:table-cell>
          <table:table-cell table:style-name="ce23" table:formula="of:=STDEV([.G18:.G27])" office:value-type="float" office:value="20948.1641043898">
            <text:p>20948.16</text:p>
          </table:table-cell>
          <table:table-cell table:style-name="ce23" table:formula="of:=STDEV([.H18:.H27])" office:value-type="float" office:value="34760.1816553238">
            <text:p>34760.18</text:p>
          </table:table-cell>
          <table:table-cell table:style-name="ce23" table:formula="of:=STDEV([.I18:.I27])" office:value-type="float" office:value="34760.1816553238">
            <text:p>34760.18</text:p>
          </table:table-cell>
          <table:table-cell table:style-name="ce28" table:formula="of:=STDEV([.J18:.J27])" office:value-type="float" office:value="15756.2780306067">
            <text:p>15756.28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18:.P27])" office:value-type="float" office:value="3352.29607715203">
            <text:p>3352.3</text:p>
          </table:table-cell>
          <table:table-cell table:style-name="ce23" table:formula="of:=STDEV([.Q18:.Q27])" office:value-type="float" office:value="12752.1362850831">
            <text:p>12752.14</text:p>
          </table:table-cell>
          <table:table-cell table:style-name="ce23" table:formula="of:=STDEV([.R18:.R27])" office:value-type="float" office:value="38366.9057752468">
            <text:p>38366.91</text:p>
          </table:table-cell>
          <table:table-cell table:style-name="ce23" table:formula="of:=STDEV([.S18:.S27])" office:value-type="float" office:value="38684.7499358597">
            <text:p>38684.75</text:p>
          </table:table-cell>
          <table:table-cell table:style-name="ce23" table:formula="of:=STDEV([.T18:.T27])" office:value-type="float" office:value="38684.7499358597">
            <text:p>38684.75</text:p>
          </table:table-cell>
          <table:table-cell table:style-name="ce28" table:formula="of:=STDEV([.U18:.U27])" office:value-type="float" office:value="28654.7041792443">
            <text:p>28654.7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30];10)" office:value-type="float" office:value="7628.74678207375">
            <text:p>7628.75</text:p>
          </table:table-cell>
          <table:table-cell table:style-name="ce24" table:formula="of:=CONFIDENCE(0.05;[.F30];10)" office:value-type="float" office:value="14604.803906399">
            <text:p>14604.8</text:p>
          </table:table-cell>
          <table:table-cell table:style-name="ce24" table:formula="of:=CONFIDENCE(0.05;[.G30];10)" office:value-type="float" office:value="12983.5680478015">
            <text:p>12983.57</text:p>
          </table:table-cell>
          <table:table-cell table:style-name="ce24" table:formula="of:=CONFIDENCE(0.05;[.H30];10)" office:value-type="float" office:value="21544.1879119739">
            <text:p>21544.19</text:p>
          </table:table-cell>
          <table:table-cell table:style-name="ce24" table:formula="of:=CONFIDENCE(0.05;[.I30];10)" office:value-type="float" office:value="21544.1879119739">
            <text:p>21544.19</text:p>
          </table:table-cell>
          <table:table-cell table:style-name="ce29" table:formula="of:=CONFIDENCE(0.05;[.J30];10)" office:value-type="float" office:value="9765.6628509795">
            <text:p>9765.66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30];10)" office:value-type="float" office:value="2077.7364554329">
            <text:p>2077.74</text:p>
          </table:table-cell>
          <table:table-cell table:style-name="ce24" table:formula="of:=CONFIDENCE(0.05;[.Q30];10)" office:value-type="float" office:value="7903.71072076526">
            <text:p>7903.71</text:p>
          </table:table-cell>
          <table:table-cell table:style-name="ce24" table:formula="of:=CONFIDENCE(0.05;[.R30];10)" office:value-type="float" office:value="23779.6176043952">
            <text:p>23779.62</text:p>
          </table:table-cell>
          <table:table-cell table:style-name="ce24" table:formula="of:=CONFIDENCE(0.05;[.S30];10)" office:value-type="float" office:value="23976.6158361901">
            <text:p>23976.62</text:p>
          </table:table-cell>
          <table:table-cell table:style-name="ce24" table:formula="of:=CONFIDENCE(0.05;[.T30];10)" office:value-type="float" office:value="23976.6158361901">
            <text:p>23976.62</text:p>
          </table:table-cell>
          <table:table-cell table:style-name="ce29" table:formula="of:=CONFIDENCE(0.05;[.U30];10)" office:value-type="float" office:value="17760.0433024524">
            <text:p>17760.04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752">
            <text:p>429752</text:p>
          </table:table-cell>
          <table:table-cell office:value-type="float" office:value="744544">
            <text:p>744544</text:p>
          </table:table-cell>
          <table:table-cell office:value-type="float" office:value="1491226">
            <text:p>1491226</text:p>
          </table:table-cell>
          <table:table-cell office:value-type="float" office:value="1778120">
            <text:p>1778120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79417">
            <text:p>279417</text:p>
          </table:table-cell>
          <table:table-cell office:value-type="float" office:value="603903">
            <text:p>603903</text:p>
          </table:table-cell>
          <table:table-cell office:value-type="float" office:value="1452067">
            <text:p>1452067</text:p>
          </table:table-cell>
          <table:table-cell office:value-type="float" office:value="1832103">
            <text:p>1832103</text:p>
          </table:table-cell>
          <table:table-cell office:value-type="float" office:value="1488368">
            <text:p>1488368</text:p>
          </table:table-cell>
          <table:table-cell office:value-type="float" office:value="955224">
            <text:p>955224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5749">
            <text:p>415749</text:p>
          </table:table-cell>
          <table:table-cell office:value-type="float" office:value="703545">
            <text:p>703545</text:p>
          </table:table-cell>
          <table:table-cell office:value-type="float" office:value="1423286">
            <text:p>1423286</text:p>
          </table:table-cell>
          <table:table-cell office:value-type="float" office:value="1680315">
            <text:p>1680315</text:p>
          </table:table-cell>
          <table:table-cell office:value-type="float" office:value="1454545">
            <text:p>1454545</text:p>
          </table:table-cell>
          <table:table-cell office:value-type="float" office:value="1049180">
            <text:p>104918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5801">
            <text:p>345801</text:p>
          </table:table-cell>
          <table:table-cell office:value-type="float" office:value="703455">
            <text:p>703455</text:p>
          </table:table-cell>
          <table:table-cell office:value-type="float" office:value="1451542">
            <text:p>1451542</text:p>
          </table:table-cell>
          <table:table-cell office:value-type="float" office:value="1823728">
            <text:p>1823728</text:p>
          </table:table-cell>
          <table:table-cell office:value-type="float" office:value="1488372">
            <text:p>1488372</text:p>
          </table:table-cell>
          <table:table-cell office:value-type="float" office:value="984616">
            <text:p>98461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1046">
            <text:p>481046</text:p>
          </table:table-cell>
          <table:table-cell office:value-type="float" office:value="727996">
            <text:p>727996</text:p>
          </table:table-cell>
          <table:table-cell office:value-type="float" office:value="1424606">
            <text:p>1424606</text:p>
          </table:table-cell>
          <table:table-cell office:value-type="float" office:value="1783039">
            <text:p>1783039</text:p>
          </table:table-cell>
          <table:table-cell office:value-type="float" office:value="1488372">
            <text:p>1488372</text:p>
          </table:table-cell>
          <table:table-cell office:value-type="float" office:value="1066666">
            <text:p>10666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742">
            <text:p>338742</text:p>
          </table:table-cell>
          <table:table-cell office:value-type="float" office:value="710725">
            <text:p>710725</text:p>
          </table:table-cell>
          <table:table-cell office:value-type="float" office:value="1455454">
            <text:p>1455454</text:p>
          </table:table-cell>
          <table:table-cell office:value-type="float" office:value="1775020">
            <text:p>1775020</text:p>
          </table:table-cell>
          <table:table-cell office:value-type="float" office:value="1488372">
            <text:p>1488372</text:p>
          </table:table-cell>
          <table:table-cell office:value-type="float" office:value="969696">
            <text:p>96969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57121">
            <text:p>457121</text:p>
          </table:table-cell>
          <table:table-cell office:value-type="float" office:value="727801">
            <text:p>727801</text:p>
          </table:table-cell>
          <table:table-cell office:value-type="float" office:value="1454953">
            <text:p>1454953</text:p>
          </table:table-cell>
          <table:table-cell office:value-type="float" office:value="1834328">
            <text:p>1834328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959">
            <text:p>336959</text:p>
          </table:table-cell>
          <table:table-cell office:value-type="float" office:value="702871">
            <text:p>702871</text:p>
          </table:table-cell>
          <table:table-cell office:value-type="float" office:value="1453634">
            <text:p>1453634</text:p>
          </table:table-cell>
          <table:table-cell office:value-type="float" office:value="1733009">
            <text:p>1733009</text:p>
          </table:table-cell>
          <table:table-cell office:value-type="float" office:value="1560976">
            <text:p>1560976</text:p>
          </table:table-cell>
          <table:table-cell office:value-type="float" office:value="1000001">
            <text:p>1000001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667">
            <text:p>470667</text:p>
          </table:table-cell>
          <table:table-cell office:value-type="float" office:value="743393">
            <text:p>743393</text:p>
          </table:table-cell>
          <table:table-cell office:value-type="float" office:value="1453096">
            <text:p>1453096</text:p>
          </table:table-cell>
          <table:table-cell office:value-type="float" office:value="1828891">
            <text:p>1828891</text:p>
          </table:table-cell>
          <table:table-cell office:value-type="float" office:value="1560972">
            <text:p>1560972</text:p>
          </table:table-cell>
          <table:table-cell office:value-type="float" office:value="1122805">
            <text:p>112280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832">
            <text:p>338832</text:p>
          </table:table-cell>
          <table:table-cell office:value-type="float" office:value="696211">
            <text:p>696211</text:p>
          </table:table-cell>
          <table:table-cell office:value-type="float" office:value="1389998">
            <text:p>1389998</text:p>
          </table:table-cell>
          <table:table-cell office:value-type="float" office:value="1725725">
            <text:p>1725725</text:p>
          </table:table-cell>
          <table:table-cell office:value-type="float" office:value="1488372">
            <text:p>1488372</text:p>
          </table:table-cell>
          <table:table-cell office:value-type="float" office:value="941175">
            <text:p>941175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4749">
            <text:p>444749</text:p>
          </table:table-cell>
          <table:table-cell office:value-type="float" office:value="711770">
            <text:p>711770</text:p>
          </table:table-cell>
          <table:table-cell office:value-type="float" office:value="1102912">
            <text:p>1102912</text:p>
          </table:table-cell>
          <table:table-cell office:value-type="float" office:value="1779542">
            <text:p>1779542</text:p>
          </table:table-cell>
          <table:table-cell office:value-type="float" office:value="1523810">
            <text:p>1523810</text:p>
          </table:table-cell>
          <table:table-cell office:value-type="float" office:value="853333">
            <text:p>85333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85">
            <text:p>340585</text:p>
          </table:table-cell>
          <table:table-cell office:value-type="float" office:value="718140">
            <text:p>718140</text:p>
          </table:table-cell>
          <table:table-cell office:value-type="float" office:value="1422899">
            <text:p>1422899</text:p>
          </table:table-cell>
          <table:table-cell office:value-type="float" office:value="1783670">
            <text:p>1783670</text:p>
          </table:table-cell>
          <table:table-cell office:value-type="float" office:value="1523810">
            <text:p>1523810</text:p>
          </table:table-cell>
          <table:table-cell office:value-type="float" office:value="969696">
            <text:p>96969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296">
            <text:p>470296</text:p>
          </table:table-cell>
          <table:table-cell office:value-type="float" office:value="761842">
            <text:p>761842</text:p>
          </table:table-cell>
          <table:table-cell office:value-type="float" office:value="1424772">
            <text:p>1424772</text:p>
          </table:table-cell>
          <table:table-cell office:value-type="float" office:value="1824013">
            <text:p>1824013</text:p>
          </table:table-cell>
          <table:table-cell office:value-type="float" office:value="1488368">
            <text:p>1488368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43">
            <text:p>340543</text:p>
          </table:table-cell>
          <table:table-cell office:value-type="float" office:value="689029">
            <text:p>689029</text:p>
          </table:table-cell>
          <table:table-cell office:value-type="float" office:value="1455805">
            <text:p>1455805</text:p>
          </table:table-cell>
          <table:table-cell office:value-type="float" office:value="1783149">
            <text:p>1783149</text:p>
          </table:table-cell>
          <table:table-cell office:value-type="float" office:value="1523810">
            <text:p>1523810</text:p>
          </table:table-cell>
          <table:table-cell office:value-type="float" office:value="984616">
            <text:p>98461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8356">
            <text:p>488356</text:p>
          </table:table-cell>
          <table:table-cell office:value-type="float" office:value="726990">
            <text:p>726990</text:p>
          </table:table-cell>
          <table:table-cell office:value-type="float" office:value="1423688">
            <text:p>1423688</text:p>
          </table:table-cell>
          <table:table-cell office:value-type="float" office:value="1826054">
            <text:p>1826054</text:p>
          </table:table-cell>
          <table:table-cell office:value-type="float" office:value="1560976">
            <text:p>1560976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4275">
            <text:p>344275</text:p>
          </table:table-cell>
          <table:table-cell office:value-type="float" office:value="703508">
            <text:p>703508</text:p>
          </table:table-cell>
          <table:table-cell office:value-type="float" office:value="1362734">
            <text:p>1362734</text:p>
          </table:table-cell>
          <table:table-cell office:value-type="float" office:value="1780054">
            <text:p>1780054</text:p>
          </table:table-cell>
          <table:table-cell office:value-type="float" office:value="1454545">
            <text:p>1454545</text:p>
          </table:table-cell>
          <table:table-cell office:value-type="float" office:value="969696">
            <text:p>96969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3949">
            <text:p>473949</text:p>
          </table:table-cell>
          <table:table-cell office:value-type="float" office:value="726908">
            <text:p>726908</text:p>
          </table:table-cell>
          <table:table-cell office:value-type="float" office:value="1394225">
            <text:p>1394225</text:p>
          </table:table-cell>
          <table:table-cell office:value-type="float" office:value="1772633">
            <text:p>1772633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3891">
            <text:p>343891</text:p>
          </table:table-cell>
          <table:table-cell office:value-type="float" office:value="702670">
            <text:p>702670</text:p>
          </table:table-cell>
          <table:table-cell office:value-type="float" office:value="1068569">
            <text:p>1068569</text:p>
          </table:table-cell>
          <table:table-cell office:value-type="float" office:value="1776649">
            <text:p>1776649</text:p>
          </table:table-cell>
          <table:table-cell office:value-type="float" office:value="1488372">
            <text:p>1488372</text:p>
          </table:table-cell>
          <table:table-cell office:value-type="float" office:value="790124">
            <text:p>790124</text:p>
          </table:table-cell>
        </table:table-row>
        <table:table-row table:style-name="ro2">
          <table:table-cell table:style-name="ce3" office:value-type="string">
            <text:p>x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2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477619">
            <text:p>477619</text:p>
          </table:table-cell>
          <table:table-cell table:style-name="ce21" office:value-type="float" office:value="762627">
            <text:p>762627</text:p>
          </table:table-cell>
          <table:table-cell table:style-name="ce21" office:value-type="float" office:value="1425219">
            <text:p>1425219</text:p>
          </table:table-cell>
          <table:table-cell table:style-name="ce21" office:value-type="float" office:value="1777723">
            <text:p>1777723</text:p>
          </table:table-cell>
          <table:table-cell table:style-name="ce21" office:value-type="float" office:value="1422222">
            <text:p>1422222</text:p>
          </table:table-cell>
          <table:table-cell table:style-name="ce26" office:value-type="float" office:value="1066666">
            <text:p>1066666</text:p>
          </table:table-cell>
          <table:table-cell/>
          <table:table-cell table:style-name="ce3" office:value-type="string">
            <text:p>xfs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2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34948">
            <text:p>334948</text:p>
          </table:table-cell>
          <table:table-cell table:style-name="ce21" office:value-type="float" office:value="711027">
            <text:p>711027</text:p>
          </table:table-cell>
          <table:table-cell table:style-name="ce21" office:value-type="float" office:value="1420472">
            <text:p>1420472</text:p>
          </table:table-cell>
          <table:table-cell table:style-name="ce21" office:value-type="float" office:value="1773954">
            <text:p>1773954</text:p>
          </table:table-cell>
          <table:table-cell table:style-name="ce21" office:value-type="float" office:value="1488372">
            <text:p>1488372</text:p>
          </table:table-cell>
          <table:table-cell table:style-name="ce26" office:value-type="float" office:value="999999">
            <text:p>999999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34:.E43])" office:value-type="float" office:value="4609304">
            <text:p>4609304</text:p>
          </table:table-cell>
          <table:table-cell table:style-name="ce22" table:formula="of:=SUM([.F34:.F43])" office:value-type="float" office:value="7337416">
            <text:p>7337416</text:p>
          </table:table-cell>
          <table:table-cell table:style-name="ce22" table:formula="of:=SUM([.G34:.G43])" office:value-type="float" office:value="14017983">
            <text:p>14017983</text:p>
          </table:table-cell>
          <table:table-cell table:style-name="ce22" table:formula="of:=SUM([.H34:.H43])" office:value-type="float" office:value="17884658">
            <text:p>17884658</text:p>
          </table:table-cell>
          <table:table-cell table:style-name="ce22" table:formula="of:=SUM([.I34:.I43])" office:value-type="float" office:value="14964381">
            <text:p>14964381</text:p>
          </table:table-cell>
          <table:table-cell table:style-name="ce27" table:formula="of:=SUM([.J34:.J43])" office:value-type="float" office:value="10620437">
            <text:p>10620437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34:.P43])" office:value-type="float" office:value="3343993">
            <text:p>3343993</text:p>
          </table:table-cell>
          <table:table-cell table:style-name="ce22" table:formula="of:=SUM([.Q34:.Q43])" office:value-type="float" office:value="6941539">
            <text:p>6941539</text:p>
          </table:table-cell>
          <table:table-cell table:style-name="ce22" table:formula="of:=SUM([.P34:.P43])" office:value-type="float" office:value="3343993">
            <text:p>3343993</text:p>
          </table:table-cell>
          <table:table-cell table:style-name="ce22" table:formula="of:=SUM([.Q34:.Q43])" office:value-type="float" office:value="6941539">
            <text:p>6941539</text:p>
          </table:table-cell>
          <table:table-cell table:style-name="ce22" table:formula="of:=SUM([.R34:.R43])" office:value-type="float" office:value="13933174">
            <text:p>13933174</text:p>
          </table:table-cell>
          <table:table-cell table:style-name="ce27" table:formula="of:=SUM([.S34:.S43])" office:value-type="float" office:value="17787061">
            <text:p>17787061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44]/10" office:value-type="float" office:value="460930.4">
            <text:p>460930.4</text:p>
          </table:table-cell>
          <table:table-cell table:style-name="ce23" table:formula="of:=[.F44]/10" office:value-type="float" office:value="733741.6">
            <text:p>733741.6</text:p>
          </table:table-cell>
          <table:table-cell table:style-name="ce23" table:formula="of:=[.G44]/10" office:value-type="float" office:value="1401798.3">
            <text:p>1401798.3</text:p>
          </table:table-cell>
          <table:table-cell table:style-name="ce23" table:formula="of:=[.H44]/10" office:value-type="float" office:value="1788465.8">
            <text:p>1788465.8</text:p>
          </table:table-cell>
          <table:table-cell table:style-name="ce23" table:formula="of:=[.I44]/10" office:value-type="float" office:value="1496438.1">
            <text:p>1496438.1</text:p>
          </table:table-cell>
          <table:table-cell table:style-name="ce28" table:formula="of:=[.J44]/10" office:value-type="float" office:value="1062043.7">
            <text:p>1062043.7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44]/10" office:value-type="float" office:value="334399.3">
            <text:p>334399.3</text:p>
          </table:table-cell>
          <table:table-cell table:style-name="ce23" table:formula="of:=[.Q44]/10" office:value-type="float" office:value="694153.9">
            <text:p>694153.9</text:p>
          </table:table-cell>
          <table:table-cell table:style-name="ce23" table:formula="of:=[.R44]/10" office:value-type="float" office:value="334399.3">
            <text:p>334399.3</text:p>
          </table:table-cell>
          <table:table-cell table:style-name="ce23" table:formula="of:=[.S44]/10" office:value-type="float" office:value="694153.9">
            <text:p>694153.9</text:p>
          </table:table-cell>
          <table:table-cell table:style-name="ce23" table:formula="of:=[.T44]/10" office:value-type="float" office:value="1393317.4">
            <text:p>1393317.4</text:p>
          </table:table-cell>
          <table:table-cell table:style-name="ce28" table:formula="of:=[.U44]/10" office:value-type="float" office:value="1778706.1">
            <text:p>1778706.1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34:.E43])" office:value-type="float" office:value="23751.2825955428">
            <text:p>23751.28</text:p>
          </table:table-cell>
          <table:table-cell table:style-name="ce23" table:formula="of:=STDEV([.F34:.F43])" office:value-type="float" office:value="19405.0705813369">
            <text:p>19405.07</text:p>
          </table:table-cell>
          <table:table-cell table:style-name="ce23" table:formula="of:=STDEV([.G34:.G43])" office:value-type="float" office:value="108208.623789676">
            <text:p>108208.62</text:p>
          </table:table-cell>
          <table:table-cell table:style-name="ce23" table:formula="of:=STDEV([.H34:.H43])" office:value-type="float" office:value="45573.8901633624">
            <text:p>45573.89</text:p>
          </table:table-cell>
          <table:table-cell table:style-name="ce23" table:formula="of:=STDEV([.I34:.I43])" office:value-type="float" office:value="43034.1226533601">
            <text:p>43034.12</text:p>
          </table:table-cell>
          <table:table-cell table:style-name="ce28" table:formula="of:=STDEV([.J34:.J43])" office:value-type="float" office:value="76893.7742589664">
            <text:p>76893.77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34:.P43])" office:value-type="float" office:value="19613.0422539583">
            <text:p>19613.04</text:p>
          </table:table-cell>
          <table:table-cell table:style-name="ce23" table:formula="of:=STDEV([.Q34:.Q43])" office:value-type="float" office:value="32715.7429023942">
            <text:p>32715.74</text:p>
          </table:table-cell>
          <table:table-cell table:style-name="ce23" table:formula="of:=STDEV([.P34:.P43])" office:value-type="float" office:value="19613.0422539583">
            <text:p>19613.04</text:p>
          </table:table-cell>
          <table:table-cell table:style-name="ce23" table:formula="of:=STDEV([.Q34:.Q43])" office:value-type="float" office:value="32715.7429023942">
            <text:p>32715.74</text:p>
          </table:table-cell>
          <table:table-cell table:style-name="ce23" table:formula="of:=STDEV([.R34:.R43])" office:value-type="float" office:value="118446.283384495">
            <text:p>118446.28</text:p>
          </table:table-cell>
          <table:table-cell table:style-name="ce28" table:formula="of:=STDEV([.S34:.S43])" office:value-type="float" office:value="33099.2115731881">
            <text:p>33099.21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46];10)" office:value-type="float" office:value="14720.9269635792">
            <text:p>14720.93</text:p>
          </table:table-cell>
          <table:table-cell table:style-name="ce24" table:formula="of:=CONFIDENCE(0.05;[.F46];10)" office:value-type="float" office:value="12027.166347832">
            <text:p>12027.17</text:p>
          </table:table-cell>
          <table:table-cell table:style-name="ce24" table:formula="of:=CONFIDENCE(0.05;[.G46];10)" office:value-type="float" office:value="67067.1674773541">
            <text:p>67067.17</text:p>
          </table:table-cell>
          <table:table-cell table:style-name="ce24" table:formula="of:=CONFIDENCE(0.05;[.H46];10)" office:value-type="float" office:value="28246.4707260457">
            <text:p>28246.47</text:p>
          </table:table-cell>
          <table:table-cell table:style-name="ce24" table:formula="of:=CONFIDENCE(0.05;[.I46];10)" office:value-type="float" office:value="26672.3354401378">
            <text:p>26672.34</text:p>
          </table:table-cell>
          <table:table-cell table:style-name="ce29" table:formula="of:=CONFIDENCE(0.05;[.J46];10)" office:value-type="float" office:value="47658.3793008558">
            <text:p>47658.38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46];10)" office:value-type="float" office:value="12156.0661573828">
            <text:p>12156.07</text:p>
          </table:table-cell>
          <table:table-cell table:style-name="ce24" table:formula="of:=CONFIDENCE(0.05;[.Q46];10)" office:value-type="float" office:value="20277.0549290571">
            <text:p>20277.05</text:p>
          </table:table-cell>
          <table:table-cell table:style-name="ce24" table:formula="of:=CONFIDENCE(0.05;[.R46];10)" office:value-type="float" office:value="12156.0661573828">
            <text:p>12156.07</text:p>
          </table:table-cell>
          <table:table-cell table:style-name="ce24" table:formula="of:=CONFIDENCE(0.05;[.S46];10)" office:value-type="float" office:value="20277.0549290571">
            <text:p>20277.05</text:p>
          </table:table-cell>
          <table:table-cell table:style-name="ce24" table:formula="of:=CONFIDENCE(0.05;[.T46];10)" office:value-type="float" office:value="73412.4180366481">
            <text:p>73412.42</text:p>
          </table:table-cell>
          <table:table-cell table:style-name="ce29" table:formula="of:=CONFIDENCE(0.05;[.U46];10)" office:value-type="float" office:value="20514.7269062596">
            <text:p>20514.73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  <table:table-cell/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8769">
            <text:p>538769</text:p>
          </table:table-cell>
          <table:table-cell office:value-type="float" office:value="828856">
            <text:p>828856</text:p>
          </table:table-cell>
          <table:table-cell office:value-type="float" office:value="1333764">
            <text:p>1333764</text:p>
          </table:table-cell>
          <table:table-cell office:value-type="float" office:value="1335342">
            <text:p>1335342</text:p>
          </table:table-cell>
          <table:table-cell office:value-type="float" office:value="1129171">
            <text:p>1129171</text:p>
          </table:table-cell>
          <table:table-cell office:value-type="float" office:value="710078">
            <text:p>71007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9244">
            <text:p>369244</text:p>
          </table:table-cell>
          <table:table-cell office:value-type="float" office:value="742500">
            <text:p>742500</text:p>
          </table:table-cell>
          <table:table-cell office:value-type="float" office:value="1323290">
            <text:p>1323290</text:p>
          </table:table-cell>
          <table:table-cell office:value-type="float" office:value="1325458">
            <text:p>1325458</text:p>
          </table:table-cell>
          <table:table-cell office:value-type="float" office:value="1141961">
            <text:p>1141961</text:p>
          </table:table-cell>
          <table:table-cell office:value-type="float" office:value="631556">
            <text:p>63155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0918">
            <text:p>540918</text:p>
          </table:table-cell>
          <table:table-cell office:value-type="float" office:value="810408">
            <text:p>810408</text:p>
          </table:table-cell>
          <table:table-cell office:value-type="float" office:value="1303003">
            <text:p>1303003</text:p>
          </table:table-cell>
          <table:table-cell office:value-type="float" office:value="1305548">
            <text:p>1305548</text:p>
          </table:table-cell>
          <table:table-cell office:value-type="float" office:value="1145453">
            <text:p>1145453</text:p>
          </table:table-cell>
          <table:table-cell office:value-type="float" office:value="703266">
            <text:p>7032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884">
            <text:p>371884</text:p>
          </table:table-cell>
          <table:table-cell office:value-type="float" office:value="756032">
            <text:p>756032</text:p>
          </table:table-cell>
          <table:table-cell office:value-type="float" office:value="1312347">
            <text:p>1312347</text:p>
          </table:table-cell>
          <table:table-cell office:value-type="float" office:value="1316330">
            <text:p>1316330</text:p>
          </table:table-cell>
          <table:table-cell office:value-type="float" office:value="1132469">
            <text:p>1132469</text:p>
          </table:table-cell>
          <table:table-cell office:value-type="float" office:value="659634">
            <text:p>659634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5410">
            <text:p>515410</text:p>
          </table:table-cell>
          <table:table-cell office:value-type="float" office:value="805387">
            <text:p>805387</text:p>
          </table:table-cell>
          <table:table-cell office:value-type="float" office:value="1335097">
            <text:p>1335097</text:p>
          </table:table-cell>
          <table:table-cell office:value-type="float" office:value="1337797">
            <text:p>1337797</text:p>
          </table:table-cell>
          <table:table-cell office:value-type="float" office:value="1146135">
            <text:p>1146135</text:p>
          </table:table-cell>
          <table:table-cell office:value-type="float" office:value="712440">
            <text:p>71244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658">
            <text:p>360658</text:p>
          </table:table-cell>
          <table:table-cell office:value-type="float" office:value="757572">
            <text:p>757572</text:p>
          </table:table-cell>
          <table:table-cell office:value-type="float" office:value="1324518">
            <text:p>1324518</text:p>
          </table:table-cell>
          <table:table-cell office:value-type="float" office:value="1334121">
            <text:p>1334121</text:p>
          </table:table-cell>
          <table:table-cell office:value-type="float" office:value="1135254">
            <text:p>1135254</text:p>
          </table:table-cell>
          <table:table-cell office:value-type="float" office:value="642635">
            <text:p>642635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076">
            <text:p>539076</text:p>
          </table:table-cell>
          <table:table-cell office:value-type="float" office:value="793356">
            <text:p>793356</text:p>
          </table:table-cell>
          <table:table-cell office:value-type="float" office:value="1317490">
            <text:p>1317490</text:p>
          </table:table-cell>
          <table:table-cell office:value-type="float" office:value="1325511">
            <text:p>1325511</text:p>
          </table:table-cell>
          <table:table-cell office:value-type="float" office:value="1118266">
            <text:p>1118266</text:p>
          </table:table-cell>
          <table:table-cell office:value-type="float" office:value="699520">
            <text:p>69952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447">
            <text:p>371447</text:p>
          </table:table-cell>
          <table:table-cell office:value-type="float" office:value="759211">
            <text:p>759211</text:p>
          </table:table-cell>
          <table:table-cell office:value-type="float" office:value="1300445">
            <text:p>1300445</text:p>
          </table:table-cell>
          <table:table-cell office:value-type="float" office:value="1304562">
            <text:p>1304562</text:p>
          </table:table-cell>
          <table:table-cell office:value-type="float" office:value="1102464">
            <text:p>1102464</text:p>
          </table:table-cell>
          <table:table-cell office:value-type="float" office:value="635667">
            <text:p>635667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7639">
            <text:p>527639</text:p>
          </table:table-cell>
          <table:table-cell office:value-type="float" office:value="807769">
            <text:p>807769</text:p>
          </table:table-cell>
          <table:table-cell office:value-type="float" office:value="1311115">
            <text:p>1311115</text:p>
          </table:table-cell>
          <table:table-cell office:value-type="float" office:value="1313582">
            <text:p>1313582</text:p>
          </table:table-cell>
          <table:table-cell office:value-type="float" office:value="1133664">
            <text:p>1133664</text:p>
          </table:table-cell>
          <table:table-cell office:value-type="float" office:value="707472">
            <text:p>7074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194">
            <text:p>360194</text:p>
          </table:table-cell>
          <table:table-cell office:value-type="float" office:value="740293">
            <text:p>740293</text:p>
          </table:table-cell>
          <table:table-cell office:value-type="float" office:value="1314403">
            <text:p>1314403</text:p>
          </table:table-cell>
          <table:table-cell office:value-type="float" office:value="1317733">
            <text:p>1317733</text:p>
          </table:table-cell>
          <table:table-cell office:value-type="float" office:value="1139855">
            <text:p>1139855</text:p>
          </table:table-cell>
          <table:table-cell office:value-type="float" office:value="643386">
            <text:p>643386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5501">
            <text:p>545501</text:p>
          </table:table-cell>
          <table:table-cell office:value-type="float" office:value="797955">
            <text:p>797955</text:p>
          </table:table-cell>
          <table:table-cell office:value-type="float" office:value="1323635">
            <text:p>1323635</text:p>
          </table:table-cell>
          <table:table-cell office:value-type="float" office:value="1328117">
            <text:p>1328117</text:p>
          </table:table-cell>
          <table:table-cell office:value-type="float" office:value="1136455">
            <text:p>1136455</text:p>
          </table:table-cell>
          <table:table-cell office:value-type="float" office:value="704976">
            <text:p>704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2846">
            <text:p>372846</text:p>
          </table:table-cell>
          <table:table-cell office:value-type="float" office:value="760216">
            <text:p>760216</text:p>
          </table:table-cell>
          <table:table-cell office:value-type="float" office:value="1315718">
            <text:p>1315718</text:p>
          </table:table-cell>
          <table:table-cell office:value-type="float" office:value="1315559">
            <text:p>1315559</text:p>
          </table:table-cell>
          <table:table-cell office:value-type="float" office:value="1127520">
            <text:p>1127520</text:p>
          </table:table-cell>
          <table:table-cell office:value-type="float" office:value="644265">
            <text:p>644265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7103">
            <text:p>507103</text:p>
          </table:table-cell>
          <table:table-cell office:value-type="float" office:value="783043">
            <text:p>783043</text:p>
          </table:table-cell>
          <table:table-cell office:value-type="float" office:value="1326556">
            <text:p>1326556</text:p>
          </table:table-cell>
          <table:table-cell office:value-type="float" office:value="1330894">
            <text:p>1330894</text:p>
          </table:table-cell>
          <table:table-cell office:value-type="float" office:value="1138331">
            <text:p>1138331</text:p>
          </table:table-cell>
          <table:table-cell office:value-type="float" office:value="710463">
            <text:p>71046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8500">
            <text:p>368500</text:p>
          </table:table-cell>
          <table:table-cell office:value-type="float" office:value="750380">
            <text:p>750380</text:p>
          </table:table-cell>
          <table:table-cell office:value-type="float" office:value="1286582">
            <text:p>1286582</text:p>
          </table:table-cell>
          <table:table-cell office:value-type="float" office:value="1291858">
            <text:p>1291858</text:p>
          </table:table-cell>
          <table:table-cell office:value-type="float" office:value="1121826">
            <text:p>1121826</text:p>
          </table:table-cell>
          <table:table-cell office:value-type="float" office:value="645732">
            <text:p>645732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590">
            <text:p>539590</text:p>
          </table:table-cell>
          <table:table-cell office:value-type="float" office:value="804517">
            <text:p>804517</text:p>
          </table:table-cell>
          <table:table-cell office:value-type="float" office:value="1283835">
            <text:p>1283835</text:p>
          </table:table-cell>
          <table:table-cell office:value-type="float" office:value="1312662">
            <text:p>1312662</text:p>
          </table:table-cell>
          <table:table-cell office:value-type="float" office:value="1140867">
            <text:p>1140867</text:p>
          </table:table-cell>
          <table:table-cell office:value-type="float" office:value="700283">
            <text:p>70028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6897">
            <text:p>366897</text:p>
          </table:table-cell>
          <table:table-cell office:value-type="float" office:value="759679">
            <text:p>759679</text:p>
          </table:table-cell>
          <table:table-cell office:value-type="float" office:value="1306720">
            <text:p>1306720</text:p>
          </table:table-cell>
          <table:table-cell office:value-type="float" office:value="1311452">
            <text:p>1311452</text:p>
          </table:table-cell>
          <table:table-cell office:value-type="float" office:value="1120273">
            <text:p>1120273</text:p>
          </table:table-cell>
          <table:table-cell office:value-type="float" office:value="650804">
            <text:p>650804</text:p>
          </table:table-cell>
        </table:table-row>
        <table:table-row table:style-name="ro2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3902">
            <text:p>503902</text:p>
          </table:table-cell>
          <table:table-cell office:value-type="float" office:value="803245">
            <text:p>803245</text:p>
          </table:table-cell>
          <table:table-cell office:value-type="float" office:value="1313636">
            <text:p>1313636</text:p>
          </table:table-cell>
          <table:table-cell office:value-type="float" office:value="1319347">
            <text:p>1319347</text:p>
          </table:table-cell>
          <table:table-cell office:value-type="float" office:value="1138825">
            <text:p>1138825</text:p>
          </table:table-cell>
          <table:table-cell office:value-type="float" office:value="742348">
            <text:p>74234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58506">
            <text:p>358506</text:p>
          </table:table-cell>
          <table:table-cell office:value-type="float" office:value="742423">
            <text:p>742423</text:p>
          </table:table-cell>
          <table:table-cell office:value-type="float" office:value="1286712">
            <text:p>1286712</text:p>
          </table:table-cell>
          <table:table-cell office:value-type="float" office:value="1293261">
            <text:p>1293261</text:p>
          </table:table-cell>
          <table:table-cell office:value-type="float" office:value="1092885">
            <text:p>1092885</text:p>
          </table:table-cell>
          <table:table-cell office:value-type="float" office:value="626371">
            <text:p>626371</text:p>
          </table:table-cell>
        </table:table-row>
        <table:table-row table:style-name="ro2">
          <table:table-cell table:style-name="ce3" office:value-type="string">
            <text:p>x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2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537810">
            <text:p>537810</text:p>
          </table:table-cell>
          <table:table-cell table:style-name="ce21" office:value-type="float" office:value="787949">
            <text:p>787949</text:p>
          </table:table-cell>
          <table:table-cell table:style-name="ce21" office:value-type="float" office:value="1313502">
            <text:p>1313502</text:p>
          </table:table-cell>
          <table:table-cell table:style-name="ce21" office:value-type="float" office:value="1316538">
            <text:p>1316538</text:p>
          </table:table-cell>
          <table:table-cell table:style-name="ce21" office:value-type="float" office:value="1120177">
            <text:p>1120177</text:p>
          </table:table-cell>
          <table:table-cell table:style-name="ce26" office:value-type="float" office:value="704529">
            <text:p>704529</text:p>
          </table:table-cell>
          <table:table-cell/>
          <table:table-cell table:style-name="ce3" office:value-type="string">
            <text:p>xfs</text:p>
          </table:table-cell>
          <table:table-cell table:style-name="ce7" office:value-type="float" office:value="1024">
            <text:p>1024</text:p>
          </table:table-cell>
          <table:table-cell table:style-name="ce7" office:value-type="string">
            <text:p>2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362435">
            <text:p>362435</text:p>
          </table:table-cell>
          <table:table-cell table:style-name="ce21" office:value-type="float" office:value="764465">
            <text:p>764465</text:p>
          </table:table-cell>
          <table:table-cell table:style-name="ce21" office:value-type="float" office:value="1322196">
            <text:p>1322196</text:p>
          </table:table-cell>
          <table:table-cell table:style-name="ce21" office:value-type="float" office:value="1324255">
            <text:p>1324255</text:p>
          </table:table-cell>
          <table:table-cell table:style-name="ce21" office:value-type="float" office:value="1109050">
            <text:p>1109050</text:p>
          </table:table-cell>
          <table:table-cell table:style-name="ce26" office:value-type="float" office:value="642075">
            <text:p>642075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50:.E59])" office:value-type="float" office:value="5295718">
            <text:p>5295718</text:p>
          </table:table-cell>
          <table:table-cell table:style-name="ce22" table:formula="of:=SUM([.F50:.F59])" office:value-type="float" office:value="8022485">
            <text:p>8022485</text:p>
          </table:table-cell>
          <table:table-cell table:style-name="ce22" table:formula="of:=SUM([.G50:.G59])" office:value-type="float" office:value="13161633">
            <text:p>13161633</text:p>
          </table:table-cell>
          <table:table-cell table:style-name="ce22" table:formula="of:=SUM([.H50:.H59])" office:value-type="float" office:value="13225338">
            <text:p>13225338</text:p>
          </table:table-cell>
          <table:table-cell table:style-name="ce22" table:formula="of:=SUM([.I50:.I59])" office:value-type="float" office:value="11347344">
            <text:p>11347344</text:p>
          </table:table-cell>
          <table:table-cell table:style-name="ce27" table:formula="of:=SUM([.J50:.J59])" office:value-type="float" office:value="7095375">
            <text:p>7095375</text:p>
          </table:table-cell>
          <table:table-cell/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P50:.P59])" office:value-type="float" office:value="3662611">
            <text:p>3662611</text:p>
          </table:table-cell>
          <table:table-cell table:style-name="ce22" table:formula="of:=SUM([.Q50:.Q59])" office:value-type="float" office:value="7532771">
            <text:p>7532771</text:p>
          </table:table-cell>
          <table:table-cell table:style-name="ce22" table:formula="of:=SUM([.R50:.R59])" office:value-type="float" office:value="13092931">
            <text:p>13092931</text:p>
          </table:table-cell>
          <table:table-cell table:style-name="ce22" table:formula="of:=SUM([.S50:.S59])" office:value-type="float" office:value="13134589">
            <text:p>13134589</text:p>
          </table:table-cell>
          <table:table-cell table:style-name="ce22" table:formula="of:=SUM([.T50:.T59])" office:value-type="float" office:value="11223557">
            <text:p>11223557</text:p>
          </table:table-cell>
          <table:table-cell table:style-name="ce27" table:formula="of:=SUM([.U50:.U59])" office:value-type="float" office:value="6422125">
            <text:p>6422125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60]/10" office:value-type="float" office:value="529571.8">
            <text:p>529571.8</text:p>
          </table:table-cell>
          <table:table-cell table:style-name="ce23" table:formula="of:=[.F60]/10" office:value-type="float" office:value="802248.5">
            <text:p>802248.5</text:p>
          </table:table-cell>
          <table:table-cell table:style-name="ce23" table:formula="of:=[.G60]/10" office:value-type="float" office:value="1316163.3">
            <text:p>1316163.3</text:p>
          </table:table-cell>
          <table:table-cell table:style-name="ce23" table:formula="of:=[.H60]/10" office:value-type="float" office:value="1322533.8">
            <text:p>1322533.8</text:p>
          </table:table-cell>
          <table:table-cell table:style-name="ce23" table:formula="of:=[.I60]/10" office:value-type="float" office:value="1134734.4">
            <text:p>1134734.4</text:p>
          </table:table-cell>
          <table:table-cell table:style-name="ce28" table:formula="of:=[.J60]/10" office:value-type="float" office:value="709537.5">
            <text:p>709537.5</text:p>
          </table:table-cell>
          <table:table-cell/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P60]/10" office:value-type="float" office:value="366261.1">
            <text:p>366261.1</text:p>
          </table:table-cell>
          <table:table-cell table:style-name="ce23" table:formula="of:=[.Q60]/10" office:value-type="float" office:value="753277.1">
            <text:p>753277.1</text:p>
          </table:table-cell>
          <table:table-cell table:style-name="ce23" table:formula="of:=[.R60]/10" office:value-type="float" office:value="1309293.1">
            <text:p>1309293.1</text:p>
          </table:table-cell>
          <table:table-cell table:style-name="ce23" table:formula="of:=[.S60]/10" office:value-type="float" office:value="1313458.9">
            <text:p>1313458.9</text:p>
          </table:table-cell>
          <table:table-cell table:style-name="ce23" table:formula="of:=[.T60]/10" office:value-type="float" office:value="1122355.7">
            <text:p>1122355.7</text:p>
          </table:table-cell>
          <table:table-cell table:style-name="ce28" table:formula="of:=[.U60]/10" office:value-type="float" office:value="642212.5">
            <text:p>642212.5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50:.E59])" office:value-type="float" office:value="15252.3373203366">
            <text:p>15252.34</text:p>
          </table:table-cell>
          <table:table-cell table:style-name="ce23" table:formula="of:=STDEV([.F50:.F59])" office:value-type="float" office:value="12874.7786712368">
            <text:p>12874.78</text:p>
          </table:table-cell>
          <table:table-cell table:style-name="ce23" table:formula="of:=STDEV([.G50:.G59])" office:value-type="float" office:value="15242.9650662563">
            <text:p>15242.97</text:p>
          </table:table-cell>
          <table:table-cell table:style-name="ce23" table:formula="of:=STDEV([.H50:.H59])" office:value-type="float" office:value="10641.3967316326">
            <text:p>10641.4</text:p>
          </table:table-cell>
          <table:table-cell table:style-name="ce23" table:formula="of:=STDEV([.I50:.I59])" office:value-type="float" office:value="9605.10930240313">
            <text:p>9605.11</text:p>
          </table:table-cell>
          <table:table-cell table:style-name="ce28" table:formula="of:=STDEV([.J50:.J59])" office:value-type="float" office:value="12299.9030732405">
            <text:p>12299.9</text:p>
          </table:table-cell>
          <table:table-cell/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P50:.P59])" office:value-type="float" office:value="5366.26556368579">
            <text:p>5366.27</text:p>
          </table:table-cell>
          <table:table-cell table:style-name="ce23" table:formula="of:=STDEV([.Q50:.Q59])" office:value-type="float" office:value="8733.62585324357">
            <text:p>8733.63</text:p>
          </table:table-cell>
          <table:table-cell table:style-name="ce23" table:formula="of:=STDEV([.R50:.R59])" office:value-type="float" office:value="14069.360717136">
            <text:p>14069.36</text:p>
          </table:table-cell>
          <table:table-cell table:style-name="ce23" table:formula="of:=STDEV([.S50:.S59])" office:value-type="float" office:value="13646.7930335299">
            <text:p>13646.79</text:p>
          </table:table-cell>
          <table:table-cell table:style-name="ce23" table:formula="of:=STDEV([.T50:.T59])" office:value-type="float" office:value="16437.660093348">
            <text:p>16437.66</text:p>
          </table:table-cell>
          <table:table-cell table:style-name="ce28" table:formula="of:=STDEV([.U50:.U59])" office:value-type="float" office:value="9444.8949791232">
            <text:p>9444.89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62];10)" office:value-type="float" office:value="9453.3229021781">
            <text:p>9453.32</text:p>
          </table:table-cell>
          <table:table-cell table:style-name="ce24" table:formula="of:=CONFIDENCE(0.05;[.F62];10)" office:value-type="float" office:value="7979.72386245327">
            <text:p>7979.72</text:p>
          </table:table-cell>
          <table:table-cell table:style-name="ce24" table:formula="of:=CONFIDENCE(0.05;[.G62];10)" office:value-type="float" office:value="9447.51402565765">
            <text:p>9447.51</text:p>
          </table:table-cell>
          <table:table-cell table:style-name="ce24" table:formula="of:=CONFIDENCE(0.05;[.H62];10)" office:value-type="float" office:value="6595.48483104785">
            <text:p>6595.48</text:p>
          </table:table-cell>
          <table:table-cell table:style-name="ce24" table:formula="of:=CONFIDENCE(0.05;[.I62];10)" office:value-type="float" office:value="5953.19903037179">
            <text:p>5953.2</text:p>
          </table:table-cell>
          <table:table-cell table:style-name="ce29" table:formula="of:=CONFIDENCE(0.05;[.J62];10)" office:value-type="float" office:value="7623.41882262207">
            <text:p>7623.42</text:p>
          </table:table-cell>
          <table:table-cell/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P62];10)" office:value-type="float" office:value="3325.98473839949">
            <text:p>3325.98</text:p>
          </table:table-cell>
          <table:table-cell table:style-name="ce24" table:formula="of:=CONFIDENCE(0.05;[.Q62];10)" office:value-type="float" office:value="5413.05791784705">
            <text:p>5413.06</text:p>
          </table:table-cell>
          <table:table-cell table:style-name="ce24" table:formula="of:=CONFIDENCE(0.05;[.R62];10)" office:value-type="float" office:value="8720.11988018182">
            <text:p>8720.12</text:p>
          </table:table-cell>
          <table:table-cell table:style-name="ce24" table:formula="of:=CONFIDENCE(0.05;[.S62];10)" office:value-type="float" office:value="8458.21452907033">
            <text:p>8458.21</text:p>
          </table:table-cell>
          <table:table-cell table:style-name="ce24" table:formula="of:=CONFIDENCE(0.05;[.T62];10)" office:value-type="float" office:value="10187.980068568">
            <text:p>10187.98</text:p>
          </table:table-cell>
          <table:table-cell table:style-name="ce29" table:formula="of:=CONFIDENCE(0.05;[.U62];10)" office:value-type="float" office:value="5853.89898869886">
            <text:p>5853.9</text:p>
          </table:table-cell>
        </table:table-row>
        <table:table-row table:style-name="ro2" table:number-rows-repeated="3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13]" office:value-type="float" office:value="475187.3">
            <text:p>475187.3</text:p>
          </table:table-cell>
          <table:table-cell table:style-name="Default"/>
          <table:table-cell table:style-name="Default" table:formula="of:=[.G13]" office:value-type="float" office:value="1480106.5">
            <text:p>1480106.5</text:p>
          </table:table-cell>
          <table:table-cell table:style-name="Default"/>
          <table:table-cell table:style-name="Default" table:formula="of:=[.I13]" office:value-type="float" office:value="1893528.9">
            <text:p>1893528.9</text:p>
          </table:table-cell>
          <table:table-cell table:style-name="Default" table:formula="of:=[.J13]" office:value-type="float" office:value="1563554.9">
            <text:p>1563554.9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29]" office:value-type="float" office:value="536182.9">
            <text:p>536182.9</text:p>
          </table:table-cell>
          <table:table-cell table:style-name="Default"/>
          <table:table-cell table:style-name="Default" table:formula="of:=[.G29]" office:value-type="float" office:value="1349760.7">
            <text:p>1349760.7</text:p>
          </table:table-cell>
          <table:table-cell table:style-name="Default"/>
          <table:table-cell table:style-name="Default" table:formula="of:=[.I29]" office:value-type="float" office:value="1345326.4">
            <text:p>1345326.4</text:p>
          </table:table-cell>
          <table:table-cell table:style-name="Default" table:formula="of:=[.J29]" office:value-type="float" office:value="1146000.4">
            <text:p>1146000.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45]" office:value-type="float" office:value="460930.4">
            <text:p>460930.4</text:p>
          </table:table-cell>
          <table:table-cell table:style-name="Default"/>
          <table:table-cell table:style-name="Default" table:formula="of:=[.G45]" office:value-type="float" office:value="1401798.3">
            <text:p>1401798.3</text:p>
          </table:table-cell>
          <table:table-cell table:style-name="Default"/>
          <table:table-cell table:style-name="Default" table:formula="of:=[.I45]" office:value-type="float" office:value="1496438.1">
            <text:p>1496438.1</text:p>
          </table:table-cell>
          <table:table-cell table:style-name="Default" table:formula="of:=[.J45]" office:value-type="float" office:value="1062043.7">
            <text:p>1062043.7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61]" office:value-type="float" office:value="529571.8">
            <text:p>529571.8</text:p>
          </table:table-cell>
          <table:table-cell table:style-name="Default"/>
          <table:table-cell table:style-name="Default" table:formula="of:=[.G61]" office:value-type="float" office:value="1316163.3">
            <text:p>1316163.3</text:p>
          </table:table-cell>
          <table:table-cell table:style-name="Default"/>
          <table:table-cell table:style-name="Default" table:formula="of:=[.I61]" office:value-type="float" office:value="1134734.4">
            <text:p>1134734.4</text:p>
          </table:table-cell>
          <table:table-cell table:style-name="Default" table:formula="of:=[.J61]" office:value-type="float" office:value="709537.5">
            <text:p>709537.5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13]" office:value-type="float" office:value="339543.1">
            <text:p>339543.1</text:p>
          </table:table-cell>
          <table:table-cell table:style-name="Default"/>
          <table:table-cell table:style-name="Default" table:formula="of:=[.R13]" office:value-type="float" office:value="1465603.8">
            <text:p>1465603.8</text:p>
          </table:table-cell>
          <table:table-cell table:style-name="Default"/>
          <table:table-cell table:style-name="Default" table:formula="of:=[.T13]" office:value-type="float" office:value="1874998.5">
            <text:p>1874998.5</text:p>
          </table:table-cell>
          <table:table-cell table:style-name="Default" table:formula="of:=[.U13]" office:value-type="float" office:value="1547159.7">
            <text:p>1547159.7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29]" office:value-type="float" office:value="352901.9">
            <text:p>352901.9</text:p>
          </table:table-cell>
          <table:table-cell table:style-name="Default"/>
          <table:table-cell table:style-name="Default" table:formula="of:=[.R29]" office:value-type="float" office:value="1331062.1">
            <text:p>1331062.1</text:p>
          </table:table-cell>
          <table:table-cell table:style-name="Default"/>
          <table:table-cell table:style-name="Default" table:formula="of:=[.T29]" office:value-type="float" office:value="1336405.6">
            <text:p>1336405.6</text:p>
          </table:table-cell>
          <table:table-cell table:style-name="Default" table:formula="of:=[.U29]" office:value-type="float" office:value="1115067.6">
            <text:p>1115067.6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45]" office:value-type="float" office:value="334399.3">
            <text:p>334399.3</text:p>
          </table:table-cell>
          <table:table-cell table:style-name="Default"/>
          <table:table-cell table:style-name="Default" table:formula="of:=[.R45]" office:value-type="float" office:value="334399.3">
            <text:p>334399.3</text:p>
          </table:table-cell>
          <table:table-cell table:style-name="Default"/>
          <table:table-cell table:style-name="Default" table:formula="of:=[.T45]" office:value-type="float" office:value="1393317.4">
            <text:p>1393317.4</text:p>
          </table:table-cell>
          <table:table-cell table:style-name="Default" table:formula="of:=[.U45]" office:value-type="float" office:value="1778706.1">
            <text:p>1778706.1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61]" office:value-type="float" office:value="366261.1">
            <text:p>366261.1</text:p>
          </table:table-cell>
          <table:table-cell table:style-name="Default"/>
          <table:table-cell table:style-name="Default" table:formula="of:=[.R61]" office:value-type="float" office:value="1309293.1">
            <text:p>1309293.1</text:p>
          </table:table-cell>
          <table:table-cell table:style-name="Default"/>
          <table:table-cell table:style-name="Default" table:formula="of:=[.T61]" office:value-type="float" office:value="1122355.7">
            <text:p>1122355.7</text:p>
          </table:table-cell>
          <table:table-cell table:style-name="Default" table:formula="of:=[.U61]" office:value-type="float" office:value="642212.5">
            <text:p>642212.5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15]" office:value-type="float" office:value="11896.1707272295">
            <text:p>11896.17</text:p>
          </table:table-cell>
          <table:table-cell table:style-name="Default"/>
          <table:table-cell table:style-name="Default" table:formula="of:=[.G15]" office:value-type="float" office:value="51233.4685400205">
            <text:p>51233.47</text:p>
          </table:table-cell>
          <table:table-cell table:style-name="Default"/>
          <table:table-cell table:style-name="Default" table:formula="of:=[.I15]" office:value-type="float" office:value="70056.2169056489">
            <text:p>70056.22</text:p>
          </table:table-cell>
          <table:table-cell table:style-name="Default" table:formula="of:=[.J15]" office:value-type="float" office:value="41341.0702746336">
            <text:p>41341.07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31]" office:value-type="float" office:value="7628.74678207375">
            <text:p>7628.75</text:p>
          </table:table-cell>
          <table:table-cell table:style-name="Default"/>
          <table:table-cell table:style-name="Default" table:formula="of:=[.G31]" office:value-type="float" office:value="12983.5680478015">
            <text:p>12983.57</text:p>
          </table:table-cell>
          <table:table-cell table:style-name="Default"/>
          <table:table-cell table:style-name="Default" table:formula="of:=[.I31]" office:value-type="float" office:value="21544.1879119739">
            <text:p>21544.19</text:p>
          </table:table-cell>
          <table:table-cell table:style-name="Default" table:formula="of:=[.J31]" office:value-type="float" office:value="9765.6628509795">
            <text:p>9765.66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47]" office:value-type="float" office:value="14720.9269635792">
            <text:p>14720.93</text:p>
          </table:table-cell>
          <table:table-cell table:style-name="Default"/>
          <table:table-cell table:style-name="Default" table:formula="of:=[.G47]" office:value-type="float" office:value="67067.1674773541">
            <text:p>67067.17</text:p>
          </table:table-cell>
          <table:table-cell table:style-name="Default"/>
          <table:table-cell table:style-name="Default" table:formula="of:=[.I47]" office:value-type="float" office:value="26672.3354401378">
            <text:p>26672.34</text:p>
          </table:table-cell>
          <table:table-cell table:style-name="Default" table:formula="of:=[.J47]" office:value-type="float" office:value="47658.3793008558">
            <text:p>47658.38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E63]" office:value-type="float" office:value="9453.3229021781">
            <text:p>9453.32</text:p>
          </table:table-cell>
          <table:table-cell table:style-name="Default"/>
          <table:table-cell table:style-name="Default" table:formula="of:=[.G63]" office:value-type="float" office:value="9447.51402565765">
            <text:p>9447.51</text:p>
          </table:table-cell>
          <table:table-cell table:style-name="Default"/>
          <table:table-cell table:style-name="Default" table:formula="of:=[.I63]" office:value-type="float" office:value="5953.19903037179">
            <text:p>5953.2</text:p>
          </table:table-cell>
          <table:table-cell table:style-name="Default" table:formula="of:=[.J63]" office:value-type="float" office:value="7623.41882262207">
            <text:p>7623.42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15]" office:value-type="float" office:value="4933.43097778672">
            <text:p>4933.43</text:p>
          </table:table-cell>
          <table:table-cell table:style-name="Default"/>
          <table:table-cell table:style-name="Default" table:formula="of:=[.R15]" office:value-type="float" office:value="53383.7202959249">
            <text:p>53383.72</text:p>
          </table:table-cell>
          <table:table-cell table:style-name="Default"/>
          <table:table-cell table:style-name="Default" table:formula="of:=[.T15]" office:value-type="float" office:value="52334.8772728521">
            <text:p>52334.88</text:p>
          </table:table-cell>
          <table:table-cell table:style-name="Default" table:formula="of:=[.U15]" office:value-type="float" office:value="28565.7538018823">
            <text:p>28565.75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31]" office:value-type="float" office:value="2077.7364554329">
            <text:p>2077.74</text:p>
          </table:table-cell>
          <table:table-cell table:style-name="Default"/>
          <table:table-cell table:style-name="Default" table:formula="of:=[.R31]" office:value-type="float" office:value="23779.6176043952">
            <text:p>23779.62</text:p>
          </table:table-cell>
          <table:table-cell table:style-name="Default"/>
          <table:table-cell table:style-name="Default" table:formula="of:=[.T31]" office:value-type="float" office:value="23976.6158361901">
            <text:p>23976.62</text:p>
          </table:table-cell>
          <table:table-cell table:style-name="Default" table:formula="of:=[.U31]" office:value-type="float" office:value="17760.0433024524">
            <text:p>17760.0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47]" office:value-type="float" office:value="12156.0661573828">
            <text:p>12156.07</text:p>
          </table:table-cell>
          <table:table-cell table:style-name="Default"/>
          <table:table-cell table:style-name="Default" table:formula="of:=[.R47]" office:value-type="float" office:value="12156.0661573828">
            <text:p>12156.07</text:p>
          </table:table-cell>
          <table:table-cell table:style-name="Default"/>
          <table:table-cell table:style-name="Default" table:formula="of:=[.T47]" office:value-type="float" office:value="73412.4180366481">
            <text:p>73412.42</text:p>
          </table:table-cell>
          <table:table-cell table:style-name="Default" table:formula="of:=[.U47]" office:value-type="float" office:value="20514.7269062596">
            <text:p>20514.73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table:formula="of:=[.P63]" office:value-type="float" office:value="3325.98473839949">
            <text:p>3325.98</text:p>
          </table:table-cell>
          <table:table-cell table:style-name="Default"/>
          <table:table-cell table:style-name="Default" table:formula="of:=[.R63]" office:value-type="float" office:value="8720.11988018182">
            <text:p>8720.12</text:p>
          </table:table-cell>
          <table:table-cell table:style-name="Default"/>
          <table:table-cell table:style-name="Default" table:formula="of:=[.T63]" office:value-type="float" office:value="10187.980068568">
            <text:p>10187.98</text:p>
          </table:table-cell>
          <table:table-cell table:style-name="Default" table:formula="of:=[.U63]" office:value-type="float" office:value="5853.89898869886">
            <text:p>5853.9</text:p>
          </table:table-cell>
          <table:table-cell/>
          <table:table-cell table:style-name="Default" table:number-columns-repeated="10"/>
        </table:table-row>
      </table:table>
      <table:table table:name="XFS-dat" table:style-name="ta1" table:print="false">
        <table:table-column table:style-name="co10" table:number-columns-repeated="12" table:default-cell-style-name="Default"/>
        <table:table-row table:style-name="ro2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XFS.E67]" office:value-type="string" office:string-value="write">
            <text:p>write</text:p>
          </table:table-cell>
          <table:table-cell table:formula="of:=[XFS.E77]" office:value-type="string" office:string-value="err">
            <text:p>err</text:p>
          </table:table-cell>
          <table:table-cell table:formula="of:=[XFS.G67]" office:value-type="string" office:string-value="read">
            <text:p>read</text:p>
          </table:table-cell>
          <table:table-cell table:formula="of:=[XFS.G77]" office:value-type="string" office:string-value="err">
            <text:p>err</text:p>
          </table:table-cell>
          <table:table-cell table:formula="of:=[XFS.I67]" office:value-type="string" office:string-value="rand read">
            <text:p>rand read</text:p>
          </table:table-cell>
          <table:table-cell table:formula="of:=[XFS.I77]" office:value-type="string" office:string-value="err">
            <text:p>err</text:p>
          </table:table-cell>
          <table:table-cell table:formula="of:=[XFS.J67]" office:value-type="string" office:string-value="rand write">
            <text:p>rand write</text:p>
          </table:table-cell>
          <table:table-cell table:formula="of:=[XFS.J77]" office:value-type="string" office:string-value="err">
            <text:p>er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E68]" office:value-type="float" office:value="475187.3">
            <text:p>475187.3</text:p>
          </table:table-cell>
          <table:table-cell table:formula="of:=[XFS.E78]" office:value-type="float" office:value="11896.1707272295">
            <text:p>11896.17</text:p>
          </table:table-cell>
          <table:table-cell table:formula="of:=[XFS.G68]" office:value-type="float" office:value="1480106.5">
            <text:p>1480106.5</text:p>
          </table:table-cell>
          <table:table-cell table:formula="of:=[XFS.G78]" office:value-type="float" office:value="51233.4685400205">
            <text:p>51233.47</text:p>
          </table:table-cell>
          <table:table-cell table:formula="of:=[XFS.I68]" office:value-type="float" office:value="1893528.9">
            <text:p>1893528.9</text:p>
          </table:table-cell>
          <table:table-cell table:formula="of:=[XFS.I78]" office:value-type="float" office:value="70056.2169056489">
            <text:p>70056.22</text:p>
          </table:table-cell>
          <table:table-cell table:formula="of:=[XFS.J68]" office:value-type="float" office:value="1563554.9">
            <text:p>1563554.9</text:p>
          </table:table-cell>
          <table:table-cell table:formula="of:=[XFS.J78]" office:value-type="float" office:value="41341.0702746336">
            <text:p>41341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E69]" office:value-type="float" office:value="536182.9">
            <text:p>536182.9</text:p>
          </table:table-cell>
          <table:table-cell table:formula="of:=[XFS.E79]" office:value-type="float" office:value="7628.74678207375">
            <text:p>7628.75</text:p>
          </table:table-cell>
          <table:table-cell table:formula="of:=[XFS.G69]" office:value-type="float" office:value="1349760.7">
            <text:p>1349760.7</text:p>
          </table:table-cell>
          <table:table-cell table:formula="of:=[XFS.G79]" office:value-type="float" office:value="12983.5680478015">
            <text:p>12983.57</text:p>
          </table:table-cell>
          <table:table-cell table:formula="of:=[XFS.I69]" office:value-type="float" office:value="1345326.4">
            <text:p>1345326.4</text:p>
          </table:table-cell>
          <table:table-cell table:formula="of:=[XFS.I79]" office:value-type="float" office:value="21544.1879119739">
            <text:p>21544.19</text:p>
          </table:table-cell>
          <table:table-cell table:formula="of:=[XFS.J69]" office:value-type="float" office:value="1146000.4">
            <text:p>1146000.4</text:p>
          </table:table-cell>
          <table:table-cell table:formula="of:=[XFS.J79]" office:value-type="float" office:value="9765.6628509795">
            <text:p>9765.6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E70]" office:value-type="float" office:value="460930.4">
            <text:p>460930.4</text:p>
          </table:table-cell>
          <table:table-cell table:formula="of:=[XFS.E80]" office:value-type="float" office:value="14720.9269635792">
            <text:p>14720.93</text:p>
          </table:table-cell>
          <table:table-cell table:formula="of:=[XFS.G70]" office:value-type="float" office:value="1401798.3">
            <text:p>1401798.3</text:p>
          </table:table-cell>
          <table:table-cell table:formula="of:=[XFS.G80]" office:value-type="float" office:value="67067.1674773541">
            <text:p>67067.17</text:p>
          </table:table-cell>
          <table:table-cell table:formula="of:=[XFS.I70]" office:value-type="float" office:value="1496438.1">
            <text:p>1496438.1</text:p>
          </table:table-cell>
          <table:table-cell table:formula="of:=[XFS.I80]" office:value-type="float" office:value="26672.3354401378">
            <text:p>26672.34</text:p>
          </table:table-cell>
          <table:table-cell table:formula="of:=[XFS.J70]" office:value-type="float" office:value="1062043.7">
            <text:p>1062043.7</text:p>
          </table:table-cell>
          <table:table-cell table:formula="of:=[XFS.J80]" office:value-type="float" office:value="47658.3793008558">
            <text:p>47658.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E71]" office:value-type="float" office:value="529571.8">
            <text:p>529571.8</text:p>
          </table:table-cell>
          <table:table-cell table:formula="of:=[XFS.E81]" office:value-type="float" office:value="9453.3229021781">
            <text:p>9453.32</text:p>
          </table:table-cell>
          <table:table-cell table:formula="of:=[XFS.G71]" office:value-type="float" office:value="1316163.3">
            <text:p>1316163.3</text:p>
          </table:table-cell>
          <table:table-cell table:formula="of:=[XFS.G81]" office:value-type="float" office:value="9447.51402565765">
            <text:p>9447.51</text:p>
          </table:table-cell>
          <table:table-cell table:formula="of:=[XFS.I71]" office:value-type="float" office:value="1134734.4">
            <text:p>1134734.4</text:p>
          </table:table-cell>
          <table:table-cell table:formula="of:=[XFS.I81]" office:value-type="float" office:value="5953.19903037179">
            <text:p>5953.2</text:p>
          </table:table-cell>
          <table:table-cell table:formula="of:=[XFS.J71]" office:value-type="float" office:value="709537.5">
            <text:p>709537.5</text:p>
          </table:table-cell>
          <table:table-cell table:formula="of:=[XFS.J81]" office:value-type="float" office:value="7623.41882262207">
            <text:p>7623.4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E72]" office:value-type="float" office:value="339543.1">
            <text:p>339543.1</text:p>
          </table:table-cell>
          <table:table-cell table:formula="of:=[XFS.E82]" office:value-type="float" office:value="4933.43097778672">
            <text:p>4933.43</text:p>
          </table:table-cell>
          <table:table-cell table:formula="of:=[XFS.G72]" office:value-type="float" office:value="1465603.8">
            <text:p>1465603.8</text:p>
          </table:table-cell>
          <table:table-cell table:formula="of:=[XFS.G82]" office:value-type="float" office:value="53383.7202959249">
            <text:p>53383.72</text:p>
          </table:table-cell>
          <table:table-cell table:formula="of:=[XFS.I72]" office:value-type="float" office:value="1874998.5">
            <text:p>1874998.5</text:p>
          </table:table-cell>
          <table:table-cell table:formula="of:=[XFS.I82]" office:value-type="float" office:value="52334.8772728521">
            <text:p>52334.88</text:p>
          </table:table-cell>
          <table:table-cell table:formula="of:=[XFS.J72]" office:value-type="float" office:value="1547159.7">
            <text:p>1547159.7</text:p>
          </table:table-cell>
          <table:table-cell table:formula="of:=[XFS.J82]" office:value-type="float" office:value="28565.7538018823">
            <text:p>28565.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E73]" office:value-type="float" office:value="352901.9">
            <text:p>352901.9</text:p>
          </table:table-cell>
          <table:table-cell table:formula="of:=[XFS.E83]" office:value-type="float" office:value="2077.7364554329">
            <text:p>2077.74</text:p>
          </table:table-cell>
          <table:table-cell table:formula="of:=[XFS.G73]" office:value-type="float" office:value="1331062.1">
            <text:p>1331062.1</text:p>
          </table:table-cell>
          <table:table-cell table:formula="of:=[XFS.G83]" office:value-type="float" office:value="23779.6176043952">
            <text:p>23779.62</text:p>
          </table:table-cell>
          <table:table-cell table:formula="of:=[XFS.I73]" office:value-type="float" office:value="1336405.6">
            <text:p>1336405.6</text:p>
          </table:table-cell>
          <table:table-cell table:formula="of:=[XFS.I83]" office:value-type="float" office:value="23976.6158361901">
            <text:p>23976.62</text:p>
          </table:table-cell>
          <table:table-cell table:formula="of:=[XFS.J73]" office:value-type="float" office:value="1115067.6">
            <text:p>1115067.6</text:p>
          </table:table-cell>
          <table:table-cell table:formula="of:=[XFS.J83]" office:value-type="float" office:value="17760.0433024524">
            <text:p>17760.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E74]" office:value-type="float" office:value="334399.3">
            <text:p>334399.3</text:p>
          </table:table-cell>
          <table:table-cell table:formula="of:=[XFS.E84]" office:value-type="float" office:value="12156.0661573828">
            <text:p>12156.07</text:p>
          </table:table-cell>
          <table:table-cell table:formula="of:=[XFS.G74]" office:value-type="float" office:value="334399.3">
            <text:p>334399.3</text:p>
          </table:table-cell>
          <table:table-cell table:formula="of:=[XFS.G84]" office:value-type="float" office:value="12156.0661573828">
            <text:p>12156.07</text:p>
          </table:table-cell>
          <table:table-cell table:formula="of:=[XFS.I74]" office:value-type="float" office:value="1393317.4">
            <text:p>1393317.4</text:p>
          </table:table-cell>
          <table:table-cell table:formula="of:=[XFS.I84]" office:value-type="float" office:value="73412.4180366481">
            <text:p>73412.42</text:p>
          </table:table-cell>
          <table:table-cell table:formula="of:=[XFS.J74]" office:value-type="float" office:value="1778706.1">
            <text:p>1778706.1</text:p>
          </table:table-cell>
          <table:table-cell table:formula="of:=[XFS.J84]" office:value-type="float" office:value="20514.7269062596">
            <text:p>20514.7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E75]" office:value-type="float" office:value="366261.1">
            <text:p>366261.1</text:p>
          </table:table-cell>
          <table:table-cell table:formula="of:=[XFS.E85]" office:value-type="float" office:value="3325.98473839949">
            <text:p>3325.98</text:p>
          </table:table-cell>
          <table:table-cell table:formula="of:=[XFS.G75]" office:value-type="float" office:value="1309293.1">
            <text:p>1309293.1</text:p>
          </table:table-cell>
          <table:table-cell table:formula="of:=[XFS.G85]" office:value-type="float" office:value="8720.11988018182">
            <text:p>8720.12</text:p>
          </table:table-cell>
          <table:table-cell table:formula="of:=[XFS.I75]" office:value-type="float" office:value="1122355.7">
            <text:p>1122355.7</text:p>
          </table:table-cell>
          <table:table-cell table:formula="of:=[XFS.I85]" office:value-type="float" office:value="10187.980068568">
            <text:p>10187.98</text:p>
          </table:table-cell>
          <table:table-cell table:formula="of:=[XFS.J75]" office:value-type="float" office:value="642212.5">
            <text:p>642212.5</text:p>
          </table:table-cell>
          <table:table-cell table:formula="of:=[XFS.J85]" office:value-type="float" office:value="5853.89898869886">
            <text:p>5853.9</text:p>
          </table:table-cell>
        </table:table-row>
      </table:table>
      <table:table table:name="ReiserFS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default-cell-style-name="ce20"/>
        <table:table-column table:style-name="co6" table:number-columns-repeated="3" table:default-cell-style-name="ce20"/>
        <table:table-column table:style-name="co7" table:default-cell-style-name="ce20"/>
        <table:table-column table:style-name="co8" table:default-cell-style-name="ce25"/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39">
            <text:p>3539</text:p>
          </table:table-cell>
          <table:table-cell office:value-type="float" office:value="984965">
            <text:p>984965</text:p>
          </table:table-cell>
          <table:table-cell office:value-type="float" office:value="1489671">
            <text:p>1489671</text:p>
          </table:table-cell>
          <table:table-cell table:number-columns-repeated="2" office:value-type="float" office:value="2001644">
            <text:p>2001644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267">
            <text:p>303267</text:p>
          </table:table-cell>
          <table:table-cell office:value-type="float" office:value="900884">
            <text:p>900884</text:p>
          </table:table-cell>
          <table:table-cell office:value-type="float" office:value="1686739">
            <text:p>1686739</text:p>
          </table:table-cell>
          <table:table-cell table:number-columns-repeated="2" office:value-type="float" office:value="1933138">
            <text:p>1933138</text:p>
          </table:table-cell>
          <table:table-cell office:value-type="float" office:value="1560976">
            <text:p>156097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233">
            <text:p>306233</text:p>
          </table:table-cell>
          <table:table-cell office:value-type="float" office:value="954289">
            <text:p>954289</text:p>
          </table:table-cell>
          <table:table-cell office:value-type="float" office:value="1683480">
            <text:p>1683480</text:p>
          </table:table-cell>
          <table:table-cell table:number-columns-repeated="2" office:value-type="float" office:value="2134177">
            <text:p>2134177</text:p>
          </table:table-cell>
          <table:table-cell office:value-type="float" office:value="1523806">
            <text:p>152380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36">
            <text:p>309036</text:p>
          </table:table-cell>
          <table:table-cell office:value-type="float" office:value="901485">
            <text:p>901485</text:p>
          </table:table-cell>
          <table:table-cell office:value-type="float" office:value="1563218">
            <text:p>1563218</text:p>
          </table:table-cell>
          <table:table-cell table:number-columns-repeated="2" office:value-type="float" office:value="1999656">
            <text:p>1999656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652">
            <text:p>310652</text:p>
          </table:table-cell>
          <table:table-cell office:value-type="float" office:value="876257">
            <text:p>876257</text:p>
          </table:table-cell>
          <table:table-cell office:value-type="float" office:value="1595469">
            <text:p>1595469</text:p>
          </table:table-cell>
          <table:table-cell table:number-columns-repeated="2" office:value-type="float" office:value="1942963">
            <text:p>1942963</text:p>
          </table:table-cell>
          <table:table-cell office:value-type="float" office:value="1488372">
            <text:p>1488372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391">
            <text:p>303391</text:p>
          </table:table-cell>
          <table:table-cell office:value-type="float" office:value="926644">
            <text:p>926644</text:p>
          </table:table-cell>
          <table:table-cell office:value-type="float" office:value="1637488">
            <text:p>1637488</text:p>
          </table:table-cell>
          <table:table-cell table:number-columns-repeated="2" office:value-type="float" office:value="2126089">
            <text:p>2126089</text:p>
          </table:table-cell>
          <table:table-cell office:value-type="float" office:value="1560972">
            <text:p>1560972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233">
            <text:p>309233</text:p>
          </table:table-cell>
          <table:table-cell office:value-type="float" office:value="927962">
            <text:p>927962</text:p>
          </table:table-cell>
          <table:table-cell office:value-type="float" office:value="1638650">
            <text:p>1638650</text:p>
          </table:table-cell>
          <table:table-cell table:number-columns-repeated="2" office:value-type="float" office:value="2128048">
            <text:p>2128048</text:p>
          </table:table-cell>
          <table:table-cell office:value-type="float" office:value="1560976">
            <text:p>156097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10">
            <text:p>309010</text:p>
          </table:table-cell>
          <table:table-cell office:value-type="float" office:value="900559">
            <text:p>900559</text:p>
          </table:table-cell>
          <table:table-cell office:value-type="float" office:value="1595719">
            <text:p>1595719</text:p>
          </table:table-cell>
          <table:table-cell table:number-columns-repeated="2" office:value-type="float" office:value="2004183">
            <text:p>2004183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148">
            <text:p>306148</text:p>
          </table:table-cell>
          <table:table-cell office:value-type="float" office:value="875329">
            <text:p>875329</text:p>
          </table:table-cell>
          <table:table-cell office:value-type="float" office:value="1639280">
            <text:p>1639280</text:p>
          </table:table-cell>
          <table:table-cell table:number-columns-repeated="2" office:value-type="float" office:value="2060561">
            <text:p>2060561</text:p>
          </table:table-cell>
          <table:table-cell office:value-type="float" office:value="1523810">
            <text:p>1523810</text:p>
          </table:table-cell>
        </table:table-row>
        <table:table-row table:style-name="ro2">
          <table:table-cell table:style-name="ce3" office:value-type="string">
            <text:p>Reiser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1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19887">
            <text:p>319887</text:p>
          </table:table-cell>
          <table:table-cell table:style-name="ce21" office:value-type="float" office:value="902663">
            <text:p>902663</text:p>
          </table:table-cell>
          <table:table-cell table:style-name="ce21" office:value-type="float" office:value="1642071">
            <text:p>1642071</text:p>
          </table:table-cell>
          <table:table-cell table:style-name="ce21" office:value-type="float" office:value="2068064">
            <text:p>2068064</text:p>
          </table:table-cell>
          <table:table-cell table:style-name="ce21" office:value-type="float" office:value="2068064">
            <text:p>2068064</text:p>
          </table:table-cell>
          <table:table-cell table:style-name="ce26" office:value-type="float" office:value="1488372">
            <text:p>1488372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2:.E11])" office:value-type="float" office:value="2780396">
            <text:p>2780396</text:p>
          </table:table-cell>
          <table:table-cell table:style-name="ce22" table:formula="of:=SUM([.F2:.F11])" office:value-type="float" office:value="9151037">
            <text:p>9151037</text:p>
          </table:table-cell>
          <table:table-cell table:style-name="ce22" table:formula="of:=SUM([.G2:.G11])" office:value-type="float" office:value="16171785">
            <text:p>16171785</text:p>
          </table:table-cell>
          <table:table-cell table:style-name="ce22" table:formula="of:=SUM([.H2:.H11])" office:value-type="float" office:value="20398523">
            <text:p>20398523</text:p>
          </table:table-cell>
          <table:table-cell table:style-name="ce22" table:formula="of:=SUM([.I2:.I11])" office:value-type="float" office:value="20398523">
            <text:p>20398523</text:p>
          </table:table-cell>
          <table:table-cell table:style-name="ce27" table:formula="of:=SUM([.J2:.J11])" office:value-type="float" office:value="15278714">
            <text:p>15278714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12]/10" office:value-type="float" office:value="278039.6">
            <text:p>278039.6</text:p>
          </table:table-cell>
          <table:table-cell table:style-name="ce23" table:formula="of:=[.F12]/10" office:value-type="float" office:value="915103.7">
            <text:p>915103.7</text:p>
          </table:table-cell>
          <table:table-cell table:style-name="ce23" table:formula="of:=[.G12]/10" office:value-type="float" office:value="1617178.5">
            <text:p>1617178.5</text:p>
          </table:table-cell>
          <table:table-cell table:style-name="ce23" table:formula="of:=[.H12]/10" office:value-type="float" office:value="2039852.3">
            <text:p>2039852.3</text:p>
          </table:table-cell>
          <table:table-cell table:style-name="ce23" table:formula="of:=[.I12]/10" office:value-type="float" office:value="2039852.3">
            <text:p>2039852.3</text:p>
          </table:table-cell>
          <table:table-cell table:style-name="ce28" table:formula="of:=[.J12]/10" office:value-type="float" office:value="1527871.4">
            <text:p>1527871.4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2:.E11])" office:value-type="float" office:value="96564.5372912161">
            <text:p>96564.54</text:p>
          </table:table-cell>
          <table:table-cell table:style-name="ce23" table:formula="of:=STDEV([.F2:.F11])" office:value-type="float" office:value="34253.4416926079">
            <text:p>34253.44</text:p>
          </table:table-cell>
          <table:table-cell table:style-name="ce23" table:formula="of:=STDEV([.G2:.G11])" office:value-type="float" office:value="58989.5251252288">
            <text:p>58989.53</text:p>
          </table:table-cell>
          <table:table-cell table:style-name="ce23" table:formula="of:=STDEV([.H2:.H11])" office:value-type="float" office:value="74878.081047423">
            <text:p>74878.08</text:p>
          </table:table-cell>
          <table:table-cell table:style-name="ce23" table:formula="of:=STDEV([.I2:.I11])" office:value-type="float" office:value="74878.081047423">
            <text:p>74878.08</text:p>
          </table:table-cell>
          <table:table-cell table:style-name="ce28" table:formula="of:=STDEV([.J2:.J11])" office:value-type="float" office:value="26854.3217304031">
            <text:p>26854.32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14];10)" office:value-type="float" office:value="59850.2205098843">
            <text:p>59850.22</text:p>
          </table:table-cell>
          <table:table-cell table:style-name="ce24" table:formula="of:=CONFIDENCE(0.05;[.F14];10)" office:value-type="float" office:value="21230.1130004123">
            <text:p>21230.11</text:p>
          </table:table-cell>
          <table:table-cell table:style-name="ce24" table:formula="of:=CONFIDENCE(0.05;[.G14];10)" office:value-type="float" office:value="36561.4146306219">
            <text:p>36561.41</text:p>
          </table:table-cell>
          <table:table-cell table:style-name="ce24" table:formula="of:=CONFIDENCE(0.05;[.H14];10)" office:value-type="float" office:value="46409.0626616911">
            <text:p>46409.06</text:p>
          </table:table-cell>
          <table:table-cell table:style-name="ce24" table:formula="of:=CONFIDENCE(0.05;[.I14];10)" office:value-type="float" office:value="46409.0626616911">
            <text:p>46409.06</text:p>
          </table:table-cell>
          <table:table-cell table:style-name="ce29" table:formula="of:=CONFIDENCE(0.05;[.J14];10)" office:value-type="float" office:value="16644.1752044123">
            <text:p>16644.18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0991">
            <text:p>270991</text:p>
          </table:table-cell>
          <table:table-cell office:value-type="float" office:value="720571">
            <text:p>720571</text:p>
          </table:table-cell>
          <table:table-cell office:value-type="float" office:value="1283763">
            <text:p>1283763</text:p>
          </table:table-cell>
          <table:table-cell table:number-columns-repeated="2" office:value-type="float" office:value="1285697">
            <text:p>1285697</text:p>
          </table:table-cell>
          <table:table-cell office:value-type="float" office:value="1102687">
            <text:p>1102687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9487">
            <text:p>269487</text:p>
          </table:table-cell>
          <table:table-cell office:value-type="float" office:value="714312">
            <text:p>714312</text:p>
          </table:table-cell>
          <table:table-cell office:value-type="float" office:value="1303578">
            <text:p>1303578</text:p>
          </table:table-cell>
          <table:table-cell table:number-columns-repeated="2" office:value-type="float" office:value="1302565">
            <text:p>1302565</text:p>
          </table:table-cell>
          <table:table-cell office:value-type="float" office:value="1123866">
            <text:p>112386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031">
            <text:p>274031</text:p>
          </table:table-cell>
          <table:table-cell office:value-type="float" office:value="725196">
            <text:p>725196</text:p>
          </table:table-cell>
          <table:table-cell office:value-type="float" office:value="1284110">
            <text:p>1284110</text:p>
          </table:table-cell>
          <table:table-cell table:number-columns-repeated="2" office:value-type="float" office:value="1285599">
            <text:p>1285599</text:p>
          </table:table-cell>
          <table:table-cell office:value-type="float" office:value="1097406">
            <text:p>109740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655">
            <text:p>271655</text:p>
          </table:table-cell>
          <table:table-cell office:value-type="float" office:value="703893">
            <text:p>703893</text:p>
          </table:table-cell>
          <table:table-cell office:value-type="float" office:value="1270494">
            <text:p>1270494</text:p>
          </table:table-cell>
          <table:table-cell table:number-columns-repeated="2" office:value-type="float" office:value="1269193">
            <text:p>1269193</text:p>
          </table:table-cell>
          <table:table-cell office:value-type="float" office:value="1086508">
            <text:p>1086508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7916">
            <text:p>277916</text:p>
          </table:table-cell>
          <table:table-cell office:value-type="float" office:value="732647">
            <text:p>732647</text:p>
          </table:table-cell>
          <table:table-cell office:value-type="float" office:value="1278502">
            <text:p>1278502</text:p>
          </table:table-cell>
          <table:table-cell table:number-columns-repeated="2" office:value-type="float" office:value="1285551">
            <text:p>1285551</text:p>
          </table:table-cell>
          <table:table-cell office:value-type="float" office:value="1093287">
            <text:p>1093287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166">
            <text:p>274166</text:p>
          </table:table-cell>
          <table:table-cell office:value-type="float" office:value="727336">
            <text:p>727336</text:p>
          </table:table-cell>
          <table:table-cell office:value-type="float" office:value="1284138">
            <text:p>1284138</text:p>
          </table:table-cell>
          <table:table-cell table:number-columns-repeated="2" office:value-type="float" office:value="1282753">
            <text:p>1282753</text:p>
          </table:table-cell>
          <table:table-cell office:value-type="float" office:value="1096873">
            <text:p>1096873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8445">
            <text:p>278445</text:p>
          </table:table-cell>
          <table:table-cell office:value-type="float" office:value="762763">
            <text:p>762763</text:p>
          </table:table-cell>
          <table:table-cell office:value-type="float" office:value="1302436">
            <text:p>1302436</text:p>
          </table:table-cell>
          <table:table-cell table:number-columns-repeated="2" office:value-type="float" office:value="1306984">
            <text:p>1306984</text:p>
          </table:table-cell>
          <table:table-cell office:value-type="float" office:value="1120675">
            <text:p>1120675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065">
            <text:p>271065</text:p>
          </table:table-cell>
          <table:table-cell office:value-type="float" office:value="725878">
            <text:p>725878</text:p>
          </table:table-cell>
          <table:table-cell office:value-type="float" office:value="1285550">
            <text:p>1285550</text:p>
          </table:table-cell>
          <table:table-cell table:number-columns-repeated="2" office:value-type="float" office:value="1289115">
            <text:p>1289115</text:p>
          </table:table-cell>
          <table:table-cell office:value-type="float" office:value="1094784">
            <text:p>1094784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1142">
            <text:p>281142</text:p>
          </table:table-cell>
          <table:table-cell office:value-type="float" office:value="769933">
            <text:p>769933</text:p>
          </table:table-cell>
          <table:table-cell office:value-type="float" office:value="1311792">
            <text:p>1311792</text:p>
          </table:table-cell>
          <table:table-cell table:number-columns-repeated="2" office:value-type="float" office:value="1314687">
            <text:p>1314687</text:p>
          </table:table-cell>
          <table:table-cell office:value-type="float" office:value="1095022">
            <text:p>1095022</text:p>
          </table:table-cell>
        </table:table-row>
        <table:table-row table:style-name="ro2">
          <table:table-cell table:style-name="ce3" office:value-type="string">
            <text:p>Reiser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1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274476">
            <text:p>274476</text:p>
          </table:table-cell>
          <table:table-cell table:style-name="ce21" office:value-type="float" office:value="736806">
            <text:p>736806</text:p>
          </table:table-cell>
          <table:table-cell table:style-name="ce21" office:value-type="float" office:value="1311588">
            <text:p>1311588</text:p>
          </table:table-cell>
          <table:table-cell table:style-name="ce21" office:value-type="float" office:value="1312375">
            <text:p>1312375</text:p>
          </table:table-cell>
          <table:table-cell table:style-name="ce21" office:value-type="float" office:value="1312375">
            <text:p>1312375</text:p>
          </table:table-cell>
          <table:table-cell table:style-name="ce26" office:value-type="float" office:value="1135924">
            <text:p>1135924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18:.E27])" office:value-type="float" office:value="2743374">
            <text:p>2743374</text:p>
          </table:table-cell>
          <table:table-cell table:style-name="ce22" table:formula="of:=SUM([.F18:.F27])" office:value-type="float" office:value="7319335">
            <text:p>7319335</text:p>
          </table:table-cell>
          <table:table-cell table:style-name="ce22" table:formula="of:=SUM([.G18:.G27])" office:value-type="float" office:value="12915951">
            <text:p>12915951</text:p>
          </table:table-cell>
          <table:table-cell table:style-name="ce22" table:formula="of:=SUM([.H18:.H27])" office:value-type="float" office:value="12934519">
            <text:p>12934519</text:p>
          </table:table-cell>
          <table:table-cell table:style-name="ce22" table:formula="of:=SUM([.I18:.I27])" office:value-type="float" office:value="12934519">
            <text:p>12934519</text:p>
          </table:table-cell>
          <table:table-cell table:style-name="ce27" table:formula="of:=SUM([.J18:.J27])" office:value-type="float" office:value="11047032">
            <text:p>11047032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28]/10" office:value-type="float" office:value="274337.4">
            <text:p>274337.4</text:p>
          </table:table-cell>
          <table:table-cell table:style-name="ce23" table:formula="of:=[.F28]/10" office:value-type="float" office:value="731933.5">
            <text:p>731933.5</text:p>
          </table:table-cell>
          <table:table-cell table:style-name="ce23" table:formula="of:=[.G28]/10" office:value-type="float" office:value="1291595.1">
            <text:p>1291595.1</text:p>
          </table:table-cell>
          <table:table-cell table:style-name="ce23" table:formula="of:=[.H28]/10" office:value-type="float" office:value="1293451.9">
            <text:p>1293451.9</text:p>
          </table:table-cell>
          <table:table-cell table:style-name="ce23" table:formula="of:=[.I28]/10" office:value-type="float" office:value="1293451.9">
            <text:p>1293451.9</text:p>
          </table:table-cell>
          <table:table-cell table:style-name="ce28" table:formula="of:=[.J28]/10" office:value-type="float" office:value="1104703.2">
            <text:p>1104703.2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18:.E27])" office:value-type="float" office:value="3782.30456497388">
            <text:p>3782.3</text:p>
          </table:table-cell>
          <table:table-cell table:style-name="ce23" table:formula="of:=STDEV([.F18:.F27])" office:value-type="float" office:value="20406.3272064219">
            <text:p>20406.33</text:p>
          </table:table-cell>
          <table:table-cell table:style-name="ce23" table:formula="of:=STDEV([.G18:.G27])" office:value-type="float" office:value="14510.3472693722">
            <text:p>14510.35</text:p>
          </table:table-cell>
          <table:table-cell table:style-name="ce23" table:formula="of:=STDEV([.H18:.H27])" office:value-type="float" office:value="14836.8146959589">
            <text:p>14836.81</text:p>
          </table:table-cell>
          <table:table-cell table:style-name="ce23" table:formula="of:=STDEV([.I18:.I27])" office:value-type="float" office:value="14836.8146959589">
            <text:p>14836.81</text:p>
          </table:table-cell>
          <table:table-cell table:style-name="ce28" table:formula="of:=STDEV([.J18:.J27])" office:value-type="float" office:value="16224.7648899247">
            <text:p>16224.76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30];10)" office:value-type="float" office:value="2344.25358003367">
            <text:p>2344.25</text:p>
          </table:table-cell>
          <table:table-cell table:style-name="ce24" table:formula="of:=CONFIDENCE(0.05;[.F30];10)" office:value-type="float" office:value="12647.7402301217">
            <text:p>12647.74</text:p>
          </table:table-cell>
          <table:table-cell table:style-name="ce24" table:formula="of:=CONFIDENCE(0.05;[.G30];10)" office:value-type="float" office:value="8993.44115457096">
            <text:p>8993.44</text:p>
          </table:table-cell>
          <table:table-cell table:style-name="ce24" table:formula="of:=CONFIDENCE(0.05;[.H30];10)" office:value-type="float" office:value="9195.78404377864">
            <text:p>9195.78</text:p>
          </table:table-cell>
          <table:table-cell table:style-name="ce24" table:formula="of:=CONFIDENCE(0.05;[.I30];10)" office:value-type="float" office:value="9195.78404377864">
            <text:p>9195.78</text:p>
          </table:table-cell>
          <table:table-cell table:style-name="ce29" table:formula="of:=CONFIDENCE(0.05;[.J30];10)" office:value-type="float" office:value="10056.0286790848">
            <text:p>10056.03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5">
            <text:p>3785</text:p>
          </table:table-cell>
          <table:table-cell office:value-type="float" office:value="1050722">
            <text:p>1050722</text:p>
          </table:table-cell>
          <table:table-cell office:value-type="float" office:value="1641493">
            <text:p>1641493</text:p>
          </table:table-cell>
          <table:table-cell office:value-type="float" office:value="2067147">
            <text:p>2067147</text:p>
          </table:table-cell>
          <table:table-cell office:value-type="float" office:value="1599996">
            <text:p>1599996</text:p>
          </table:table-cell>
          <table:table-cell office:value-type="float" office:value="876712">
            <text:p>876712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0170">
            <text:p>320170</text:p>
          </table:table-cell>
          <table:table-cell office:value-type="float" office:value="1047191">
            <text:p>1047191</text:p>
          </table:table-cell>
          <table:table-cell office:value-type="float" office:value="1643912">
            <text:p>1643912</text:p>
          </table:table-cell>
          <table:table-cell office:value-type="float" office:value="2006070">
            <text:p>2006070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447">
            <text:p>300447</text:p>
          </table:table-cell>
          <table:table-cell office:value-type="float" office:value="1047708">
            <text:p>1047708</text:p>
          </table:table-cell>
          <table:table-cell office:value-type="float" office:value="1636090">
            <text:p>1636090</text:p>
          </table:table-cell>
          <table:table-cell office:value-type="float" office:value="1934159">
            <text:p>1934159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757">
            <text:p>321757</text:p>
          </table:table-cell>
          <table:table-cell office:value-type="float" office:value="986179">
            <text:p>986179</text:p>
          </table:table-cell>
          <table:table-cell office:value-type="float" office:value="1726912">
            <text:p>1726912</text:p>
          </table:table-cell>
          <table:table-cell office:value-type="float" office:value="2003796">
            <text:p>2003796</text:p>
          </table:table-cell>
          <table:table-cell office:value-type="float" office:value="1600001">
            <text:p>1600001</text:p>
          </table:table-cell>
          <table:table-cell office:value-type="float" office:value="1122805">
            <text:p>1122805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9701">
            <text:p>329701</text:p>
          </table:table-cell>
          <table:table-cell office:value-type="float" office:value="954849">
            <text:p>954849</text:p>
          </table:table-cell>
          <table:table-cell office:value-type="float" office:value="1729999">
            <text:p>1729999</text:p>
          </table:table-cell>
          <table:table-cell office:value-type="float" office:value="1995932">
            <text:p>1995932</text:p>
          </table:table-cell>
          <table:table-cell office:value-type="float" office:value="1641027">
            <text:p>1641027</text:p>
          </table:table-cell>
          <table:table-cell office:value-type="float" office:value="1103448">
            <text:p>1103448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0834">
            <text:p>310834</text:p>
          </table:table-cell>
          <table:table-cell office:value-type="float" office:value="1034011">
            <text:p>1034011</text:p>
          </table:table-cell>
          <table:table-cell office:value-type="float" office:value="1561278">
            <text:p>1561278</text:p>
          </table:table-cell>
          <table:table-cell office:value-type="float" office:value="1936086">
            <text:p>1936086</text:p>
          </table:table-cell>
          <table:table-cell office:value-type="float" office:value="1599996">
            <text:p>1599996</text:p>
          </table:table-cell>
          <table:table-cell office:value-type="float" office:value="1066666">
            <text:p>106666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37">
            <text:p>316937</text:p>
          </table:table-cell>
          <table:table-cell office:value-type="float" office:value="940055">
            <text:p>940055</text:p>
          </table:table-cell>
          <table:table-cell office:value-type="float" office:value="1681816">
            <text:p>1681816</text:p>
          </table:table-cell>
          <table:table-cell office:value-type="float" office:value="1940604">
            <text:p>1940604</text:p>
          </table:table-cell>
          <table:table-cell office:value-type="float" office:value="1560972">
            <text:p>1560972</text:p>
          </table:table-cell>
          <table:table-cell office:value-type="float" office:value="1122807">
            <text:p>1122807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00">
            <text:p>316900</text:p>
          </table:table-cell>
          <table:table-cell office:value-type="float" office:value="1067327">
            <text:p>1067327</text:p>
          </table:table-cell>
          <table:table-cell office:value-type="float" office:value="1527421">
            <text:p>1527421</text:p>
          </table:table-cell>
          <table:table-cell office:value-type="float" office:value="1999293">
            <text:p>1999293</text:p>
          </table:table-cell>
          <table:table-cell office:value-type="float" office:value="1600001">
            <text:p>1600001</text:p>
          </table:table-cell>
          <table:table-cell office:value-type="float" office:value="1066666">
            <text:p>106666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2350">
            <text:p>312350</text:p>
          </table:table-cell>
          <table:table-cell office:value-type="float" office:value="984403">
            <text:p>984403</text:p>
          </table:table-cell>
          <table:table-cell office:value-type="float" office:value="1733785">
            <text:p>1733785</text:p>
          </table:table-cell>
          <table:table-cell office:value-type="float" office:value="2072195">
            <text:p>2072195</text:p>
          </table:table-cell>
          <table:table-cell office:value-type="float" office:value="1684212">
            <text:p>1684212</text:p>
          </table:table-cell>
          <table:table-cell office:value-type="float" office:value="1142857">
            <text:p>1142857</text:p>
          </table:table-cell>
        </table:table-row>
        <table:table-row table:style-name="ro2">
          <table:table-cell table:style-name="ce3" office:value-type="string">
            <text:p>Reiser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2GB</text:p>
          </table:table-cell>
          <table:table-cell table:style-name="ce15" office:value-type="float" office:value="64">
            <text:p>64</text:p>
          </table:table-cell>
          <table:table-cell table:style-name="ce21" office:value-type="float" office:value="321715">
            <text:p>321715</text:p>
          </table:table-cell>
          <table:table-cell table:style-name="ce21" office:value-type="float" office:value="999770">
            <text:p>999770</text:p>
          </table:table-cell>
          <table:table-cell table:style-name="ce21" office:value-type="float" office:value="1641429">
            <text:p>1641429</text:p>
          </table:table-cell>
          <table:table-cell table:style-name="ce21" office:value-type="float" office:value="2063957">
            <text:p>2063957</text:p>
          </table:table-cell>
          <table:table-cell table:style-name="ce21" office:value-type="float" office:value="1230767">
            <text:p>1230767</text:p>
          </table:table-cell>
          <table:table-cell table:style-name="ce26" office:value-type="float" office:value="1084745">
            <text:p>1084745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34:.E43])" office:value-type="float" office:value="2854596">
            <text:p>2854596</text:p>
          </table:table-cell>
          <table:table-cell table:style-name="ce22" table:formula="of:=SUM([.F34:.F43])" office:value-type="float" office:value="10112215">
            <text:p>10112215</text:p>
          </table:table-cell>
          <table:table-cell table:style-name="ce22" table:formula="of:=SUM([.G34:.G43])" office:value-type="float" office:value="16524135">
            <text:p>16524135</text:p>
          </table:table-cell>
          <table:table-cell table:style-name="ce22" table:formula="of:=SUM([.H34:.H43])" office:value-type="float" office:value="20019239">
            <text:p>20019239</text:p>
          </table:table-cell>
          <table:table-cell table:style-name="ce22" table:formula="of:=SUM([.I34:.I43])" office:value-type="float" office:value="15716974">
            <text:p>15716974</text:p>
          </table:table-cell>
          <table:table-cell table:style-name="ce27" table:formula="of:=SUM([.J34:.J43])" office:value-type="float" office:value="10756196">
            <text:p>10756196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44]/10" office:value-type="float" office:value="285459.6">
            <text:p>285459.6</text:p>
          </table:table-cell>
          <table:table-cell table:style-name="ce23" table:formula="of:=[.F44]/10" office:value-type="float" office:value="1011221.5">
            <text:p>1011221.5</text:p>
          </table:table-cell>
          <table:table-cell table:style-name="ce23" table:formula="of:=[.G44]/10" office:value-type="float" office:value="1652413.5">
            <text:p>1652413.5</text:p>
          </table:table-cell>
          <table:table-cell table:style-name="ce23" table:formula="of:=[.H44]/10" office:value-type="float" office:value="2001923.9">
            <text:p>2001923.9</text:p>
          </table:table-cell>
          <table:table-cell table:style-name="ce23" table:formula="of:=[.I44]/10" office:value-type="float" office:value="1571697.4">
            <text:p>1571697.4</text:p>
          </table:table-cell>
          <table:table-cell table:style-name="ce28" table:formula="of:=[.J44]/10" office:value-type="float" office:value="1075619.6">
            <text:p>1075619.6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34:.E43])" office:value-type="float" office:value="99278.2567178399">
            <text:p>99278.26</text:p>
          </table:table-cell>
          <table:table-cell table:style-name="ce23" table:formula="of:=STDEV([.F34:.F43])" office:value-type="float" office:value="44187.1935098596">
            <text:p>44187.19</text:p>
          </table:table-cell>
          <table:table-cell table:style-name="ce23" table:formula="of:=STDEV([.G34:.G43])" office:value-type="float" office:value="69572.3583859918">
            <text:p>69572.36</text:p>
          </table:table-cell>
          <table:table-cell table:style-name="ce23" table:formula="of:=STDEV([.H34:.H43])" office:value-type="float" office:value="53531.4508312637">
            <text:p>53531.45</text:p>
          </table:table-cell>
          <table:table-cell table:style-name="ce23" table:formula="of:=STDEV([.I34:.I43])" office:value-type="float" office:value="124106.001786287">
            <text:p>124106</text:p>
          </table:table-cell>
          <table:table-cell table:style-name="ce28" table:formula="of:=STDEV([.J34:.J43])" office:value-type="float" office:value="74328.6893290725">
            <text:p>74328.69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46];10)" office:value-type="float" office:value="61532.1703295742">
            <text:p>61532.17</text:p>
          </table:table-cell>
          <table:table-cell table:style-name="ce24" table:formula="of:=CONFIDENCE(0.05;[.F46];10)" office:value-type="float" office:value="27387.0030288913">
            <text:p>27387</text:p>
          </table:table-cell>
          <table:table-cell table:style-name="ce24" table:formula="of:=CONFIDENCE(0.05;[.G46];10)" office:value-type="float" office:value="43120.6021133503">
            <text:p>43120.6</text:p>
          </table:table-cell>
          <table:table-cell table:style-name="ce24" table:formula="of:=CONFIDENCE(0.05;[.H46];10)" office:value-type="float" office:value="33178.5272972731">
            <text:p>33178.53</text:p>
          </table:table-cell>
          <table:table-cell table:style-name="ce24" table:formula="of:=CONFIDENCE(0.05;[.I46];10)" office:value-type="float" office:value="76920.2833863215">
            <text:p>76920.28</text:p>
          </table:table-cell>
          <table:table-cell table:style-name="ce29" table:formula="of:=CONFIDENCE(0.05;[.J46];10)" office:value-type="float" office:value="46068.5524038682">
            <text:p>46068.55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>
            <text:p>File system</text:p>
          </table:table-cell>
          <table:table-cell table:style-name="ce5" office:value-type="string">
            <text:p>Block size</text:p>
          </table:table-cell>
          <table:table-cell table:style-name="ce5" office:value-type="string">
            <text:p>Memory</text:p>
          </table:table-cell>
          <table:table-cell table:style-name="ce13" office:value-type="string">
            <text:p>File Size</text:p>
          </table:table-cell>
          <table:table-cell table:style-name="ce5" office:value-type="string">
            <text:p>write</text:p>
          </table:table-cell>
          <table:table-cell table:style-name="ce5" office:value-type="string">
            <text:p>rewrite</text:p>
          </table:table-cell>
          <table:table-cell table:style-name="ce5" office:value-type="string">
            <text:p>read</text:p>
          </table:table-cell>
          <table:table-cell table:style-name="ce5" office:value-type="string">
            <text:p>reread</text:p>
          </table:table-cell>
          <table:table-cell table:style-name="ce5" office:value-type="string">
            <text:p>rand read</text:p>
          </table:table-cell>
          <table:table-cell table:style-name="ce13" office:value-type="string">
            <text:p>rand write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2675">
            <text:p>322675</text:p>
          </table:table-cell>
          <table:table-cell office:value-type="float" office:value="803718">
            <text:p>803718</text:p>
          </table:table-cell>
          <table:table-cell office:value-type="float" office:value="1375851">
            <text:p>1375851</text:p>
          </table:table-cell>
          <table:table-cell office:value-type="float" office:value="1374872">
            <text:p>1374872</text:p>
          </table:table-cell>
          <table:table-cell office:value-type="float" office:value="1169867">
            <text:p>1169867</text:p>
          </table:table-cell>
          <table:table-cell office:value-type="float" office:value="704294">
            <text:p>704294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6320">
            <text:p>306320</text:p>
          </table:table-cell>
          <table:table-cell office:value-type="float" office:value="739141">
            <text:p>739141</text:p>
          </table:table-cell>
          <table:table-cell office:value-type="float" office:value="1357979">
            <text:p>1357979</text:p>
          </table:table-cell>
          <table:table-cell office:value-type="float" office:value="1352906">
            <text:p>1352906</text:p>
          </table:table-cell>
          <table:table-cell office:value-type="float" office:value="1154554">
            <text:p>1154554</text:p>
          </table:table-cell>
          <table:table-cell office:value-type="float" office:value="702610">
            <text:p>702610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0353">
            <text:p>310353</text:p>
          </table:table-cell>
          <table:table-cell office:value-type="float" office:value="776253">
            <text:p>776253</text:p>
          </table:table-cell>
          <table:table-cell office:value-type="float" office:value="1388152">
            <text:p>1388152</text:p>
          </table:table-cell>
          <table:table-cell office:value-type="float" office:value="1394149">
            <text:p>1394149</text:p>
          </table:table-cell>
          <table:table-cell office:value-type="float" office:value="1180020">
            <text:p>1180020</text:p>
          </table:table-cell>
          <table:table-cell office:value-type="float" office:value="699856">
            <text:p>699856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7175">
            <text:p>317175</text:p>
          </table:table-cell>
          <table:table-cell office:value-type="float" office:value="798595">
            <text:p>798595</text:p>
          </table:table-cell>
          <table:table-cell office:value-type="float" office:value="1386920">
            <text:p>1386920</text:p>
          </table:table-cell>
          <table:table-cell office:value-type="float" office:value="1383932">
            <text:p>1383932</text:p>
          </table:table-cell>
          <table:table-cell office:value-type="float" office:value="1186923">
            <text:p>1186923</text:p>
          </table:table-cell>
          <table:table-cell office:value-type="float" office:value="714725">
            <text:p>714725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9231">
            <text:p>319231</text:p>
          </table:table-cell>
          <table:table-cell office:value-type="float" office:value="794317">
            <text:p>794317</text:p>
          </table:table-cell>
          <table:table-cell office:value-type="float" office:value="1368497">
            <text:p>1368497</text:p>
          </table:table-cell>
          <table:table-cell office:value-type="float" office:value="1374639">
            <text:p>1374639</text:p>
          </table:table-cell>
          <table:table-cell office:value-type="float" office:value="1180360">
            <text:p>1180360</text:p>
          </table:table-cell>
          <table:table-cell office:value-type="float" office:value="697837">
            <text:p>697837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1574">
            <text:p>321574</text:p>
          </table:table-cell>
          <table:table-cell office:value-type="float" office:value="797769">
            <text:p>797769</text:p>
          </table:table-cell>
          <table:table-cell office:value-type="float" office:value="1391360">
            <text:p>1391360</text:p>
          </table:table-cell>
          <table:table-cell office:value-type="float" office:value="1389415">
            <text:p>1389415</text:p>
          </table:table-cell>
          <table:table-cell office:value-type="float" office:value="1196873">
            <text:p>1196873</text:p>
          </table:table-cell>
          <table:table-cell office:value-type="float" office:value="728380">
            <text:p>728380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8748">
            <text:p>318748</text:p>
          </table:table-cell>
          <table:table-cell office:value-type="float" office:value="782378">
            <text:p>782378</text:p>
          </table:table-cell>
          <table:table-cell office:value-type="float" office:value="1380548">
            <text:p>1380548</text:p>
          </table:table-cell>
          <table:table-cell office:value-type="float" office:value="1383641">
            <text:p>1383641</text:p>
          </table:table-cell>
          <table:table-cell office:value-type="float" office:value="1166390">
            <text:p>1166390</text:p>
          </table:table-cell>
          <table:table-cell office:value-type="float" office:value="696369">
            <text:p>696369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4656">
            <text:p>314656</text:p>
          </table:table-cell>
          <table:table-cell office:value-type="float" office:value="795695">
            <text:p>795695</text:p>
          </table:table-cell>
          <table:table-cell office:value-type="float" office:value="1380487">
            <text:p>1380487</text:p>
          </table:table-cell>
          <table:table-cell office:value-type="float" office:value="1380025">
            <text:p>1380025</text:p>
          </table:table-cell>
          <table:table-cell office:value-type="float" office:value="1182981">
            <text:p>1182981</text:p>
          </table:table-cell>
          <table:table-cell office:value-type="float" office:value="706001">
            <text:p>706001</text:p>
          </table:table-cell>
        </table:table-row>
        <table:table-row table:style-name="ro2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2953">
            <text:p>302953</text:p>
          </table:table-cell>
          <table:table-cell office:value-type="float" office:value="713417">
            <text:p>713417</text:p>
          </table:table-cell>
          <table:table-cell office:value-type="float" office:value="1375074">
            <text:p>1375074</text:p>
          </table:table-cell>
          <table:table-cell office:value-type="float" office:value="1385100">
            <text:p>1385100</text:p>
          </table:table-cell>
          <table:table-cell office:value-type="float" office:value="1182938">
            <text:p>1182938</text:p>
          </table:table-cell>
          <table:table-cell office:value-type="float" office:value="711736">
            <text:p>711736</text:p>
          </table:table-cell>
        </table:table-row>
        <table:table-row table:style-name="ro2">
          <table:table-cell table:style-name="ce3" office:value-type="string">
            <text:p>ReiserFS</text:p>
          </table:table-cell>
          <table:table-cell table:style-name="ce7" office:value-type="float" office:value="4096">
            <text:p>4096</text:p>
          </table:table-cell>
          <table:table-cell table:style-name="ce7" office:value-type="string">
            <text:p>2GB</text:p>
          </table:table-cell>
          <table:table-cell table:style-name="ce15" office:value-type="float" office:value="65536">
            <text:p>65536</text:p>
          </table:table-cell>
          <table:table-cell table:style-name="ce21" office:value-type="float" office:value="321659">
            <text:p>321659</text:p>
          </table:table-cell>
          <table:table-cell table:style-name="ce21" office:value-type="float" office:value="808348">
            <text:p>808348</text:p>
          </table:table-cell>
          <table:table-cell table:style-name="ce21" office:value-type="float" office:value="1369355">
            <text:p>1369355</text:p>
          </table:table-cell>
          <table:table-cell table:style-name="ce21" office:value-type="float" office:value="1364568">
            <text:p>1364568</text:p>
          </table:table-cell>
          <table:table-cell table:style-name="ce21" office:value-type="float" office:value="1170390">
            <text:p>1170390</text:p>
          </table:table-cell>
          <table:table-cell table:style-name="ce26" office:value-type="float" office:value="704415">
            <text:p>704415</text:p>
          </table:table-cell>
        </table:table-row>
        <table:table-row table:style-name="ro1">
          <table:table-cell table:style-name="ce4"/>
          <table:table-cell table:style-name="ce8"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 table:formula="of:=SUM([.E50:.E59])" office:value-type="float" office:value="3155344">
            <text:p>3155344</text:p>
          </table:table-cell>
          <table:table-cell table:style-name="ce22" table:formula="of:=SUM([.F50:.F59])" office:value-type="float" office:value="7809631">
            <text:p>7809631</text:p>
          </table:table-cell>
          <table:table-cell table:style-name="ce22" table:formula="of:=SUM([.G50:.G59])" office:value-type="float" office:value="13774223">
            <text:p>13774223</text:p>
          </table:table-cell>
          <table:table-cell table:style-name="ce22" table:formula="of:=SUM([.H50:.H59])" office:value-type="float" office:value="13783247">
            <text:p>13783247</text:p>
          </table:table-cell>
          <table:table-cell table:style-name="ce22" table:formula="of:=SUM([.I50:.I59])" office:value-type="float" office:value="11771296">
            <text:p>11771296</text:p>
          </table:table-cell>
          <table:table-cell table:style-name="ce27" table:formula="of:=SUM([.J50:.J59])" office:value-type="float" office:value="7066223">
            <text:p>7066223</text:p>
          </table:table-cell>
        </table:table-row>
        <table:table-row table:style-name="ro1">
          <table:table-cell table:style-name="ce4"/>
          <table:table-cell table:style-name="ce8"/>
          <table:table-cell table:style-name="ce10" office:value-type="string" table:number-columns-spanned="2" table:number-rows-spanned="1">
            <text:p>Média</text:p>
          </table:table-cell>
          <table:covered-table-cell table:style-name="ce17"/>
          <table:table-cell table:style-name="ce23" table:formula="of:=[.E60]/10" office:value-type="float" office:value="315534.4">
            <text:p>315534.4</text:p>
          </table:table-cell>
          <table:table-cell table:style-name="ce23" table:formula="of:=[.F60]/10" office:value-type="float" office:value="780963.1">
            <text:p>780963.1</text:p>
          </table:table-cell>
          <table:table-cell table:style-name="ce23" table:formula="of:=[.G60]/10" office:value-type="float" office:value="1377422.3">
            <text:p>1377422.3</text:p>
          </table:table-cell>
          <table:table-cell table:style-name="ce23" table:formula="of:=[.H60]/10" office:value-type="float" office:value="1378324.7">
            <text:p>1378324.7</text:p>
          </table:table-cell>
          <table:table-cell table:style-name="ce23" table:formula="of:=[.I60]/10" office:value-type="float" office:value="1177129.6">
            <text:p>1177129.6</text:p>
          </table:table-cell>
          <table:table-cell table:style-name="ce28" table:formula="of:=[.J60]/10" office:value-type="float" office:value="706622.3">
            <text:p>706622.3</text:p>
          </table:table-cell>
        </table:table-row>
        <table:table-row table:style-name="ro1">
          <table:table-cell table:style-name="ce4"/>
          <table:table-cell table:style-name="ce8"/>
          <table:table-cell table:style-name="ce11" office:value-type="string" table:number-columns-spanned="2" table:number-rows-spanned="1">
            <text:p>Desvio padrão</text:p>
          </table:table-cell>
          <table:covered-table-cell table:style-name="ce18"/>
          <table:table-cell table:style-name="ce23" table:formula="of:=STDEV([.E50:.E59])" office:value-type="float" office:value="6851.39557884215">
            <text:p>6851.4</text:p>
          </table:table-cell>
          <table:table-cell table:style-name="ce23" table:formula="of:=STDEV([.F50:.F59])" office:value-type="float" office:value="30897.9441511351">
            <text:p>30897.94</text:p>
          </table:table-cell>
          <table:table-cell table:style-name="ce23" table:formula="of:=STDEV([.G50:.G59])" office:value-type="float" office:value="10271.4402111443">
            <text:p>10271.44</text:p>
          </table:table-cell>
          <table:table-cell table:style-name="ce23" table:formula="of:=STDEV([.H50:.H59])" office:value-type="float" office:value="12214.5924573847">
            <text:p>12214.59</text:p>
          </table:table-cell>
          <table:table-cell table:style-name="ce23" table:formula="of:=STDEV([.I50:.I59])" office:value-type="float" office:value="11998.3476010472">
            <text:p>11998.35</text:p>
          </table:table-cell>
          <table:table-cell table:style-name="ce28" table:formula="of:=STDEV([.J50:.J59])" office:value-type="float" office:value="9545.64110005772">
            <text:p>9545.64</text:p>
          </table:table-cell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2" table:number-rows-spanned="1">
            <text:p>Intervalo confiança</text:p>
          </table:table-cell>
          <table:covered-table-cell table:style-name="ce19"/>
          <table:table-cell table:style-name="ce24" table:formula="of:=CONFIDENCE(0.05;[.E62];10)" office:value-type="float" office:value="4246.4609441198">
            <text:p>4246.46</text:p>
          </table:table-cell>
          <table:table-cell table:style-name="ce24" table:formula="of:=CONFIDENCE(0.05;[.F62];10)" office:value-type="float" office:value="19150.3922932973">
            <text:p>19150.39</text:p>
          </table:table-cell>
          <table:table-cell table:style-name="ce24" table:formula="of:=CONFIDENCE(0.05;[.G62];10)" office:value-type="float" office:value="6366.18761748052">
            <text:p>6366.19</text:p>
          </table:table-cell>
          <table:table-cell table:style-name="ce24" table:formula="of:=CONFIDENCE(0.05;[.H62];10)" office:value-type="float" office:value="7570.54372671182">
            <text:p>7570.54</text:p>
          </table:table-cell>
          <table:table-cell table:style-name="ce24" table:formula="of:=CONFIDENCE(0.05;[.I62];10)" office:value-type="float" office:value="7436.51623899242">
            <text:p>7436.52</text:p>
          </table:table-cell>
          <table:table-cell table:style-name="ce29" table:formula="of:=CONFIDENCE(0.05;[.J62];10)" office:value-type="float" office:value="5916.34093397802">
            <text:p>5916.34</text:p>
          </table:table-cell>
        </table:table-row>
        <table:table-row table:style-name="ro2" table:number-rows-repeated="3"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13]" office:value-type="float" office:value="278039.6">
            <text:p>278039.6</text:p>
          </table:table-cell>
          <table:table-cell table:style-name="Default"/>
          <table:table-cell table:style-name="Default" table:formula="of:=[.G13]" office:value-type="float" office:value="1617178.5">
            <text:p>1617178.5</text:p>
          </table:table-cell>
          <table:table-cell table:style-name="Default"/>
          <table:table-cell table:style-name="Default" table:formula="of:=[.I13]" office:value-type="float" office:value="2039852.3">
            <text:p>2039852.3</text:p>
          </table:table-cell>
          <table:table-cell table:style-name="Default" table:formula="of:=[.J13]" office:value-type="float" office:value="1527871.4">
            <text:p>1527871.4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29]" office:value-type="float" office:value="274337.4">
            <text:p>274337.4</text:p>
          </table:table-cell>
          <table:table-cell table:style-name="Default"/>
          <table:table-cell table:style-name="Default" table:formula="of:=[.G29]" office:value-type="float" office:value="1291595.1">
            <text:p>1291595.1</text:p>
          </table:table-cell>
          <table:table-cell table:style-name="Default"/>
          <table:table-cell table:style-name="Default" table:formula="of:=[.I29]" office:value-type="float" office:value="1293451.9">
            <text:p>1293451.9</text:p>
          </table:table-cell>
          <table:table-cell table:style-name="Default" table:formula="of:=[.J29]" office:value-type="float" office:value="1104703.2">
            <text:p>1104703.2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45]" office:value-type="float" office:value="285459.6">
            <text:p>285459.6</text:p>
          </table:table-cell>
          <table:table-cell table:style-name="Default"/>
          <table:table-cell table:style-name="Default" table:formula="of:=[.G45]" office:value-type="float" office:value="1652413.5">
            <text:p>1652413.5</text:p>
          </table:table-cell>
          <table:table-cell table:style-name="Default"/>
          <table:table-cell table:style-name="Default" table:formula="of:=[.I45]" office:value-type="float" office:value="1571697.4">
            <text:p>1571697.4</text:p>
          </table:table-cell>
          <table:table-cell table:style-name="Default" table:formula="of:=[.J45]" office:value-type="float" office:value="1075619.6">
            <text:p>1075619.6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61]" office:value-type="float" office:value="315534.4">
            <text:p>315534.4</text:p>
          </table:table-cell>
          <table:table-cell table:style-name="Default"/>
          <table:table-cell table:style-name="Default" table:formula="of:=[.G61]" office:value-type="float" office:value="1377422.3">
            <text:p>1377422.3</text:p>
          </table:table-cell>
          <table:table-cell table:style-name="Default"/>
          <table:table-cell table:style-name="Default" table:formula="of:=[.I61]" office:value-type="float" office:value="1177129.6">
            <text:p>1177129.6</text:p>
          </table:table-cell>
          <table:table-cell table:style-name="Default" table:formula="of:=[.J61]" office:value-type="float" office:value="706622.3">
            <text:p>706622.3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13]" office:value-type="float" office:value="0">
            <text:p>0</text:p>
          </table:table-cell>
          <table:table-cell table:style-name="Default"/>
          <table:table-cell table:style-name="Default" table:formula="of:=[.R13]" office:value-type="float" office:value="0">
            <text:p>0</text:p>
          </table:table-cell>
          <table:table-cell table:style-name="Default"/>
          <table:table-cell table:style-name="Default" table:formula="of:=[.T13]" office:value-type="float" office:value="0">
            <text:p>0</text:p>
          </table:table-cell>
          <table:table-cell table:style-name="Default" table:formula="of:=[.U13]" office:value-type="float" office:value="0">
            <text:p>0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29]" office:value-type="float" office:value="0">
            <text:p>0</text:p>
          </table:table-cell>
          <table:table-cell table:style-name="Default"/>
          <table:table-cell table:style-name="Default" table:formula="of:=[.R29]" office:value-type="float" office:value="0">
            <text:p>0</text:p>
          </table:table-cell>
          <table:table-cell table:style-name="Default"/>
          <table:table-cell table:style-name="Default" table:formula="of:=[.T29]" office:value-type="float" office:value="0">
            <text:p>0</text:p>
          </table:table-cell>
          <table:table-cell table:style-name="Default" table:formula="of:=[.U29]" office:value-type="float" office:value="0">
            <text:p>0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45]" office:value-type="float" office:value="0">
            <text:p>0</text:p>
          </table:table-cell>
          <table:table-cell table:style-name="Default"/>
          <table:table-cell table:style-name="Default" table:formula="of:=[.R45]" office:value-type="float" office:value="0">
            <text:p>0</text:p>
          </table:table-cell>
          <table:table-cell table:style-name="Default"/>
          <table:table-cell table:style-name="Default" table:formula="of:=[.T45]" office:value-type="float" office:value="0">
            <text:p>0</text:p>
          </table:table-cell>
          <table:table-cell table:style-name="Default" table:formula="of:=[.U45]" office:value-type="float" office:value="0">
            <text:p>0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61]" office:value-type="float" office:value="0">
            <text:p>0</text:p>
          </table:table-cell>
          <table:table-cell table:style-name="Default"/>
          <table:table-cell table:style-name="Default" table:formula="of:=[.R61]" office:value-type="float" office:value="0">
            <text:p>0</text:p>
          </table:table-cell>
          <table:table-cell table:style-name="Default"/>
          <table:table-cell table:style-name="Default" table:formula="of:=[.T61]" office:value-type="float" office:value="0">
            <text:p>0</text:p>
          </table:table-cell>
          <table:table-cell table:style-name="Default" table:formula="of:=[.U61]" office:value-type="float" office:value="0">
            <text:p>0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15]" office:value-type="float" office:value="59850.2205098843">
            <text:p>59850.22</text:p>
          </table:table-cell>
          <table:table-cell table:style-name="Default"/>
          <table:table-cell table:style-name="Default" table:formula="of:=[.G15]" office:value-type="float" office:value="36561.4146306219">
            <text:p>36561.41</text:p>
          </table:table-cell>
          <table:table-cell table:style-name="Default"/>
          <table:table-cell table:style-name="Default" table:formula="of:=[.I15]" office:value-type="float" office:value="46409.0626616911">
            <text:p>46409.06</text:p>
          </table:table-cell>
          <table:table-cell table:style-name="Default" table:formula="of:=[.J15]" office:value-type="float" office:value="16644.1752044123">
            <text:p>16644.18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31]" office:value-type="float" office:value="2344.25358003367">
            <text:p>2344.25</text:p>
          </table:table-cell>
          <table:table-cell table:style-name="Default"/>
          <table:table-cell table:style-name="Default" table:formula="of:=[.G31]" office:value-type="float" office:value="8993.44115457096">
            <text:p>8993.44</text:p>
          </table:table-cell>
          <table:table-cell table:style-name="Default"/>
          <table:table-cell table:style-name="Default" table:formula="of:=[.I31]" office:value-type="float" office:value="9195.78404377864">
            <text:p>9195.78</text:p>
          </table:table-cell>
          <table:table-cell table:style-name="Default" table:formula="of:=[.J31]" office:value-type="float" office:value="10056.0286790848">
            <text:p>10056.03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47]" office:value-type="float" office:value="61532.1703295742">
            <text:p>61532.17</text:p>
          </table:table-cell>
          <table:table-cell table:style-name="Default"/>
          <table:table-cell table:style-name="Default" table:formula="of:=[.G47]" office:value-type="float" office:value="43120.6021133503">
            <text:p>43120.6</text:p>
          </table:table-cell>
          <table:table-cell table:style-name="Default"/>
          <table:table-cell table:style-name="Default" table:formula="of:=[.I47]" office:value-type="float" office:value="76920.2833863215">
            <text:p>76920.28</text:p>
          </table:table-cell>
          <table:table-cell table:style-name="Default" table:formula="of:=[.J47]" office:value-type="float" office:value="46068.5524038682">
            <text:p>46068.55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E63]" office:value-type="float" office:value="4246.4609441198">
            <text:p>4246.46</text:p>
          </table:table-cell>
          <table:table-cell table:style-name="Default"/>
          <table:table-cell table:style-name="Default" table:formula="of:=[.G63]" office:value-type="float" office:value="6366.18761748052">
            <text:p>6366.19</text:p>
          </table:table-cell>
          <table:table-cell table:style-name="Default"/>
          <table:table-cell table:style-name="Default" table:formula="of:=[.I63]" office:value-type="float" office:value="7436.51623899242">
            <text:p>7436.52</text:p>
          </table:table-cell>
          <table:table-cell table:style-name="Default" table:formula="of:=[.J63]" office:value-type="float" office:value="5916.34093397802">
            <text:p>5916.34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15]" office:value-type="float" office:value="0">
            <text:p>0</text:p>
          </table:table-cell>
          <table:table-cell table:style-name="Default"/>
          <table:table-cell table:style-name="Default" table:formula="of:=[.R15]" office:value-type="float" office:value="0">
            <text:p>0</text:p>
          </table:table-cell>
          <table:table-cell table:style-name="Default"/>
          <table:table-cell table:style-name="Default" table:formula="of:=[.T15]" office:value-type="float" office:value="0">
            <text:p>0</text:p>
          </table:table-cell>
          <table:table-cell table:style-name="Default" table:formula="of:=[.U15]" office:value-type="float" office:value="0">
            <text:p>0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31]" office:value-type="float" office:value="0">
            <text:p>0</text:p>
          </table:table-cell>
          <table:table-cell table:style-name="Default"/>
          <table:table-cell table:style-name="Default" table:formula="of:=[.R31]" office:value-type="float" office:value="0">
            <text:p>0</text:p>
          </table:table-cell>
          <table:table-cell table:style-name="Default"/>
          <table:table-cell table:style-name="Default" table:formula="of:=[.T31]" office:value-type="float" office:value="0">
            <text:p>0</text:p>
          </table:table-cell>
          <table:table-cell table:style-name="Default" table:formula="of:=[.U31]" office:value-type="float" office:value="0">
            <text:p>0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47]" office:value-type="float" office:value="0">
            <text:p>0</text:p>
          </table:table-cell>
          <table:table-cell table:style-name="Default"/>
          <table:table-cell table:style-name="Default" table:formula="of:=[.R47]" office:value-type="float" office:value="0">
            <text:p>0</text:p>
          </table:table-cell>
          <table:table-cell table:style-name="Default"/>
          <table:table-cell table:style-name="Default" table:formula="of:=[.T47]" office:value-type="float" office:value="0">
            <text:p>0</text:p>
          </table:table-cell>
          <table:table-cell table:style-name="Default" table:formula="of:=[.U47]" office:value-type="float" office:value="0">
            <text:p>0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[.P63]" office:value-type="float" office:value="0">
            <text:p>0</text:p>
          </table:table-cell>
          <table:table-cell table:style-name="Default"/>
          <table:table-cell table:style-name="Default" table:formula="of:=[.R63]" office:value-type="float" office:value="0">
            <text:p>0</text:p>
          </table:table-cell>
          <table:table-cell table:style-name="Default"/>
          <table:table-cell table:style-name="Default" table:formula="of:=[.T63]" office:value-type="float" office:value="0">
            <text:p>0</text:p>
          </table:table-cell>
          <table:table-cell table:style-name="Default" table:formula="of:=[.U63]" office:value-type="float" office:value="0">
            <text:p>0</text:p>
          </table:table-cell>
        </table:table-row>
      </table:table>
      <table:table table:name="Reiser-dat" table:style-name="ta1" table:print="false">
        <table:table-column table:style-name="co10" table:number-columns-repeated="12" table:default-cell-style-name="Default"/>
        <table:table-row table:style-name="ro2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ReiserFS.E67]" office:value-type="string" office:string-value="write">
            <text:p>write</text:p>
          </table:table-cell>
          <table:table-cell table:formula="of:=[ReiserFS.E77]" office:value-type="string" office:string-value="err">
            <text:p>err</text:p>
          </table:table-cell>
          <table:table-cell table:formula="of:=[ReiserFS.G67]" office:value-type="string" office:string-value="read">
            <text:p>read</text:p>
          </table:table-cell>
          <table:table-cell table:formula="of:=[ReiserFS.G77]" office:value-type="string" office:string-value="err">
            <text:p>err</text:p>
          </table:table-cell>
          <table:table-cell table:formula="of:=[ReiserFS.I67]" office:value-type="string" office:string-value="rand read">
            <text:p>rand read</text:p>
          </table:table-cell>
          <table:table-cell table:formula="of:=[ReiserFS.I77]" office:value-type="string" office:string-value="err">
            <text:p>err</text:p>
          </table:table-cell>
          <table:table-cell table:formula="of:=[ReiserFS.J67]" office:value-type="string" office:string-value="rand write">
            <text:p>rand write</text:p>
          </table:table-cell>
          <table:table-cell table:formula="of:=[ReiserFS.J77]" office:value-type="string" office:string-value="err">
            <text:p>er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ReiserFS.E68]" office:value-type="float" office:value="278039.6">
            <text:p>278039.6</text:p>
          </table:table-cell>
          <table:table-cell table:formula="of:=[ReiserFS.E78]" office:value-type="float" office:value="59850.2205098843">
            <text:p>59850.22</text:p>
          </table:table-cell>
          <table:table-cell table:formula="of:=[ReiserFS.G68]" office:value-type="float" office:value="1617178.5">
            <text:p>1617178.5</text:p>
          </table:table-cell>
          <table:table-cell table:formula="of:=[ReiserFS.G78]" office:value-type="float" office:value="36561.4146306219">
            <text:p>36561.41</text:p>
          </table:table-cell>
          <table:table-cell table:formula="of:=[ReiserFS.I68]" office:value-type="float" office:value="2039852.3">
            <text:p>2039852.3</text:p>
          </table:table-cell>
          <table:table-cell table:formula="of:=[ReiserFS.I78]" office:value-type="float" office:value="46409.0626616911">
            <text:p>46409.06</text:p>
          </table:table-cell>
          <table:table-cell table:formula="of:=[ReiserFS.J68]" office:value-type="float" office:value="1527871.4">
            <text:p>1527871.4</text:p>
          </table:table-cell>
          <table:table-cell table:formula="of:=[ReiserFS.J78]" office:value-type="float" office:value="16644.1752044123">
            <text:p>16644.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ReiserFS.E69]" office:value-type="float" office:value="274337.4">
            <text:p>274337.4</text:p>
          </table:table-cell>
          <table:table-cell table:formula="of:=[ReiserFS.E79]" office:value-type="float" office:value="2344.25358003367">
            <text:p>2344.25</text:p>
          </table:table-cell>
          <table:table-cell table:formula="of:=[ReiserFS.G69]" office:value-type="float" office:value="1291595.1">
            <text:p>1291595.1</text:p>
          </table:table-cell>
          <table:table-cell table:formula="of:=[ReiserFS.G79]" office:value-type="float" office:value="8993.44115457096">
            <text:p>8993.44</text:p>
          </table:table-cell>
          <table:table-cell table:formula="of:=[ReiserFS.I69]" office:value-type="float" office:value="1293451.9">
            <text:p>1293451.9</text:p>
          </table:table-cell>
          <table:table-cell table:formula="of:=[ReiserFS.I79]" office:value-type="float" office:value="9195.78404377864">
            <text:p>9195.78</text:p>
          </table:table-cell>
          <table:table-cell table:formula="of:=[ReiserFS.J69]" office:value-type="float" office:value="1104703.2">
            <text:p>1104703.2</text:p>
          </table:table-cell>
          <table:table-cell table:formula="of:=[ReiserFS.J79]" office:value-type="float" office:value="10056.0286790848">
            <text:p>10056.0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ReiserFS.E70]" office:value-type="float" office:value="285459.6">
            <text:p>285459.6</text:p>
          </table:table-cell>
          <table:table-cell table:formula="of:=[ReiserFS.E80]" office:value-type="float" office:value="61532.1703295742">
            <text:p>61532.17</text:p>
          </table:table-cell>
          <table:table-cell table:formula="of:=[ReiserFS.G70]" office:value-type="float" office:value="1652413.5">
            <text:p>1652413.5</text:p>
          </table:table-cell>
          <table:table-cell table:formula="of:=[ReiserFS.G80]" office:value-type="float" office:value="43120.6021133503">
            <text:p>43120.6</text:p>
          </table:table-cell>
          <table:table-cell table:formula="of:=[ReiserFS.I70]" office:value-type="float" office:value="1571697.4">
            <text:p>1571697.4</text:p>
          </table:table-cell>
          <table:table-cell table:formula="of:=[ReiserFS.I80]" office:value-type="float" office:value="76920.2833863215">
            <text:p>76920.28</text:p>
          </table:table-cell>
          <table:table-cell table:formula="of:=[ReiserFS.J70]" office:value-type="float" office:value="1075619.6">
            <text:p>1075619.6</text:p>
          </table:table-cell>
          <table:table-cell table:formula="of:=[ReiserFS.J80]" office:value-type="float" office:value="46068.5524038682">
            <text:p>46068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ReiserFS.E71]" office:value-type="float" office:value="315534.4">
            <text:p>315534.4</text:p>
          </table:table-cell>
          <table:table-cell table:formula="of:=[ReiserFS.E81]" office:value-type="float" office:value="4246.4609441198">
            <text:p>4246.46</text:p>
          </table:table-cell>
          <table:table-cell table:formula="of:=[ReiserFS.G71]" office:value-type="float" office:value="1377422.3">
            <text:p>1377422.3</text:p>
          </table:table-cell>
          <table:table-cell table:formula="of:=[ReiserFS.G81]" office:value-type="float" office:value="6366.18761748052">
            <text:p>6366.19</text:p>
          </table:table-cell>
          <table:table-cell table:formula="of:=[ReiserFS.I71]" office:value-type="float" office:value="1177129.6">
            <text:p>1177129.6</text:p>
          </table:table-cell>
          <table:table-cell table:formula="of:=[ReiserFS.I81]" office:value-type="float" office:value="7436.51623899242">
            <text:p>7436.52</text:p>
          </table:table-cell>
          <table:table-cell table:formula="of:=[ReiserFS.J71]" office:value-type="float" office:value="706622.3">
            <text:p>706622.3</text:p>
          </table:table-cell>
          <table:table-cell table:formula="of:=[ReiserFS.J81]" office:value-type="float" office:value="5916.34093397802">
            <text:p>5916.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13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11T13:40:51</dc:date>
    <meta:editing-duration>PT07H57M34S</meta:editing-duration>
    <meta:editing-cycles>25</meta:editing-cycles>
    <meta:generator>OpenOffice.org/3.2$Linux OpenOffice.org_project/320m19$Build-9505</meta:generator>
    <meta:document-statistic meta:table-count="6" meta:cell-count="3285" meta:object-count="0"/>
    <meta:user-defined meta:name="Info 1"/>
    <meta:user-defined meta:name="Info 2"/>
    <meta:user-defined meta:name="Info 3"/>
    <meta:user-defined meta:name="Info 4"/>
  </office:meta>
</office:document-meta>
</file>